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open-1" table:style-name="ta1">
        <table:shapes>
          <draw:frame draw:z-index="0" draw:style-name="gr1" draw:text-style-name="P1" svg:width="453.51pt" svg:height="255.09pt" svg:x="380.15pt" svg:y="57.03pt">
            <draw:object draw:notify-on-update-of-ranges="'data-open-1'.B1:'data-open-1'.B1000 'data-open-1'.C1:'data-open-1'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98564124" calcext:value-type="float">
            <text:p>0.98564124</text:p>
          </table:table-cell>
          <table:table-cell office:value-type="float" office:value="0.253642" calcext:value-type="float">
            <text:p>0.253642</text:p>
          </table:table-cell>
          <table:table-cell table:formula="of:=[.A1]" office:value-type="float" office:value="0.98564124" calcext:value-type="float">
            <text:p>0.98564124</text:p>
          </table:table-cell>
        </table:table-row>
        <table:table-row table:style-name="ro1">
          <table:table-cell office:value-type="float" office:value="0.69103533" calcext:value-type="float">
            <text:p>0.69103533</text:p>
          </table:table-cell>
          <table:table-cell office:value-type="float" office:value="0.361776" calcext:value-type="float">
            <text:p>0.361776</text:p>
          </table:table-cell>
          <table:table-cell table:formula="of:=[.C1]+[.A2]" office:value-type="float" office:value="1.67667657" calcext:value-type="float">
            <text:p>1.67667657</text:p>
          </table:table-cell>
        </table:table-row>
        <table:table-row table:style-name="ro1">
          <table:table-cell office:value-type="float" office:value="0.20138857" calcext:value-type="float">
            <text:p>0.20138857</text:p>
          </table:table-cell>
          <table:table-cell office:value-type="float" office:value="1.2413814" calcext:value-type="float">
            <text:p>1.2413814</text:p>
          </table:table-cell>
          <table:table-cell table:formula="of:=[.C2]+[.A3]" office:value-type="float" office:value="1.87806514" calcext:value-type="float">
            <text:p>1.87806514</text:p>
          </table:table-cell>
        </table:table-row>
        <table:table-row table:style-name="ro1">
          <table:table-cell office:value-type="float" office:value="0.10412756" calcext:value-type="float">
            <text:p>0.10412756</text:p>
          </table:table-cell>
          <table:table-cell office:value-type="float" office:value="2.4009013" calcext:value-type="float">
            <text:p>2.4009013</text:p>
          </table:table-cell>
          <table:table-cell table:formula="of:=[.C3]+[.A4]" office:value-type="float" office:value="1.9821927" calcext:value-type="float">
            <text:p>1.9821927</text:p>
          </table:table-cell>
        </table:table-row>
        <table:table-row table:style-name="ro1">
          <table:table-cell office:value-type="float" office:value="0.07765316" calcext:value-type="float">
            <text:p>0.07765316</text:p>
          </table:table-cell>
          <table:table-cell office:value-type="float" office:value="3.219444" calcext:value-type="float">
            <text:p>3.219444</text:p>
          </table:table-cell>
          <table:table-cell table:formula="of:=[.C4]+[.A5]" office:value-type="float" office:value="2.05984586" calcext:value-type="float">
            <text:p>2.05984586</text:p>
          </table:table-cell>
        </table:table-row>
        <table:table-row table:style-name="ro1">
          <table:table-cell office:value-type="float" office:value="0.065918975" calcext:value-type="float">
            <text:p>0.065918975</text:p>
          </table:table-cell>
          <table:table-cell office:value-type="float" office:value="3.7925348" calcext:value-type="float">
            <text:p>3.7925348</text:p>
          </table:table-cell>
          <table:table-cell table:formula="of:=[.C5]+[.A6]" office:value-type="float" office:value="2.125764835" calcext:value-type="float">
            <text:p>2.125764835</text:p>
          </table:table-cell>
        </table:table-row>
        <table:table-row table:style-name="ro1">
          <table:table-cell office:value-type="float" office:value="0.057648584" calcext:value-type="float">
            <text:p>0.057648584</text:p>
          </table:table-cell>
          <table:table-cell office:value-type="float" office:value="4.33662" calcext:value-type="float">
            <text:p>4.33662</text:p>
          </table:table-cell>
          <table:table-cell table:formula="of:=[.C6]+[.A7]" office:value-type="float" office:value="2.183413419" calcext:value-type="float">
            <text:p>2.183413419</text:p>
          </table:table-cell>
        </table:table-row>
        <table:table-row table:style-name="ro1">
          <table:table-cell office:value-type="float" office:value="0.051911194" calcext:value-type="float">
            <text:p>0.051911194</text:p>
          </table:table-cell>
          <table:table-cell office:value-type="float" office:value="4.815917" calcext:value-type="float">
            <text:p>4.815917</text:p>
          </table:table-cell>
          <table:table-cell table:formula="of:=[.C7]+[.A8]" office:value-type="float" office:value="2.235324613" calcext:value-type="float">
            <text:p>2.235324613</text:p>
          </table:table-cell>
        </table:table-row>
        <table:table-row table:style-name="ro1">
          <table:table-cell office:value-type="float" office:value="0.045960173" calcext:value-type="float">
            <text:p>0.045960173</text:p>
          </table:table-cell>
          <table:table-cell office:value-type="float" office:value="5.439492" calcext:value-type="float">
            <text:p>5.439492</text:p>
          </table:table-cell>
          <table:table-cell table:formula="of:=[.C8]+[.A9]" office:value-type="float" office:value="2.281284786" calcext:value-type="float">
            <text:p>2.281284786</text:p>
          </table:table-cell>
        </table:table-row>
        <table:table-row table:style-name="ro1">
          <table:table-cell office:value-type="float" office:value="0.04306096" calcext:value-type="float">
            <text:p>0.04306096</text:p>
          </table:table-cell>
          <table:table-cell office:value-type="float" office:value="5.805723" calcext:value-type="float">
            <text:p>5.805723</text:p>
          </table:table-cell>
          <table:table-cell table:formula="of:=[.C9]+[.A10]" office:value-type="float" office:value="2.324345746" calcext:value-type="float">
            <text:p>2.324345746</text:p>
          </table:table-cell>
        </table:table-row>
        <table:table-row table:style-name="ro1">
          <table:table-cell office:value-type="float" office:value="0.04023804" calcext:value-type="float">
            <text:p>0.04023804</text:p>
          </table:table-cell>
          <table:table-cell office:value-type="float" office:value="6.213026" calcext:value-type="float">
            <text:p>6.213026</text:p>
          </table:table-cell>
          <table:table-cell table:formula="of:=[.C10]+[.A11]" office:value-type="float" office:value="2.364583786" calcext:value-type="float">
            <text:p>2.364583786</text:p>
          </table:table-cell>
        </table:table-row>
        <table:table-row table:style-name="ro1">
          <table:table-cell office:value-type="float" office:value="0.037994966" calcext:value-type="float">
            <text:p>0.037994966</text:p>
          </table:table-cell>
          <table:table-cell office:value-type="float" office:value="6.579819" calcext:value-type="float">
            <text:p>6.579819</text:p>
          </table:table-cell>
          <table:table-cell table:formula="of:=[.C11]+[.A12]" office:value-type="float" office:value="2.402578752" calcext:value-type="float">
            <text:p>2.402578752</text:p>
          </table:table-cell>
        </table:table-row>
        <table:table-row table:style-name="ro1">
          <table:table-cell office:value-type="float" office:value="0.034882125" calcext:value-type="float">
            <text:p>0.034882125</text:p>
          </table:table-cell>
          <table:table-cell office:value-type="float" office:value="7.166995" calcext:value-type="float">
            <text:p>7.166995</text:p>
          </table:table-cell>
          <table:table-cell table:formula="of:=[.C12]+[.A13]" office:value-type="float" office:value="2.437460877" calcext:value-type="float">
            <text:p>2.437460877</text:p>
          </table:table-cell>
        </table:table-row>
        <table:table-row table:style-name="ro1">
          <table:table-cell office:value-type="float" office:value="0.033661403" calcext:value-type="float">
            <text:p>0.033661403</text:p>
          </table:table-cell>
          <table:table-cell office:value-type="float" office:value="7.4269037" calcext:value-type="float">
            <text:p>7.4269037</text:p>
          </table:table-cell>
          <table:table-cell table:formula="of:=[.C13]+[.A14]" office:value-type="float" office:value="2.47112228" calcext:value-type="float">
            <text:p>2.47112228</text:p>
          </table:table-cell>
        </table:table-row>
        <table:table-row table:style-name="ro1">
          <table:table-cell office:value-type="float" office:value="0.032211795" calcext:value-type="float">
            <text:p>0.032211795</text:p>
          </table:table-cell>
          <table:table-cell office:value-type="float" office:value="7.7611322" calcext:value-type="float">
            <text:p>7.7611322</text:p>
          </table:table-cell>
          <table:table-cell table:formula="of:=[.C14]+[.A15]" office:value-type="float" office:value="2.503334075" calcext:value-type="float">
            <text:p>2.503334075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15]+[.A16]" office:value-type="float" office:value="2.534447221" calcext:value-type="float">
            <text:p>2.534447221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16]+[.A17]" office:value-type="float" office:value="2.563591953" calcext:value-type="float">
            <text:p>2.563591953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17]+[.A18]" office:value-type="float" office:value="2.592172101" calcext:value-type="float">
            <text:p>2.592172101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18]+[.A19]" office:value-type="float" office:value="2.619943521" calcext:value-type="float">
            <text:p>2.619943521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19]+[.A20]" office:value-type="float" office:value="2.647058803" calcext:value-type="float">
            <text:p>2.647058803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0]+[.A21]" office:value-type="float" office:value="2.672678701" calcext:value-type="float">
            <text:p>2.672678701</text:p>
          </table:table-cell>
        </table:table-row>
        <table:table-row table:style-name="ro1">
          <table:table-cell office:value-type="float" office:value="0.025375754" calcext:value-type="float">
            <text:p>0.025375754</text:p>
          </table:table-cell>
          <table:table-cell office:value-type="float" office:value="9.851924" calcext:value-type="float">
            <text:p>9.851924</text:p>
          </table:table-cell>
          <table:table-cell table:formula="of:=[.C21]+[.A22]" office:value-type="float" office:value="2.698054455" calcext:value-type="float">
            <text:p>2.698054455</text:p>
          </table:table-cell>
        </table:table-row>
        <table:table-row table:style-name="ro1">
          <table:table-cell office:value-type="float" office:value="0.024826428" calcext:value-type="float">
            <text:p>0.024826428</text:p>
          </table:table-cell>
          <table:table-cell office:value-type="float" office:value="10.069915" calcext:value-type="float">
            <text:p>10.069915</text:p>
          </table:table-cell>
          <table:table-cell table:formula="of:=[.C22]+[.A23]" office:value-type="float" office:value="2.722880883" calcext:value-type="float">
            <text:p>2.722880883</text:p>
          </table:table-cell>
        </table:table-row>
        <table:table-row table:style-name="ro1">
          <table:table-cell office:value-type="float" office:value="0.024429694" calcext:value-type="float">
            <text:p>0.024429694</text:p>
          </table:table-cell>
          <table:table-cell office:value-type="float" office:value="10.233448" calcext:value-type="float">
            <text:p>10.233448</text:p>
          </table:table-cell>
          <table:table-cell table:formula="of:=[.C23]+[.A24]" office:value-type="float" office:value="2.747310577" calcext:value-type="float">
            <text:p>2.747310577</text:p>
          </table:table-cell>
        </table:table-row>
        <table:table-row table:style-name="ro1">
          <table:table-cell office:value-type="float" office:value="0.02327001" calcext:value-type="float">
            <text:p>0.02327001</text:p>
          </table:table-cell>
          <table:table-cell office:value-type="float" office:value="10.743443" calcext:value-type="float">
            <text:p>10.743443</text:p>
          </table:table-cell>
          <table:table-cell table:formula="of:=[.C24]+[.A25]" office:value-type="float" office:value="2.770580587" calcext:value-type="float">
            <text:p>2.770580587</text:p>
          </table:table-cell>
        </table:table-row>
        <table:table-row table:style-name="ro1">
          <table:table-cell office:value-type="float" office:value="0.023163196" calcext:value-type="float">
            <text:p>0.023163196</text:p>
          </table:table-cell>
          <table:table-cell office:value-type="float" office:value="10.792985" calcext:value-type="float">
            <text:p>10.792985</text:p>
          </table:table-cell>
          <table:table-cell table:formula="of:=[.C25]+[.A26]" office:value-type="float" office:value="2.793743783" calcext:value-type="float">
            <text:p>2.793743783</text:p>
          </table:table-cell>
        </table:table-row>
        <table:table-row table:style-name="ro1">
          <table:table-cell office:value-type="float" office:value="0.02279698" calcext:value-type="float">
            <text:p>0.02279698</text:p>
          </table:table-cell>
          <table:table-cell office:value-type="float" office:value="10.966366" calcext:value-type="float">
            <text:p>10.966366</text:p>
          </table:table-cell>
          <table:table-cell table:formula="of:=[.C26]+[.A27]" office:value-type="float" office:value="2.816540763" calcext:value-type="float">
            <text:p>2.816540763</text:p>
          </table:table-cell>
        </table:table-row>
        <table:table-row table:style-name="ro1">
          <table:table-cell office:value-type="float" office:value="0.022568094" calcext:value-type="float">
            <text:p>0.022568094</text:p>
          </table:table-cell>
          <table:table-cell office:value-type="float" office:value="11.077586" calcext:value-type="float">
            <text:p>11.077586</text:p>
          </table:table-cell>
          <table:table-cell table:formula="of:=[.C27]+[.A28]" office:value-type="float" office:value="2.839108857" calcext:value-type="float">
            <text:p>2.839108857</text:p>
          </table:table-cell>
        </table:table-row>
        <table:table-row table:style-name="ro1">
          <table:table-cell office:value-type="float" office:value="0.021606775" calcext:value-type="float">
            <text:p>0.021606775</text:p>
          </table:table-cell>
          <table:table-cell office:value-type="float" office:value="11.570445" calcext:value-type="float">
            <text:p>11.570445</text:p>
          </table:table-cell>
          <table:table-cell table:formula="of:=[.C28]+[.A29]" office:value-type="float" office:value="2.860715632" calcext:value-type="float">
            <text:p>2.860715632</text:p>
          </table:table-cell>
        </table:table-row>
        <table:table-row table:style-name="ro1">
          <table:table-cell office:value-type="float" office:value="0.021622034" calcext:value-type="float">
            <text:p>0.021622034</text:p>
          </table:table-cell>
          <table:table-cell office:value-type="float" office:value="11.56228" calcext:value-type="float">
            <text:p>11.56228</text:p>
          </table:table-cell>
          <table:table-cell table:formula="of:=[.C29]+[.A30]" office:value-type="float" office:value="2.882337666" calcext:value-type="float">
            <text:p>2.882337666</text:p>
          </table:table-cell>
        </table:table-row>
        <table:table-row table:style-name="ro1">
          <table:table-cell office:value-type="float" office:value="0.02136263" calcext:value-type="float">
            <text:p>0.02136263</text:p>
          </table:table-cell>
          <table:table-cell office:value-type="float" office:value="11.702679" calcext:value-type="float">
            <text:p>11.702679</text:p>
          </table:table-cell>
          <table:table-cell table:formula="of:=[.C30]+[.A31]" office:value-type="float" office:value="2.903700296" calcext:value-type="float">
            <text:p>2.903700296</text:p>
          </table:table-cell>
        </table:table-row>
        <table:table-row table:style-name="ro1">
          <table:table-cell office:value-type="float" office:value="0.021194782" calcext:value-type="float">
            <text:p>0.021194782</text:p>
          </table:table-cell>
          <table:table-cell office:value-type="float" office:value="11.795357" calcext:value-type="float">
            <text:p>11.795357</text:p>
          </table:table-cell>
          <table:table-cell table:formula="of:=[.C31]+[.A32]" office:value-type="float" office:value="2.924895078" calcext:value-type="float">
            <text:p>2.924895078</text:p>
          </table:table-cell>
        </table:table-row>
        <table:table-row table:style-name="ro1">
          <table:table-cell office:value-type="float" office:value="0.020386053" calcext:value-type="float">
            <text:p>0.020386053</text:p>
          </table:table-cell>
          <table:table-cell office:value-type="float" office:value="12.263287" calcext:value-type="float">
            <text:p>12.263287</text:p>
          </table:table-cell>
          <table:table-cell table:formula="of:=[.C32]+[.A33]" office:value-type="float" office:value="2.945281131" calcext:value-type="float">
            <text:p>2.945281131</text:p>
          </table:table-cell>
        </table:table-row>
        <table:table-row table:style-name="ro1">
          <table:table-cell office:value-type="float" office:value="0.020401312" calcext:value-type="float">
            <text:p>0.020401312</text:p>
          </table:table-cell>
          <table:table-cell office:value-type="float" office:value="12.254114" calcext:value-type="float">
            <text:p>12.254114</text:p>
          </table:table-cell>
          <table:table-cell table:formula="of:=[.C33]+[.A34]" office:value-type="float" office:value="2.965682443" calcext:value-type="float">
            <text:p>2.965682443</text:p>
          </table:table-cell>
        </table:table-row>
        <table:table-row table:style-name="ro1">
          <table:table-cell office:value-type="float" office:value="0.02027924" calcext:value-type="float">
            <text:p>0.02027924</text:p>
          </table:table-cell>
          <table:table-cell office:value-type="float" office:value="12.327878" calcext:value-type="float">
            <text:p>12.327878</text:p>
          </table:table-cell>
          <table:table-cell table:formula="of:=[.C34]+[.A35]" office:value-type="float" office:value="2.985961683" calcext:value-type="float">
            <text:p>2.985961683</text:p>
          </table:table-cell>
        </table:table-row>
        <table:table-row table:style-name="ro1">
          <table:table-cell office:value-type="float" office:value="0.020202946" calcext:value-type="float">
            <text:p>0.020202946</text:p>
          </table:table-cell>
          <table:table-cell office:value-type="float" office:value="12.374433" calcext:value-type="float">
            <text:p>12.374433</text:p>
          </table:table-cell>
          <table:table-cell table:formula="of:=[.C35]+[.A36]" office:value-type="float" office:value="3.006164629" calcext:value-type="float">
            <text:p>3.006164629</text:p>
          </table:table-cell>
        </table:table-row>
        <table:table-row table:style-name="ro1">
          <table:table-cell office:value-type="float" office:value="0.019439993" calcext:value-type="float">
            <text:p>0.019439993</text:p>
          </table:table-cell>
          <table:table-cell office:value-type="float" office:value="12.860087" calcext:value-type="float">
            <text:p>12.860087</text:p>
          </table:table-cell>
          <table:table-cell table:formula="of:=[.C36]+[.A37]" office:value-type="float" office:value="3.025604622" calcext:value-type="float">
            <text:p>3.025604622</text:p>
          </table:table-cell>
        </table:table-row>
        <table:table-row table:style-name="ro1">
          <table:table-cell office:value-type="float" office:value="0.019531548" calcext:value-type="float">
            <text:p>0.019531548</text:p>
          </table:table-cell>
          <table:table-cell office:value-type="float" office:value="12.799805" calcext:value-type="float">
            <text:p>12.799805</text:p>
          </table:table-cell>
          <table:table-cell table:formula="of:=[.C37]+[.A38]" office:value-type="float" office:value="3.04513617" calcext:value-type="float">
            <text:p>3.04513617</text:p>
          </table:table-cell>
        </table:table-row>
        <table:table-row table:style-name="ro1">
          <table:table-cell office:value-type="float" office:value="0.019409476" calcext:value-type="float">
            <text:p>0.019409476</text:p>
          </table:table-cell>
          <table:table-cell office:value-type="float" office:value="12.880307" calcext:value-type="float">
            <text:p>12.880307</text:p>
          </table:table-cell>
          <table:table-cell table:formula="of:=[.C38]+[.A39]" office:value-type="float" office:value="3.064545646" calcext:value-type="float">
            <text:p>3.064545646</text:p>
          </table:table-cell>
        </table:table-row>
        <table:table-row table:style-name="ro1">
          <table:table-cell office:value-type="float" office:value="0.019378958" calcext:value-type="float">
            <text:p>0.019378958</text:p>
          </table:table-cell>
          <table:table-cell office:value-type="float" office:value="12.900591" calcext:value-type="float">
            <text:p>12.900591</text:p>
          </table:table-cell>
          <table:table-cell table:formula="of:=[.C39]+[.A40]" office:value-type="float" office:value="3.083924604" calcext:value-type="float">
            <text:p>3.083924604</text:p>
          </table:table-cell>
        </table:table-row>
        <table:table-row table:style-name="ro1">
          <table:table-cell office:value-type="float" office:value="0.018631266" calcext:value-type="float">
            <text:p>0.018631266</text:p>
          </table:table-cell>
          <table:table-cell office:value-type="float" office:value="13.4183035" calcext:value-type="float">
            <text:p>13.4183035</text:p>
          </table:table-cell>
          <table:table-cell table:formula="of:=[.C40]+[.A41]" office:value-type="float" office:value="3.10255587" calcext:value-type="float">
            <text:p>3.10255587</text:p>
          </table:table-cell>
        </table:table-row>
        <table:table-row table:style-name="ro1">
          <table:table-cell office:value-type="float" office:value="0.018768597" calcext:value-type="float">
            <text:p>0.018768597</text:p>
          </table:table-cell>
          <table:table-cell office:value-type="float" office:value="13.320122" calcext:value-type="float">
            <text:p>13.320122</text:p>
          </table:table-cell>
          <table:table-cell table:formula="of:=[.C41]+[.A42]" office:value-type="float" office:value="3.121324467" calcext:value-type="float">
            <text:p>3.121324467</text:p>
          </table:table-cell>
        </table:table-row>
        <table:table-row table:style-name="ro1">
          <table:table-cell office:value-type="float" office:value="0.018677043" calcext:value-type="float">
            <text:p>0.018677043</text:p>
          </table:table-cell>
          <table:table-cell office:value-type="float" office:value="13.385416" calcext:value-type="float">
            <text:p>13.385416</text:p>
          </table:table-cell>
          <table:table-cell table:formula="of:=[.C42]+[.A43]" office:value-type="float" office:value="3.14000151" calcext:value-type="float">
            <text:p>3.14000151</text:p>
          </table:table-cell>
        </table:table-row>
        <table:table-row table:style-name="ro1">
          <table:table-cell office:value-type="float" office:value="0.018677043" calcext:value-type="float">
            <text:p>0.018677043</text:p>
          </table:table-cell>
          <table:table-cell office:value-type="float" office:value="13.385416" calcext:value-type="float">
            <text:p>13.385416</text:p>
          </table:table-cell>
          <table:table-cell table:formula="of:=[.C43]+[.A44]" office:value-type="float" office:value="3.158678553" calcext:value-type="float">
            <text:p>3.158678553</text:p>
          </table:table-cell>
        </table:table-row>
        <table:table-row table:style-name="ro1">
          <table:table-cell office:value-type="float" office:value="0.018066682" calcext:value-type="float">
            <text:p>0.018066682</text:p>
          </table:table-cell>
          <table:table-cell office:value-type="float" office:value="13.837626" calcext:value-type="float">
            <text:p>13.837626</text:p>
          </table:table-cell>
          <table:table-cell table:formula="of:=[.C44]+[.A45]" office:value-type="float" office:value="3.176745235" calcext:value-type="float">
            <text:p>3.176745235</text:p>
          </table:table-cell>
        </table:table-row>
        <table:table-row table:style-name="ro1">
          <table:table-cell office:value-type="float" office:value="0.018173495" calcext:value-type="float">
            <text:p>0.018173495</text:p>
          </table:table-cell>
          <table:table-cell office:value-type="float" office:value="13.756296" calcext:value-type="float">
            <text:p>13.756296</text:p>
          </table:table-cell>
          <table:table-cell table:formula="of:=[.C45]+[.A46]" office:value-type="float" office:value="3.19491873" calcext:value-type="float">
            <text:p>3.19491873</text:p>
          </table:table-cell>
        </table:table-row>
        <table:table-row table:style-name="ro1">
          <table:table-cell office:value-type="float" office:value="0.0180972" calcext:value-type="float">
            <text:p>0.0180972</text:p>
          </table:table-cell>
          <table:table-cell office:value-type="float" office:value="13.814292" calcext:value-type="float">
            <text:p>13.814292</text:p>
          </table:table-cell>
          <table:table-cell table:formula="of:=[.C46]+[.A47]" office:value-type="float" office:value="3.21301593" calcext:value-type="float">
            <text:p>3.21301593</text:p>
          </table:table-cell>
        </table:table-row>
        <table:table-row table:style-name="ro1">
          <table:table-cell office:value-type="float" office:value="0.018142978" calcext:value-type="float">
            <text:p>0.018142978</text:p>
          </table:table-cell>
          <table:table-cell office:value-type="float" office:value="13.779435" calcext:value-type="float">
            <text:p>13.779435</text:p>
          </table:table-cell>
          <table:table-cell table:formula="of:=[.C47]+[.A48]" office:value-type="float" office:value="3.231158908" calcext:value-type="float">
            <text:p>3.231158908</text:p>
          </table:table-cell>
        </table:table-row>
        <table:table-row table:style-name="ro1">
          <table:table-cell office:value-type="float" office:value="0.017563134" calcext:value-type="float">
            <text:p>0.017563134</text:p>
          </table:table-cell>
          <table:table-cell office:value-type="float" office:value="14.234362" calcext:value-type="float">
            <text:p>14.234362</text:p>
          </table:table-cell>
          <table:table-cell table:formula="of:=[.C48]+[.A49]" office:value-type="float" office:value="3.248722042" calcext:value-type="float">
            <text:p>3.248722042</text:p>
          </table:table-cell>
        </table:table-row>
        <table:table-row table:style-name="ro1">
          <table:table-cell office:value-type="float" office:value="0.017700465" calcext:value-type="float">
            <text:p>0.017700465</text:p>
          </table:table-cell>
          <table:table-cell office:value-type="float" office:value="14.123922" calcext:value-type="float">
            <text:p>14.123922</text:p>
          </table:table-cell>
          <table:table-cell table:formula="of:=[.C49]+[.A50]" office:value-type="float" office:value="3.266422507" calcext:value-type="float">
            <text:p>3.266422507</text:p>
          </table:table-cell>
        </table:table-row>
        <table:table-row table:style-name="ro1">
          <table:table-cell office:value-type="float" office:value="0.017654689" calcext:value-type="float">
            <text:p>0.017654689</text:p>
          </table:table-cell>
          <table:table-cell office:value-type="float" office:value="14.160543" calcext:value-type="float">
            <text:p>14.160543</text:p>
          </table:table-cell>
          <table:table-cell table:formula="of:=[.C50]+[.A51]" office:value-type="float" office:value="3.284077196" calcext:value-type="float">
            <text:p>3.284077196</text:p>
          </table:table-cell>
        </table:table-row>
        <table:table-row table:style-name="ro1">
          <table:table-cell office:value-type="float" office:value="0.017685207" calcext:value-type="float">
            <text:p>0.017685207</text:p>
          </table:table-cell>
          <table:table-cell office:value-type="float" office:value="14.136108" calcext:value-type="float">
            <text:p>14.136108</text:p>
          </table:table-cell>
          <table:table-cell table:formula="of:=[.C51]+[.A52]" office:value-type="float" office:value="3.301762403" calcext:value-type="float">
            <text:p>3.301762403</text:p>
          </table:table-cell>
        </table:table-row>
        <table:table-row table:style-name="ro1">
          <table:table-cell office:value-type="float" office:value="0.017120622" calcext:value-type="float">
            <text:p>0.017120622</text:p>
          </table:table-cell>
          <table:table-cell office:value-type="float" office:value="14.602273" calcext:value-type="float">
            <text:p>14.602273</text:p>
          </table:table-cell>
          <table:table-cell table:formula="of:=[.C52]+[.A53]" office:value-type="float" office:value="3.318883025" calcext:value-type="float">
            <text:p>3.318883025</text:p>
          </table:table-cell>
        </table:table-row>
        <table:table-row table:style-name="ro1">
          <table:table-cell office:value-type="float" office:value="0.017273214" calcext:value-type="float">
            <text:p>0.017273214</text:p>
          </table:table-cell>
          <table:table-cell office:value-type="float" office:value="14.473276" calcext:value-type="float">
            <text:p>14.473276</text:p>
          </table:table-cell>
          <table:table-cell table:formula="of:=[.C53]+[.A54]" office:value-type="float" office:value="3.336156239" calcext:value-type="float">
            <text:p>3.336156239</text:p>
          </table:table-cell>
        </table:table-row>
        <table:table-row table:style-name="ro1">
          <table:table-cell office:value-type="float" office:value="0.017227435" calcext:value-type="float">
            <text:p>0.017227435</text:p>
          </table:table-cell>
          <table:table-cell office:value-type="float" office:value="14.511736" calcext:value-type="float">
            <text:p>14.511736</text:p>
          </table:table-cell>
          <table:table-cell table:formula="of:=[.C54]+[.A55]" office:value-type="float" office:value="3.353383674" calcext:value-type="float">
            <text:p>3.353383674</text:p>
          </table:table-cell>
        </table:table-row>
        <table:table-row table:style-name="ro1">
          <table:table-cell office:value-type="float" office:value="0.017288473" calcext:value-type="float">
            <text:p>0.017288473</text:p>
          </table:table-cell>
          <table:table-cell office:value-type="float" office:value="14.460503" calcext:value-type="float">
            <text:p>14.460503</text:p>
          </table:table-cell>
          <table:table-cell table:formula="of:=[.C55]+[.A56]" office:value-type="float" office:value="3.370672147" calcext:value-type="float">
            <text:p>3.370672147</text:p>
          </table:table-cell>
        </table:table-row>
        <table:table-row table:style-name="ro1">
          <table:table-cell office:value-type="float" office:value="0.01670863" calcext:value-type="float">
            <text:p>0.01670863</text:p>
          </table:table-cell>
          <table:table-cell office:value-type="float" office:value="14.962328" calcext:value-type="float">
            <text:p>14.962328</text:p>
          </table:table-cell>
          <table:table-cell table:formula="of:=[.C56]+[.A57]" office:value-type="float" office:value="3.387380777" calcext:value-type="float">
            <text:p>3.387380777</text:p>
          </table:table-cell>
        </table:table-row>
        <table:table-row table:style-name="ro1">
          <table:table-cell office:value-type="float" office:value="0.016876478" calcext:value-type="float">
            <text:p>0.016876478</text:p>
          </table:table-cell>
          <table:table-cell office:value-type="float" office:value="14.813518" calcext:value-type="float">
            <text:p>14.813518</text:p>
          </table:table-cell>
          <table:table-cell table:formula="of:=[.C57]+[.A58]" office:value-type="float" office:value="3.404257255" calcext:value-type="float">
            <text:p>3.404257255</text:p>
          </table:table-cell>
        </table:table-row>
        <table:table-row table:style-name="ro1">
          <table:table-cell office:value-type="float" office:value="0.016861219" calcext:value-type="float">
            <text:p>0.016861219</text:p>
          </table:table-cell>
          <table:table-cell office:value-type="float" office:value="14.826923" calcext:value-type="float">
            <text:p>14.826923</text:p>
          </table:table-cell>
          <table:table-cell table:formula="of:=[.C58]+[.A59]" office:value-type="float" office:value="3.421118474" calcext:value-type="float">
            <text:p>3.421118474</text:p>
          </table:table-cell>
        </table:table-row>
        <table:table-row table:style-name="ro1">
          <table:table-cell office:value-type="float" office:value="0.016906997" calcext:value-type="float">
            <text:p>0.016906997</text:p>
          </table:table-cell>
          <table:table-cell office:value-type="float" office:value="14.7867775" calcext:value-type="float">
            <text:p>14.7867775</text:p>
          </table:table-cell>
          <table:table-cell table:formula="of:=[.C59]+[.A60]" office:value-type="float" office:value="3.438025471" calcext:value-type="float">
            <text:p>3.438025471</text:p>
          </table:table-cell>
        </table:table-row>
        <table:table-row table:style-name="ro1">
          <table:table-cell office:value-type="float" office:value="0.01637293" calcext:value-type="float">
            <text:p>0.01637293</text:p>
          </table:table-cell>
          <table:table-cell office:value-type="float" office:value="15.269106" calcext:value-type="float">
            <text:p>15.269106</text:p>
          </table:table-cell>
          <table:table-cell table:formula="of:=[.C60]+[.A61]" office:value-type="float" office:value="3.454398401" calcext:value-type="float">
            <text:p>3.454398401</text:p>
          </table:table-cell>
        </table:table-row>
        <table:table-row table:style-name="ro1">
          <table:table-cell office:value-type="float" office:value="0.01654078" calcext:value-type="float">
            <text:p>0.01654078</text:p>
          </table:table-cell>
          <table:table-cell office:value-type="float" office:value="15.11416" calcext:value-type="float">
            <text:p>15.11416</text:p>
          </table:table-cell>
          <table:table-cell table:formula="of:=[.C61]+[.A62]" office:value-type="float" office:value="3.470939181" calcext:value-type="float">
            <text:p>3.470939181</text:p>
          </table:table-cell>
        </table:table-row>
        <table:table-row table:style-name="ro1">
          <table:table-cell office:value-type="float" office:value="0.01652552" calcext:value-type="float">
            <text:p>0.01652552</text:p>
          </table:table-cell>
          <table:table-cell office:value-type="float" office:value="15.128118" calcext:value-type="float">
            <text:p>15.128118</text:p>
          </table:table-cell>
          <table:table-cell table:formula="of:=[.C62]+[.A63]" office:value-type="float" office:value="3.487464701" calcext:value-type="float">
            <text:p>3.487464701</text:p>
          </table:table-cell>
        </table:table-row>
        <table:table-row table:style-name="ro1">
          <table:table-cell office:value-type="float" office:value="0.016571298" calcext:value-type="float">
            <text:p>0.016571298</text:p>
          </table:table-cell>
          <table:table-cell office:value-type="float" office:value="15.086326" calcext:value-type="float">
            <text:p>15.086326</text:p>
          </table:table-cell>
          <table:table-cell table:formula="of:=[.C63]+[.A64]" office:value-type="float" office:value="3.504035999" calcext:value-type="float">
            <text:p>3.504035999</text:p>
          </table:table-cell>
        </table:table-row>
        <table:table-row table:style-name="ro1">
          <table:table-cell office:value-type="float" office:value="0.016037231" calcext:value-type="float">
            <text:p>0.016037231</text:p>
          </table:table-cell>
          <table:table-cell office:value-type="float" office:value="15.588726" calcext:value-type="float">
            <text:p>15.588726</text:p>
          </table:table-cell>
          <table:table-cell table:formula="of:=[.C64]+[.A65]" office:value-type="float" office:value="3.52007323" calcext:value-type="float">
            <text:p>3.52007323</text:p>
          </table:table-cell>
        </table:table-row>
        <table:table-row table:style-name="ro1">
          <table:table-cell office:value-type="float" office:value="0.0162356" calcext:value-type="float">
            <text:p>0.0162356</text:p>
          </table:table-cell>
          <table:table-cell office:value-type="float" office:value="15.398261" calcext:value-type="float">
            <text:p>15.398261</text:p>
          </table:table-cell>
          <table:table-cell table:formula="of:=[.C65]+[.A66]" office:value-type="float" office:value="3.53630883" calcext:value-type="float">
            <text:p>3.53630883</text:p>
          </table:table-cell>
        </table:table-row>
        <table:table-row table:style-name="ro1">
          <table:table-cell office:value-type="float" office:value="0.016250858" calcext:value-type="float">
            <text:p>0.016250858</text:p>
          </table:table-cell>
          <table:table-cell office:value-type="float" office:value="15.383802" calcext:value-type="float">
            <text:p>15.383802</text:p>
          </table:table-cell>
          <table:table-cell table:formula="of:=[.C66]+[.A67]" office:value-type="float" office:value="3.552559688" calcext:value-type="float">
            <text:p>3.552559688</text:p>
          </table:table-cell>
        </table:table-row>
        <table:table-row table:style-name="ro1">
          <table:table-cell office:value-type="float" office:value="0.016311895" calcext:value-type="float">
            <text:p>0.016311895</text:p>
          </table:table-cell>
          <table:table-cell office:value-type="float" office:value="15.326239" calcext:value-type="float">
            <text:p>15.326239</text:p>
          </table:table-cell>
          <table:table-cell table:formula="of:=[.C67]+[.A68]" office:value-type="float" office:value="3.568871583" calcext:value-type="float">
            <text:p>3.568871583</text:p>
          </table:table-cell>
        </table:table-row>
        <table:table-row table:style-name="ro1">
          <table:table-cell office:value-type="float" office:value="0.015823606" calcext:value-type="float">
            <text:p>0.015823606</text:p>
          </table:table-cell>
          <table:table-cell office:value-type="float" office:value="15.79918" calcext:value-type="float">
            <text:p>15.79918</text:p>
          </table:table-cell>
          <table:table-cell table:formula="of:=[.C68]+[.A69]" office:value-type="float" office:value="3.584695189" calcext:value-type="float">
            <text:p>3.584695189</text:p>
          </table:table-cell>
        </table:table-row>
        <table:table-row table:style-name="ro1">
          <table:table-cell office:value-type="float" office:value="0.015991455" calcext:value-type="float">
            <text:p>0.015991455</text:p>
          </table:table-cell>
          <table:table-cell office:value-type="float" office:value="15.633349" calcext:value-type="float">
            <text:p>15.633349</text:p>
          </table:table-cell>
          <table:table-cell table:formula="of:=[.C69]+[.A70]" office:value-type="float" office:value="3.600686644" calcext:value-type="float">
            <text:p>3.600686644</text:p>
          </table:table-cell>
        </table:table-row>
        <table:table-row table:style-name="ro1">
          <table:table-cell office:value-type="float" office:value="0.016021973" calcext:value-type="float">
            <text:p>0.016021973</text:p>
          </table:table-cell>
          <table:table-cell office:value-type="float" office:value="15.603573" calcext:value-type="float">
            <text:p>15.603573</text:p>
          </table:table-cell>
          <table:table-cell table:formula="of:=[.C70]+[.A71]" office:value-type="float" office:value="3.616708617" calcext:value-type="float">
            <text:p>3.616708617</text:p>
          </table:table-cell>
        </table:table-row>
        <table:table-row table:style-name="ro1">
          <table:table-cell office:value-type="float" office:value="0.01606775" calcext:value-type="float">
            <text:p>0.01606775</text:p>
          </table:table-cell>
          <table:table-cell office:value-type="float" office:value="15.559116" calcext:value-type="float">
            <text:p>15.559116</text:p>
          </table:table-cell>
          <table:table-cell table:formula="of:=[.C71]+[.A72]" office:value-type="float" office:value="3.632776367" calcext:value-type="float">
            <text:p>3.632776367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72]+[.A73]" office:value-type="float" office:value="3.648386347" calcext:value-type="float">
            <text:p>3.648386347</text:p>
          </table:table-cell>
        </table:table-row>
        <table:table-row table:style-name="ro1">
          <table:table-cell office:value-type="float" office:value="0.015777828" calcext:value-type="float">
            <text:p>0.015777828</text:p>
          </table:table-cell>
          <table:table-cell office:value-type="float" office:value="15.845019" calcext:value-type="float">
            <text:p>15.845019</text:p>
          </table:table-cell>
          <table:table-cell table:formula="of:=[.C73]+[.A74]" office:value-type="float" office:value="3.664164175" calcext:value-type="float">
            <text:p>3.664164175</text:p>
          </table:table-cell>
        </table:table-row>
        <table:table-row table:style-name="ro1">
          <table:table-cell office:value-type="float" office:value="0.015808348" calcext:value-type="float">
            <text:p>0.015808348</text:p>
          </table:table-cell>
          <table:table-cell office:value-type="float" office:value="15.814429" calcext:value-type="float">
            <text:p>15.814429</text:p>
          </table:table-cell>
          <table:table-cell table:formula="of:=[.C74]+[.A75]" office:value-type="float" office:value="3.679972523" calcext:value-type="float">
            <text:p>3.679972523</text:p>
          </table:table-cell>
        </table:table-row>
        <table:table-row table:style-name="ro1">
          <table:table-cell office:value-type="float" office:value="0.0158999" calcext:value-type="float">
            <text:p>0.0158999</text:p>
          </table:table-cell>
          <table:table-cell office:value-type="float" office:value="15.723369" calcext:value-type="float">
            <text:p>15.723369</text:p>
          </table:table-cell>
          <table:table-cell table:formula="of:=[.C75]+[.A76]" office:value-type="float" office:value="3.695872423" calcext:value-type="float">
            <text:p>3.695872423</text:p>
          </table:table-cell>
        </table:table-row>
        <table:table-row table:style-name="ro1">
          <table:table-cell office:value-type="float" office:value="0.015411613" calcext:value-type="float">
            <text:p>0.015411613</text:p>
          </table:table-cell>
          <table:table-cell office:value-type="float" office:value="16.221535" calcext:value-type="float">
            <text:p>16.221535</text:p>
          </table:table-cell>
          <table:table-cell table:formula="of:=[.C76]+[.A77]" office:value-type="float" office:value="3.711284036" calcext:value-type="float">
            <text:p>3.711284036</text:p>
          </table:table-cell>
        </table:table-row>
        <table:table-row table:style-name="ro1">
          <table:table-cell office:value-type="float" office:value="0.015640497" calcext:value-type="float">
            <text:p>0.015640497</text:p>
          </table:table-cell>
          <table:table-cell office:value-type="float" office:value="15.984146" calcext:value-type="float">
            <text:p>15.984146</text:p>
          </table:table-cell>
          <table:table-cell table:formula="of:=[.C77]+[.A78]" office:value-type="float" office:value="3.726924533" calcext:value-type="float">
            <text:p>3.726924533</text:p>
          </table:table-cell>
        </table:table-row>
        <table:table-row table:style-name="ro1">
          <table:table-cell office:value-type="float" office:value="0.015671015" calcext:value-type="float">
            <text:p>0.015671015</text:p>
          </table:table-cell>
          <table:table-cell office:value-type="float" office:value="15.953019" calcext:value-type="float">
            <text:p>15.953019</text:p>
          </table:table-cell>
          <table:table-cell table:formula="of:=[.C78]+[.A79]" office:value-type="float" office:value="3.742595548" calcext:value-type="float">
            <text:p>3.742595548</text:p>
          </table:table-cell>
        </table:table-row>
        <table:table-row table:style-name="ro1">
          <table:table-cell office:value-type="float" office:value="0.015777828" calcext:value-type="float">
            <text:p>0.015777828</text:p>
          </table:table-cell>
          <table:table-cell office:value-type="float" office:value="15.845019" calcext:value-type="float">
            <text:p>15.845019</text:p>
          </table:table-cell>
          <table:table-cell table:formula="of:=[.C79]+[.A80]" office:value-type="float" office:value="3.758373376" calcext:value-type="float">
            <text:p>3.758373376</text:p>
          </table:table-cell>
        </table:table-row>
        <table:table-row table:style-name="ro1">
          <table:table-cell office:value-type="float" office:value="0.015335317" calcext:value-type="float">
            <text:p>0.015335317</text:p>
          </table:table-cell>
          <table:table-cell office:value-type="float" office:value="16.302238" calcext:value-type="float">
            <text:p>16.302238</text:p>
          </table:table-cell>
          <table:table-cell table:formula="of:=[.C80]+[.A81]" office:value-type="float" office:value="3.773708693" calcext:value-type="float">
            <text:p>3.773708693</text:p>
          </table:table-cell>
        </table:table-row>
        <table:table-row table:style-name="ro1">
          <table:table-cell office:value-type="float" office:value="0.015564202" calcext:value-type="float">
            <text:p>0.015564202</text:p>
          </table:table-cell>
          <table:table-cell office:value-type="float" office:value="16.0625" calcext:value-type="float">
            <text:p>16.0625</text:p>
          </table:table-cell>
          <table:table-cell table:formula="of:=[.C81]+[.A82]" office:value-type="float" office:value="3.789272895" calcext:value-type="float">
            <text:p>3.789272895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82]+[.A83]" office:value-type="float" office:value="3.804898133" calcext:value-type="float">
            <text:p>3.804898133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83]+[.A84]" office:value-type="float" office:value="3.820614926" calcext:value-type="float">
            <text:p>3.820614926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84]+[.A85]" office:value-type="float" office:value="3.835904466" calcext:value-type="float">
            <text:p>3.835904466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85]+[.A86]" office:value-type="float" office:value="3.851422891" calcext:value-type="float">
            <text:p>3.85142289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86]+[.A87]" office:value-type="float" office:value="3.867017612" calcext:value-type="float">
            <text:p>3.867017612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87]+[.A88]" office:value-type="float" office:value="3.882719146" calcext:value-type="float">
            <text:p>3.882719146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88]+[.A89]" office:value-type="float" office:value="3.898039204" calcext:value-type="float">
            <text:p>3.898039204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89]+[.A90]" office:value-type="float" office:value="3.913588148" calcext:value-type="float">
            <text:p>3.913588148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90]+[.A91]" office:value-type="float" office:value="3.929213386" calcext:value-type="float">
            <text:p>3.929213386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91]+[.A92]" office:value-type="float" office:value="3.944945438" calcext:value-type="float">
            <text:p>3.944945438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92]+[.A93]" office:value-type="float" office:value="3.960234978" calcext:value-type="float">
            <text:p>3.960234978</text:p>
          </table:table-cell>
        </table:table-row>
        <table:table-row table:style-name="ro1">
          <table:table-cell office:value-type="float" office:value="0.015564202" calcext:value-type="float">
            <text:p>0.015564202</text:p>
          </table:table-cell>
          <table:table-cell office:value-type="float" office:value="16.0625" calcext:value-type="float">
            <text:p>16.0625</text:p>
          </table:table-cell>
          <table:table-cell table:formula="of:=[.C93]+[.A94]" office:value-type="float" office:value="3.97579918" calcext:value-type="float">
            <text:p>3.97579918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94]+[.A95]" office:value-type="float" office:value="3.99140916" calcext:value-type="float">
            <text:p>3.99140916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95]+[.A96]" office:value-type="float" office:value="4.007141212" calcext:value-type="float">
            <text:p>4.007141212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96]+[.A97]" office:value-type="float" office:value="4.022430752" calcext:value-type="float">
            <text:p>4.022430752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97]+[.A98]" office:value-type="float" office:value="4.037979696" calcext:value-type="float">
            <text:p>4.037979696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98]+[.A99]" office:value-type="float" office:value="4.053604934" calcext:value-type="float">
            <text:p>4.053604934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99]+[.A100]" office:value-type="float" office:value="4.069336986" calcext:value-type="float">
            <text:p>4.069336986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100]+[.A101]" office:value-type="float" office:value="4.084611267" calcext:value-type="float">
            <text:p>4.08461126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01]+[.A102]" office:value-type="float" office:value="4.100144952" calcext:value-type="float">
            <text:p>4.100144952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102]+[.A103]" office:value-type="float" office:value="4.11577019" calcext:value-type="float">
            <text:p>4.11577019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103]+[.A104]" office:value-type="float" office:value="4.131502242" calcext:value-type="float">
            <text:p>4.131502242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04]+[.A105]" office:value-type="float" office:value="4.146807041" calcext:value-type="float">
            <text:p>4.14680704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105]+[.A106]" office:value-type="float" office:value="4.162355985" calcext:value-type="float">
            <text:p>4.162355985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06]+[.A107]" office:value-type="float" office:value="4.177950706" calcext:value-type="float">
            <text:p>4.177950706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107]+[.A108]" office:value-type="float" office:value="4.193682758" calcext:value-type="float">
            <text:p>4.193682758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108]+[.A109]" office:value-type="float" office:value="4.209002816" calcext:value-type="float">
            <text:p>4.209002816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09]+[.A110]" office:value-type="float" office:value="4.224536501" calcext:value-type="float">
            <text:p>4.2245365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10]+[.A111]" office:value-type="float" office:value="4.240131222" calcext:value-type="float">
            <text:p>4.240131222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111]+[.A112]" office:value-type="float" office:value="4.255863274" calcext:value-type="float">
            <text:p>4.255863274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112]+[.A113]" office:value-type="float" office:value="4.271137555" calcext:value-type="float">
            <text:p>4.271137555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13]+[.A114]" office:value-type="float" office:value="4.28667124" calcext:value-type="float">
            <text:p>4.28667124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114]+[.A115]" office:value-type="float" office:value="4.30228122" calcext:value-type="float">
            <text:p>4.3022812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15]+[.A116]" office:value-type="float" office:value="4.317998013" calcext:value-type="float">
            <text:p>4.317998013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116]+[.A117]" office:value-type="float" office:value="4.333287553" calcext:value-type="float">
            <text:p>4.333287553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17]+[.A118]" office:value-type="float" office:value="4.348821238" calcext:value-type="float">
            <text:p>4.348821238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118]+[.A119]" office:value-type="float" office:value="4.364431218" calcext:value-type="float">
            <text:p>4.364431218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19]+[.A120]" office:value-type="float" office:value="4.380148011" calcext:value-type="float">
            <text:p>4.380148011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120]+[.A121]" office:value-type="float" office:value="4.395468069" calcext:value-type="float">
            <text:p>4.395468069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121]+[.A122]" office:value-type="float" office:value="4.411017013" calcext:value-type="float">
            <text:p>4.411017013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122]+[.A123]" office:value-type="float" office:value="4.426642251" calcext:value-type="float">
            <text:p>4.42664225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23]+[.A124]" office:value-type="float" office:value="4.442359044" calcext:value-type="float">
            <text:p>4.442359044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24]+[.A125]" office:value-type="float" office:value="4.457663843" calcext:value-type="float">
            <text:p>4.457663843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125]+[.A126]" office:value-type="float" office:value="4.473212787" calcext:value-type="float">
            <text:p>4.473212787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26]+[.A127]" office:value-type="float" office:value="4.488807508" calcext:value-type="float">
            <text:p>4.488807508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27]+[.A128]" office:value-type="float" office:value="4.504524301" calcext:value-type="float">
            <text:p>4.5045243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28]+[.A129]" office:value-type="float" office:value="4.5198291" calcext:value-type="float">
            <text:p>4.519829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129]+[.A130]" office:value-type="float" office:value="4.535378044" calcext:value-type="float">
            <text:p>4.535378044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130]+[.A131]" office:value-type="float" office:value="4.550988024" calcext:value-type="float">
            <text:p>4.550988024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31]+[.A132]" office:value-type="float" office:value="4.566704817" calcext:value-type="float">
            <text:p>4.566704817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32]+[.A133]" office:value-type="float" office:value="4.582009616" calcext:value-type="float">
            <text:p>4.582009616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33]+[.A134]" office:value-type="float" office:value="4.597543301" calcext:value-type="float">
            <text:p>4.5975433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34]+[.A135]" office:value-type="float" office:value="4.613138022" calcext:value-type="float">
            <text:p>4.613138022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135]+[.A136]" office:value-type="float" office:value="4.628839556" calcext:value-type="float">
            <text:p>4.628839556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36]+[.A137]" office:value-type="float" office:value="4.644144355" calcext:value-type="float">
            <text:p>4.644144355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37]+[.A138]" office:value-type="float" office:value="4.65967804" calcext:value-type="float">
            <text:p>4.65967804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38]+[.A139]" office:value-type="float" office:value="4.675272761" calcext:value-type="float">
            <text:p>4.67527276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39]+[.A140]" office:value-type="float" office:value="4.690989554" calcext:value-type="float">
            <text:p>4.690989554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140]+[.A141]" office:value-type="float" office:value="4.706309612" calcext:value-type="float">
            <text:p>4.706309612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141]+[.A142]" office:value-type="float" office:value="4.721858556" calcext:value-type="float">
            <text:p>4.721858556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142]+[.A143]" office:value-type="float" office:value="4.737468536" calcext:value-type="float">
            <text:p>4.737468536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43]+[.A144]" office:value-type="float" office:value="4.753185329" calcext:value-type="float">
            <text:p>4.753185329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144]+[.A145]" office:value-type="float" office:value="4.768505387" calcext:value-type="float">
            <text:p>4.768505387</text:p>
          </table:table-cell>
        </table:table-row>
        <table:table-row table:style-name="ro1">
          <table:table-cell office:value-type="float" office:value="0.015564202" calcext:value-type="float">
            <text:p>0.015564202</text:p>
          </table:table-cell>
          <table:table-cell office:value-type="float" office:value="16.0625" calcext:value-type="float">
            <text:p>16.0625</text:p>
          </table:table-cell>
          <table:table-cell table:formula="of:=[.C145]+[.A146]" office:value-type="float" office:value="4.784069589" calcext:value-type="float">
            <text:p>4.784069589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146]+[.A147]" office:value-type="float" office:value="4.799694827" calcext:value-type="float">
            <text:p>4.799694827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147]+[.A148]" office:value-type="float" office:value="4.815426879" calcext:value-type="float">
            <text:p>4.815426879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48]+[.A149]" office:value-type="float" office:value="4.830731678" calcext:value-type="float">
            <text:p>4.830731678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149]+[.A150]" office:value-type="float" office:value="4.846280622" calcext:value-type="float">
            <text:p>4.846280622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150]+[.A151]" office:value-type="float" office:value="4.861890602" calcext:value-type="float">
            <text:p>4.86189060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51]+[.A152]" office:value-type="float" office:value="4.877607395" calcext:value-type="float">
            <text:p>4.877607395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152]+[.A153]" office:value-type="float" office:value="4.892927453" calcext:value-type="float">
            <text:p>4.892927453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153]+[.A154]" office:value-type="float" office:value="4.908476397" calcext:value-type="float">
            <text:p>4.908476397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154]+[.A155]" office:value-type="float" office:value="4.924101635" calcext:value-type="float">
            <text:p>4.924101635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155]+[.A156]" office:value-type="float" office:value="4.939833687" calcext:value-type="float">
            <text:p>4.939833687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56]+[.A157]" office:value-type="float" office:value="4.955138486" calcext:value-type="float">
            <text:p>4.955138486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157]+[.A158]" office:value-type="float" office:value="4.97068743" calcext:value-type="float">
            <text:p>4.97068743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158]+[.A159]" office:value-type="float" office:value="4.98629741" calcext:value-type="float">
            <text:p>4.9862974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59]+[.A160]" office:value-type="float" office:value="5.002014203" calcext:value-type="float">
            <text:p>5.002014203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60]+[.A161]" office:value-type="float" office:value="5.017319002" calcext:value-type="float">
            <text:p>5.017319002</text:p>
          </table:table-cell>
        </table:table-row>
        <table:table-row table:style-name="ro1">
          <table:table-cell office:value-type="float" office:value="0.015564202" calcext:value-type="float">
            <text:p>0.015564202</text:p>
          </table:table-cell>
          <table:table-cell office:value-type="float" office:value="16.0625" calcext:value-type="float">
            <text:p>16.0625</text:p>
          </table:table-cell>
          <table:table-cell table:formula="of:=[.C161]+[.A162]" office:value-type="float" office:value="5.032883204" calcext:value-type="float">
            <text:p>5.032883204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62]+[.A163]" office:value-type="float" office:value="5.048477925" calcext:value-type="float">
            <text:p>5.048477925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163]+[.A164]" office:value-type="float" office:value="5.064209977" calcext:value-type="float">
            <text:p>5.064209977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64]+[.A165]" office:value-type="float" office:value="5.079514776" calcext:value-type="float">
            <text:p>5.079514776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65]+[.A166]" office:value-type="float" office:value="5.095048461" calcext:value-type="float">
            <text:p>5.09504846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66]+[.A167]" office:value-type="float" office:value="5.110643182" calcext:value-type="float">
            <text:p>5.110643182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167]+[.A168]" office:value-type="float" office:value="5.126375234" calcext:value-type="float">
            <text:p>5.126375234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168]+[.A169]" office:value-type="float" office:value="5.141695292" calcext:value-type="float">
            <text:p>5.141695292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69]+[.A170]" office:value-type="float" office:value="5.157228977" calcext:value-type="float">
            <text:p>5.157228977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170]+[.A171]" office:value-type="float" office:value="5.172838957" calcext:value-type="float">
            <text:p>5.172838957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171]+[.A172]" office:value-type="float" office:value="5.188540491" calcext:value-type="float">
            <text:p>5.18854049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72]+[.A173]" office:value-type="float" office:value="5.20384529" calcext:value-type="float">
            <text:p>5.20384529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173]+[.A174]" office:value-type="float" office:value="5.219363715" calcext:value-type="float">
            <text:p>5.219363715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74]+[.A175]" office:value-type="float" office:value="5.234958436" calcext:value-type="float">
            <text:p>5.234958436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75]+[.A176]" office:value-type="float" office:value="5.250675229" calcext:value-type="float">
            <text:p>5.250675229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176]+[.A177]" office:value-type="float" office:value="5.265995287" calcext:value-type="float">
            <text:p>5.26599528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77]+[.A178]" office:value-type="float" office:value="5.28152897200001" calcext:value-type="float">
            <text:p>5.281528972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78]+[.A179]" office:value-type="float" office:value="5.29712369300001" calcext:value-type="float">
            <text:p>5.297123693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179]+[.A180]" office:value-type="float" office:value="5.31285574500001" calcext:value-type="float">
            <text:p>5.31285574500001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180]+[.A181]" office:value-type="float" office:value="5.32817580300001" calcext:value-type="float">
            <text:p>5.328175803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81]+[.A182]" office:value-type="float" office:value="5.34370948800001" calcext:value-type="float">
            <text:p>5.343709488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82]+[.A183]" office:value-type="float" office:value="5.35930420900001" calcext:value-type="float">
            <text:p>5.359304209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183]+[.A184]" office:value-type="float" office:value="5.37503626100001" calcext:value-type="float">
            <text:p>5.375036261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84]+[.A185]" office:value-type="float" office:value="5.39034106000001" calcext:value-type="float">
            <text:p>5.390341060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85]+[.A186]" office:value-type="float" office:value="5.40587474500001" calcext:value-type="float">
            <text:p>5.4058747450000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186]+[.A187]" office:value-type="float" office:value="5.42145420600001" calcext:value-type="float">
            <text:p>5.421454206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87]+[.A188]" office:value-type="float" office:value="5.43717099900001" calcext:value-type="float">
            <text:p>5.437170999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88]+[.A189]" office:value-type="float" office:value="5.45247579800001" calcext:value-type="float">
            <text:p>5.452475798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89]+[.A190]" office:value-type="float" office:value="5.46800948300001" calcext:value-type="float">
            <text:p>5.468009483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190]+[.A191]" office:value-type="float" office:value="5.48361946300001" calcext:value-type="float">
            <text:p>5.483619463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91]+[.A192]" office:value-type="float" office:value="5.49933625600001" calcext:value-type="float">
            <text:p>5.499336256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92]+[.A193]" office:value-type="float" office:value="5.51464105500001" calcext:value-type="float">
            <text:p>5.514641055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193]+[.A194]" office:value-type="float" office:value="5.53017474000001" calcext:value-type="float">
            <text:p>5.530174740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94]+[.A195]" office:value-type="float" office:value="5.54576946100001" calcext:value-type="float">
            <text:p>5.545769461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195]+[.A196]" office:value-type="float" office:value="5.56147099500001" calcext:value-type="float">
            <text:p>5.561470995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196]+[.A197]" office:value-type="float" office:value="5.57677579400001" calcext:value-type="float">
            <text:p>5.576775794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197]+[.A198]" office:value-type="float" office:value="5.59232473800001" calcext:value-type="float">
            <text:p>5.592324738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198]+[.A199]" office:value-type="float" office:value="5.60791945900001" calcext:value-type="float">
            <text:p>5.607919459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199]+[.A200]" office:value-type="float" office:value="5.62363625200001" calcext:value-type="float">
            <text:p>5.623636252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00]+[.A201]" office:value-type="float" office:value="5.63894105100001" calcext:value-type="float">
            <text:p>5.638941051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01]+[.A202]" office:value-type="float" office:value="5.65447473600001" calcext:value-type="float">
            <text:p>5.654474736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02]+[.A203]" office:value-type="float" office:value="5.67008471600001" calcext:value-type="float">
            <text:p>5.670084716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03]+[.A204]" office:value-type="float" office:value="5.68581676800001" calcext:value-type="float">
            <text:p>5.685816768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04]+[.A205]" office:value-type="float" office:value="5.70112156700001" calcext:value-type="float">
            <text:p>5.701121567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05]+[.A206]" office:value-type="float" office:value="5.71665525200001" calcext:value-type="float">
            <text:p>5.716655252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06]+[.A207]" office:value-type="float" office:value="5.73226523200001" calcext:value-type="float">
            <text:p>5.732265232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07]+[.A208]" office:value-type="float" office:value="5.74799728400001" calcext:value-type="float">
            <text:p>5.74799728400001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208]+[.A209]" office:value-type="float" office:value="5.76331734200001" calcext:value-type="float">
            <text:p>5.763317342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09]+[.A210]" office:value-type="float" office:value="5.77885102700001" calcext:value-type="float">
            <text:p>5.778851027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10]+[.A211]" office:value-type="float" office:value="5.79446100700001" calcext:value-type="float">
            <text:p>5.794461007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11]+[.A212]" office:value-type="float" office:value="5.81019305900001" calcext:value-type="float">
            <text:p>5.81019305900001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212]+[.A213]" office:value-type="float" office:value="5.82551311700001" calcext:value-type="float">
            <text:p>5.825513117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13]+[.A214]" office:value-type="float" office:value="5.84104680200001" calcext:value-type="float">
            <text:p>5.841046802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14]+[.A215]" office:value-type="float" office:value="5.85665678200001" calcext:value-type="float">
            <text:p>5.856656782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215]+[.A216]" office:value-type="float" office:value="5.87237357500001" calcext:value-type="float">
            <text:p>5.872373575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16]+[.A217]" office:value-type="float" office:value="5.88767837400001" calcext:value-type="float">
            <text:p>5.887678374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17]+[.A218]" office:value-type="float" office:value="5.90321205900001" calcext:value-type="float">
            <text:p>5.903212059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218]+[.A219]" office:value-type="float" office:value="5.91880678000001" calcext:value-type="float">
            <text:p>5.918806780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219]+[.A220]" office:value-type="float" office:value="5.93452357300001" calcext:value-type="float">
            <text:p>5.934523573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20]+[.A221]" office:value-type="float" office:value="5.94982837200001" calcext:value-type="float">
            <text:p>5.949828372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21]+[.A222]" office:value-type="float" office:value="5.96536205700001" calcext:value-type="float">
            <text:p>5.965362057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22]+[.A223]" office:value-type="float" office:value="5.98097203700001" calcext:value-type="float">
            <text:p>5.980972037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23]+[.A224]" office:value-type="float" office:value="5.99670408900001" calcext:value-type="float">
            <text:p>5.996704089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24]+[.A225]" office:value-type="float" office:value="6.01200888800001" calcext:value-type="float">
            <text:p>6.012008888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25]+[.A226]" office:value-type="float" office:value="6.02754257300001" calcext:value-type="float">
            <text:p>6.0275425730000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226]+[.A227]" office:value-type="float" office:value="6.04312203400001" calcext:value-type="float">
            <text:p>6.043122034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27]+[.A228]" office:value-type="float" office:value="6.05885408600001" calcext:value-type="float">
            <text:p>6.058854086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28]+[.A229]" office:value-type="float" office:value="6.07415888500001" calcext:value-type="float">
            <text:p>6.074158885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229]+[.A230]" office:value-type="float" office:value="6.08970782900001" calcext:value-type="float">
            <text:p>6.0897078290000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230]+[.A231]" office:value-type="float" office:value="6.10528729000001" calcext:value-type="float">
            <text:p>6.105287290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231]+[.A232]" office:value-type="float" office:value="6.12100408300001" calcext:value-type="float">
            <text:p>6.121004083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32]+[.A233]" office:value-type="float" office:value="6.13630888200001" calcext:value-type="float">
            <text:p>6.136308882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233]+[.A234]" office:value-type="float" office:value="6.15185782600001" calcext:value-type="float">
            <text:p>6.151857826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34]+[.A235]" office:value-type="float" office:value="6.16746780600001" calcext:value-type="float">
            <text:p>6.167467806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35]+[.A236]" office:value-type="float" office:value="6.18319985800001" calcext:value-type="float">
            <text:p>6.183199858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236]+[.A237]" office:value-type="float" office:value="6.19848939800001" calcext:value-type="float">
            <text:p>6.198489398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37]+[.A238]" office:value-type="float" office:value="6.21402308300001" calcext:value-type="float">
            <text:p>6.214023083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238]+[.A239]" office:value-type="float" office:value="6.22961780400001" calcext:value-type="float">
            <text:p>6.229617804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239]+[.A240]" office:value-type="float" office:value="6.24533459700001" calcext:value-type="float">
            <text:p>6.245334597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240]+[.A241]" office:value-type="float" office:value="6.26062413700001" calcext:value-type="float">
            <text:p>6.260624137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41]+[.A242]" office:value-type="float" office:value="6.27615782200001" calcext:value-type="float">
            <text:p>6.276157822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42]+[.A243]" office:value-type="float" office:value="6.29176780200001" calcext:value-type="float">
            <text:p>6.291767802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243]+[.A244]" office:value-type="float" office:value="6.30748459500001" calcext:value-type="float">
            <text:p>6.307484595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44]+[.A245]" office:value-type="float" office:value="6.32278939400001" calcext:value-type="float">
            <text:p>6.322789394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45]+[.A246]" office:value-type="float" office:value="6.33832307900001" calcext:value-type="float">
            <text:p>6.338323079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46]+[.A247]" office:value-type="float" office:value="6.35393305900001" calcext:value-type="float">
            <text:p>6.353933059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47]+[.A248]" office:value-type="float" office:value="6.36966511100001" calcext:value-type="float">
            <text:p>6.369665111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248]+[.A249]" office:value-type="float" office:value="6.38493939200001" calcext:value-type="float">
            <text:p>6.384939392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49]+[.A250]" office:value-type="float" office:value="6.40047307700001" calcext:value-type="float">
            <text:p>6.400473077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50]+[.A251]" office:value-type="float" office:value="6.41608305700001" calcext:value-type="float">
            <text:p>6.416083057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51]+[.A252]" office:value-type="float" office:value="6.43181510900001" calcext:value-type="float">
            <text:p>6.431815109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252]+[.A253]" office:value-type="float" office:value="6.44708939000001" calcext:value-type="float">
            <text:p>6.447089390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53]+[.A254]" office:value-type="float" office:value="6.46262307500001" calcext:value-type="float">
            <text:p>6.462623075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254]+[.A255]" office:value-type="float" office:value="6.47821779600001" calcext:value-type="float">
            <text:p>6.478217796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55]+[.A256]" office:value-type="float" office:value="6.49394984800001" calcext:value-type="float">
            <text:p>6.493949848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256]+[.A257]" office:value-type="float" office:value="6.50923938800001" calcext:value-type="float">
            <text:p>6.509239388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57]+[.A258]" office:value-type="float" office:value="6.52477307300001" calcext:value-type="float">
            <text:p>6.524773073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258]+[.A259]" office:value-type="float" office:value="6.54036779400001" calcext:value-type="float">
            <text:p>6.540367794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259]+[.A260]" office:value-type="float" office:value="6.55606932800001" calcext:value-type="float">
            <text:p>6.556069328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260]+[.A261]" office:value-type="float" office:value="6.57135886800001" calcext:value-type="float">
            <text:p>6.5713588680000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261]+[.A262]" office:value-type="float" office:value="6.58687729300001" calcext:value-type="float">
            <text:p>6.586877293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262]+[.A263]" office:value-type="float" office:value="6.60247201400001" calcext:value-type="float">
            <text:p>6.602472014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63]+[.A264]" office:value-type="float" office:value="6.61820406600001" calcext:value-type="float">
            <text:p>6.618204066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264]+[.A265]" office:value-type="float" office:value="6.63349360600001" calcext:value-type="float">
            <text:p>6.633493606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265]+[.A266]" office:value-type="float" office:value="6.64904255000001" calcext:value-type="float">
            <text:p>6.649042550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266]+[.A267]" office:value-type="float" office:value="6.66463727100001" calcext:value-type="float">
            <text:p>6.664637271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267]+[.A268]" office:value-type="float" office:value="6.68035406400001" calcext:value-type="float">
            <text:p>6.680354064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268]+[.A269]" office:value-type="float" office:value="6.69564360400001" calcext:value-type="float">
            <text:p>6.6956436040000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269]+[.A270]" office:value-type="float" office:value="6.71116202900001" calcext:value-type="float">
            <text:p>6.711162029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70]+[.A271]" office:value-type="float" office:value="6.72677200900001" calcext:value-type="float">
            <text:p>6.726772009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71]+[.A272]" office:value-type="float" office:value="6.74250406100001" calcext:value-type="float">
            <text:p>6.742504061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272]+[.A273]" office:value-type="float" office:value="6.75779360100001" calcext:value-type="float">
            <text:p>6.757793601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73]+[.A274]" office:value-type="float" office:value="6.77332728600001" calcext:value-type="float">
            <text:p>6.773327286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274]+[.A275]" office:value-type="float" office:value="6.78892200700001" calcext:value-type="float">
            <text:p>6.788922007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275]+[.A276]" office:value-type="float" office:value="6.80462354100001" calcext:value-type="float">
            <text:p>6.804623541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276]+[.A277]" office:value-type="float" office:value="6.81991308100001" calcext:value-type="float">
            <text:p>6.8199130810000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277]+[.A278]" office:value-type="float" office:value="6.83543150600001" calcext:value-type="float">
            <text:p>6.835431506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278]+[.A279]" office:value-type="float" office:value="6.85102622700001" calcext:value-type="float">
            <text:p>6.851026227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279]+[.A280]" office:value-type="float" office:value="6.86674302000001" calcext:value-type="float">
            <text:p>6.866743020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80]+[.A281]" office:value-type="float" office:value="6.88204781900001" calcext:value-type="float">
            <text:p>6.882047819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81]+[.A282]" office:value-type="float" office:value="6.89758150400001" calcext:value-type="float">
            <text:p>6.897581504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82]+[.A283]" office:value-type="float" office:value="6.91319148400001" calcext:value-type="float">
            <text:p>6.913191484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83]+[.A284]" office:value-type="float" office:value="6.92892353600001" calcext:value-type="float">
            <text:p>6.928923536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284]+[.A285]" office:value-type="float" office:value="6.94419781700001" calcext:value-type="float">
            <text:p>6.944197817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285]+[.A286]" office:value-type="float" office:value="6.95974676100001" calcext:value-type="float">
            <text:p>6.959746761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286]+[.A287]" office:value-type="float" office:value="6.97534148200001" calcext:value-type="float">
            <text:p>6.975341482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287]+[.A288]" office:value-type="float" office:value="6.99107353400001" calcext:value-type="float">
            <text:p>6.991073534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88]+[.A289]" office:value-type="float" office:value="7.00637833300001" calcext:value-type="float">
            <text:p>7.006378333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289]+[.A290]" office:value-type="float" office:value="7.02192727700001" calcext:value-type="float">
            <text:p>7.021927277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290]+[.A291]" office:value-type="float" office:value="7.03753725700001" calcext:value-type="float">
            <text:p>7.037537257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291]+[.A292]" office:value-type="float" office:value="7.05323879100001" calcext:value-type="float">
            <text:p>7.053238791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92]+[.A293]" office:value-type="float" office:value="7.06854359000001" calcext:value-type="float">
            <text:p>7.068543590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293]+[.A294]" office:value-type="float" office:value="7.08409253400001" calcext:value-type="float">
            <text:p>7.084092534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294]+[.A295]" office:value-type="float" office:value="7.09968725500001" calcext:value-type="float">
            <text:p>7.099687255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295]+[.A296]" office:value-type="float" office:value="7.11540404800001" calcext:value-type="float">
            <text:p>7.115404048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296]+[.A297]" office:value-type="float" office:value="7.13070884700001" calcext:value-type="float">
            <text:p>7.130708847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297]+[.A298]" office:value-type="float" office:value="7.14624253200001" calcext:value-type="float">
            <text:p>7.146242532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298]+[.A299]" office:value-type="float" office:value="7.16183725300001" calcext:value-type="float">
            <text:p>7.16183725300001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299]+[.A300]" office:value-type="float" office:value="7.17752352800001" calcext:value-type="float">
            <text:p>7.177523528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300]+[.A301]" office:value-type="float" office:value="7.19282832700001" calcext:value-type="float">
            <text:p>7.192828327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301]+[.A302]" office:value-type="float" office:value="7.20837727100001" calcext:value-type="float">
            <text:p>7.208377271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302]+[.A303]" office:value-type="float" office:value="7.22398725100001" calcext:value-type="float">
            <text:p>7.223987251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303]+[.A304]" office:value-type="float" office:value="7.23970404400001" calcext:value-type="float">
            <text:p>7.239704044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304]+[.A305]" office:value-type="float" office:value="7.25497832500001" calcext:value-type="float">
            <text:p>7.2549783250000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305]+[.A306]" office:value-type="float" office:value="7.27049675000001" calcext:value-type="float">
            <text:p>7.270496750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306]+[.A307]" office:value-type="float" office:value="7.28610673000001" calcext:value-type="float">
            <text:p>7.286106730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307]+[.A308]" office:value-type="float" office:value="7.30180826400001" calcext:value-type="float">
            <text:p>7.301808264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308]+[.A309]" office:value-type="float" office:value="7.31711306300001" calcext:value-type="float">
            <text:p>7.317113063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09]+[.A310]" office:value-type="float" office:value="7.33264674800001" calcext:value-type="float">
            <text:p>7.3326467480000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310]+[.A311]" office:value-type="float" office:value="7.34822620900001" calcext:value-type="float">
            <text:p>7.348226209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311]+[.A312]" office:value-type="float" office:value="7.36394300200001" calcext:value-type="float">
            <text:p>7.363943002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312]+[.A313]" office:value-type="float" office:value="7.37924780100001" calcext:value-type="float">
            <text:p>7.379247801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13]+[.A314]" office:value-type="float" office:value="7.39478148600001" calcext:value-type="float">
            <text:p>7.394781486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314]+[.A315]" office:value-type="float" office:value="7.41037620700001" calcext:value-type="float">
            <text:p>7.410376207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315]+[.A316]" office:value-type="float" office:value="7.42610825900001" calcext:value-type="float">
            <text:p>7.426108259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316]+[.A317]" office:value-type="float" office:value="7.44141305800001" calcext:value-type="float">
            <text:p>7.441413058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17]+[.A318]" office:value-type="float" office:value="7.45694674300001" calcext:value-type="float">
            <text:p>7.456946743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318]+[.A319]" office:value-type="float" office:value="7.47255672300001" calcext:value-type="float">
            <text:p>7.472556723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319]+[.A320]" office:value-type="float" office:value="7.48828877500001" calcext:value-type="float">
            <text:p>7.48828877500001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320]+[.A321]" office:value-type="float" office:value="7.50360883300001" calcext:value-type="float">
            <text:p>7.503608833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21]+[.A322]" office:value-type="float" office:value="7.51914251800001" calcext:value-type="float">
            <text:p>7.519142518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322]+[.A323]" office:value-type="float" office:value="7.53475249800001" calcext:value-type="float">
            <text:p>7.534752498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323]+[.A324]" office:value-type="float" office:value="7.55045403200001" calcext:value-type="float">
            <text:p>7.550454032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324]+[.A325]" office:value-type="float" office:value="7.56574357200001" calcext:value-type="float">
            <text:p>7.565743572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325]+[.A326]" office:value-type="float" office:value="7.58129251600001" calcext:value-type="float">
            <text:p>7.581292516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326]+[.A327]" office:value-type="float" office:value="7.59688723700001" calcext:value-type="float">
            <text:p>7.59688723700001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327]+[.A328]" office:value-type="float" office:value="7.61257351200001" calcext:value-type="float">
            <text:p>7.612573512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328]+[.A329]" office:value-type="float" office:value="7.62786305200001" calcext:value-type="float">
            <text:p>7.627863052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29]+[.A330]" office:value-type="float" office:value="7.64339673700001" calcext:value-type="float">
            <text:p>7.643396737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330]+[.A331]" office:value-type="float" office:value="7.65899145800001" calcext:value-type="float">
            <text:p>7.658991458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331]+[.A332]" office:value-type="float" office:value="7.67469299200001" calcext:value-type="float">
            <text:p>7.674692992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332]+[.A333]" office:value-type="float" office:value="7.68998253200001" calcext:value-type="float">
            <text:p>7.68998253200001</text:p>
          </table:table-cell>
        </table:table-row>
        <table:table-row table:style-name="ro1">
          <table:table-cell office:value-type="float" office:value="0.015503166" calcext:value-type="float">
            <text:p>0.015503166</text:p>
          </table:table-cell>
          <table:table-cell office:value-type="float" office:value="16.125738" calcext:value-type="float">
            <text:p>16.125738</text:p>
          </table:table-cell>
          <table:table-cell table:formula="of:=[.C333]+[.A334]" office:value-type="float" office:value="7.70548569800001" calcext:value-type="float">
            <text:p>7.705485698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334]+[.A335]" office:value-type="float" office:value="7.72109567800001" calcext:value-type="float">
            <text:p>7.721095678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335]+[.A336]" office:value-type="float" office:value="7.73682773000001" calcext:value-type="float">
            <text:p>7.736827730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336]+[.A337]" office:value-type="float" office:value="7.75213252900001" calcext:value-type="float">
            <text:p>7.752132529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337]+[.A338]" office:value-type="float" office:value="7.76768147300001" calcext:value-type="float">
            <text:p>7.76768147300001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338]+[.A339]" office:value-type="float" office:value="7.78330671100001" calcext:value-type="float">
            <text:p>7.783306711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339]+[.A340]" office:value-type="float" office:value="7.79903876300001" calcext:value-type="float">
            <text:p>7.799038763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340]+[.A341]" office:value-type="float" office:value="7.81431304400001" calcext:value-type="float">
            <text:p>7.814313044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341]+[.A342]" office:value-type="float" office:value="7.82986198800001" calcext:value-type="float">
            <text:p>7.829861988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342]+[.A343]" office:value-type="float" office:value="7.84547196800001" calcext:value-type="float">
            <text:p>7.845471968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343]+[.A344]" office:value-type="float" office:value="7.86118876100001" calcext:value-type="float">
            <text:p>7.861188761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344]+[.A345]" office:value-type="float" office:value="7.87647830100001" calcext:value-type="float">
            <text:p>7.876478301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345]+[.A346]" office:value-type="float" office:value="7.89202724500001" calcext:value-type="float">
            <text:p>7.8920272450000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346]+[.A347]" office:value-type="float" office:value="7.90760670600001" calcext:value-type="float">
            <text:p>7.907606706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347]+[.A348]" office:value-type="float" office:value="7.92332349900001" calcext:value-type="float">
            <text:p>7.923323499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348]+[.A349]" office:value-type="float" office:value="7.93862829800001" calcext:value-type="float">
            <text:p>7.938628298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49]+[.A350]" office:value-type="float" office:value="7.95416198300001" calcext:value-type="float">
            <text:p>7.9541619830000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350]+[.A351]" office:value-type="float" office:value="7.96974144400001" calcext:value-type="float">
            <text:p>7.96974144400001</text:p>
          </table:table-cell>
        </table:table-row>
        <table:table-row table:style-name="ro1">
          <table:table-cell office:value-type="float" office:value="0.01574731" calcext:value-type="float">
            <text:p>0.01574731</text:p>
          </table:table-cell>
          <table:table-cell office:value-type="float" office:value="15.875726" calcext:value-type="float">
            <text:p>15.875726</text:p>
          </table:table-cell>
          <table:table-cell table:formula="of:=[.C351]+[.A352]" office:value-type="float" office:value="7.98548875400001" calcext:value-type="float">
            <text:p>7.985488754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352]+[.A353]" office:value-type="float" office:value="8.00076303500001" calcext:value-type="float">
            <text:p>8.000763035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53]+[.A354]" office:value-type="float" office:value="8.01629672000001" calcext:value-type="float">
            <text:p>8.016296720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354]+[.A355]" office:value-type="float" office:value="8.03189144100001" calcext:value-type="float">
            <text:p>8.031891441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355]+[.A356]" office:value-type="float" office:value="8.04759297500001" calcext:value-type="float">
            <text:p>8.047592975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356]+[.A357]" office:value-type="float" office:value="8.06288251500001" calcext:value-type="float">
            <text:p>8.0628825150000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357]+[.A358]" office:value-type="float" office:value="8.07840094000001" calcext:value-type="float">
            <text:p>8.078400940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358]+[.A359]" office:value-type="float" office:value="8.09401092000001" calcext:value-type="float">
            <text:p>8.094010920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359]+[.A360]" office:value-type="float" office:value="8.10974297200001" calcext:value-type="float">
            <text:p>8.109742972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360]+[.A361]" office:value-type="float" office:value="8.12503251200001" calcext:value-type="float">
            <text:p>8.125032512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361]+[.A362]" office:value-type="float" office:value="8.14058145600001" calcext:value-type="float">
            <text:p>8.140581456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362]+[.A363]" office:value-type="float" office:value="8.15617617700001" calcext:value-type="float">
            <text:p>8.156176177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363]+[.A364]" office:value-type="float" office:value="8.17189297000001" calcext:value-type="float">
            <text:p>8.171892970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364]+[.A365]" office:value-type="float" office:value="8.18716725100001" calcext:value-type="float">
            <text:p>8.187167251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65]+[.A366]" office:value-type="float" office:value="8.20270093600001" calcext:value-type="float">
            <text:p>8.2027009360000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366]+[.A367]" office:value-type="float" office:value="8.21828039700001" calcext:value-type="float">
            <text:p>8.218280397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367]+[.A368]" office:value-type="float" office:value="8.23401244900001" calcext:value-type="float">
            <text:p>8.23401244900001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368]+[.A369]" office:value-type="float" office:value="8.24933250700001" calcext:value-type="float">
            <text:p>8.249332507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69]+[.A370]" office:value-type="float" office:value="8.26486619200001" calcext:value-type="float">
            <text:p>8.264866192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370]+[.A371]" office:value-type="float" office:value="8.28046091300001" calcext:value-type="float">
            <text:p>8.28046091300001</text:p>
          </table:table-cell>
        </table:table-row>
        <table:table-row table:style-name="ro1">
          <table:table-cell office:value-type="float" office:value="0.015671015" calcext:value-type="float">
            <text:p>0.015671015</text:p>
          </table:table-cell>
          <table:table-cell office:value-type="float" office:value="15.953019" calcext:value-type="float">
            <text:p>15.953019</text:p>
          </table:table-cell>
          <table:table-cell table:formula="of:=[.C371]+[.A372]" office:value-type="float" office:value="8.29613192800001" calcext:value-type="float">
            <text:p>8.296131928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372]+[.A373]" office:value-type="float" office:value="8.31142146800001" calcext:value-type="float">
            <text:p>8.311421468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73]+[.A374]" office:value-type="float" office:value="8.32695515300001" calcext:value-type="float">
            <text:p>8.326955153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374]+[.A375]" office:value-type="float" office:value="8.34254987400001" calcext:value-type="float">
            <text:p>8.342549874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375]+[.A376]" office:value-type="float" office:value="8.35828192600001" calcext:value-type="float">
            <text:p>8.358281926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376]+[.A377]" office:value-type="float" office:value="8.37355620700001" calcext:value-type="float">
            <text:p>8.373556207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77]+[.A378]" office:value-type="float" office:value="8.38908989200001" calcext:value-type="float">
            <text:p>8.389089892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378]+[.A379]" office:value-type="float" office:value="8.404684613" calcext:value-type="float">
            <text:p>8.404684613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379]+[.A380]" office:value-type="float" office:value="8.420386147" calcext:value-type="float">
            <text:p>8.420386147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380]+[.A381]" office:value-type="float" office:value="8.435675687" calcext:value-type="float">
            <text:p>8.435675687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381]+[.A382]" office:value-type="float" office:value="8.451194112" calcext:value-type="float">
            <text:p>8.451194112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382]+[.A383]" office:value-type="float" office:value="8.466773573" calcext:value-type="float">
            <text:p>8.466773573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383]+[.A384]" office:value-type="float" office:value="8.482490366" calcext:value-type="float">
            <text:p>8.482490366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384]+[.A385]" office:value-type="float" office:value="8.497779906" calcext:value-type="float">
            <text:p>8.497779906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85]+[.A386]" office:value-type="float" office:value="8.513313591" calcext:value-type="float">
            <text:p>8.51331359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386]+[.A387]" office:value-type="float" office:value="8.528908312" calcext:value-type="float">
            <text:p>8.528908312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387]+[.A388]" office:value-type="float" office:value="8.544640364" calcext:value-type="float">
            <text:p>8.544640364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388]+[.A389]" office:value-type="float" office:value="8.559960422" calcext:value-type="float">
            <text:p>8.559960422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389]+[.A390]" office:value-type="float" office:value="8.575509366" calcext:value-type="float">
            <text:p>8.575509366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390]+[.A391]" office:value-type="float" office:value="8.591119346" calcext:value-type="float">
            <text:p>8.591119346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391]+[.A392]" office:value-type="float" office:value="8.606851398" calcext:value-type="float">
            <text:p>8.606851398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392]+[.A393]" office:value-type="float" office:value="8.622156197" calcext:value-type="float">
            <text:p>8.622156197</text:p>
          </table:table-cell>
        </table:table-row>
        <table:table-row table:style-name="ro1">
          <table:table-cell office:value-type="float" office:value="0.015564202" calcext:value-type="float">
            <text:p>0.015564202</text:p>
          </table:table-cell>
          <table:table-cell office:value-type="float" office:value="16.0625" calcext:value-type="float">
            <text:p>16.0625</text:p>
          </table:table-cell>
          <table:table-cell table:formula="of:=[.C393]+[.A394]" office:value-type="float" office:value="8.637720399" calcext:value-type="float">
            <text:p>8.637720399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394]+[.A395]" office:value-type="float" office:value="8.65333037900001" calcext:value-type="float">
            <text:p>8.653330379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395]+[.A396]" office:value-type="float" office:value="8.66903191300001" calcext:value-type="float">
            <text:p>8.669031913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396]+[.A397]" office:value-type="float" office:value="8.68433671200001" calcext:value-type="float">
            <text:p>8.684336712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397]+[.A398]" office:value-type="float" office:value="8.69987039700001" calcext:value-type="float">
            <text:p>8.699870397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398]+[.A399]" office:value-type="float" office:value="8.715465118" calcext:value-type="float">
            <text:p>8.715465118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399]+[.A400]" office:value-type="float" office:value="8.731181911" calcext:value-type="float">
            <text:p>8.73118191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400]+[.A401]" office:value-type="float" office:value="8.746471451" calcext:value-type="float">
            <text:p>8.74647145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401]+[.A402]" office:value-type="float" office:value="8.762005136" calcext:value-type="float">
            <text:p>8.762005136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402]+[.A403]" office:value-type="float" office:value="8.777584597" calcext:value-type="float">
            <text:p>8.777584597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403]+[.A404]" office:value-type="float" office:value="8.793316649" calcext:value-type="float">
            <text:p>8.793316649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404]+[.A405]" office:value-type="float" office:value="8.808621448" calcext:value-type="float">
            <text:p>8.808621448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405]+[.A406]" office:value-type="float" office:value="8.824170392" calcext:value-type="float">
            <text:p>8.824170392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06]+[.A407]" office:value-type="float" office:value="8.83978037200001" calcext:value-type="float">
            <text:p>8.839780372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407]+[.A408]" office:value-type="float" office:value="8.85551242400001" calcext:value-type="float">
            <text:p>8.855512424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408]+[.A409]" office:value-type="float" office:value="8.87080196400001" calcext:value-type="float">
            <text:p>8.870801964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409]+[.A410]" office:value-type="float" office:value="8.88635090800001" calcext:value-type="float">
            <text:p>8.8863509080000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410]+[.A411]" office:value-type="float" office:value="8.90193036900001" calcext:value-type="float">
            <text:p>8.901930369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411]+[.A412]" office:value-type="float" office:value="8.91766242100001" calcext:value-type="float">
            <text:p>8.917662421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412]+[.A413]" office:value-type="float" office:value="8.93295196100001" calcext:value-type="float">
            <text:p>8.932951961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413]+[.A414]" office:value-type="float" office:value="8.94850090500001" calcext:value-type="float">
            <text:p>8.948500905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14]+[.A415]" office:value-type="float" office:value="8.96411088500001" calcext:value-type="float">
            <text:p>8.964110885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415]+[.A416]" office:value-type="float" office:value="8.97984293700001" calcext:value-type="float">
            <text:p>8.979842937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416]+[.A417]" office:value-type="float" office:value="8.99514773600001" calcext:value-type="float">
            <text:p>8.995147736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417]+[.A418]" office:value-type="float" office:value="9.01068142100001" calcext:value-type="float">
            <text:p>9.0106814210000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418]+[.A419]" office:value-type="float" office:value="9.02626088200001" calcext:value-type="float">
            <text:p>9.026260882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419]+[.A420]" office:value-type="float" office:value="9.04196241600001" calcext:value-type="float">
            <text:p>9.041962416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420]+[.A421]" office:value-type="float" office:value="9.05725195600001" calcext:value-type="float">
            <text:p>9.0572519560000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421]+[.A422]" office:value-type="float" office:value="9.07277038100001" calcext:value-type="float">
            <text:p>9.072770381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22]+[.A423]" office:value-type="float" office:value="9.08838036100001" calcext:value-type="float">
            <text:p>9.088380361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423]+[.A424]" office:value-type="float" office:value="9.10409715400001" calcext:value-type="float">
            <text:p>9.104097154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424]+[.A425]" office:value-type="float" office:value="9.11940195300001" calcext:value-type="float">
            <text:p>9.119401953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425]+[.A426]" office:value-type="float" office:value="9.13495089700001" calcext:value-type="float">
            <text:p>9.134950897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426]+[.A427]" office:value-type="float" office:value="9.15054561800001" calcext:value-type="float">
            <text:p>9.150545618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427]+[.A428]" office:value-type="float" office:value="9.16626241100001" calcext:value-type="float">
            <text:p>9.166262411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428]+[.A429]" office:value-type="float" office:value="9.18153669200001" calcext:value-type="float">
            <text:p>9.181536692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429]+[.A430]" office:value-type="float" office:value="9.19707037700001" calcext:value-type="float">
            <text:p>9.197070377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30]+[.A431]" office:value-type="float" office:value="9.21268035700001" calcext:value-type="float">
            <text:p>9.212680357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431]+[.A432]" office:value-type="float" office:value="9.22841240900001" calcext:value-type="float">
            <text:p>9.22841240900001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432]+[.A433]" office:value-type="float" office:value="9.24373246700001" calcext:value-type="float">
            <text:p>9.243732467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433]+[.A434]" office:value-type="float" office:value="9.25928141100001" calcext:value-type="float">
            <text:p>9.259281411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34]+[.A435]" office:value-type="float" office:value="9.27489139100001" calcext:value-type="float">
            <text:p>9.274891391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435]+[.A436]" office:value-type="float" office:value="9.29062344300001" calcext:value-type="float">
            <text:p>9.290623443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436]+[.A437]" office:value-type="float" office:value="9.30589772400001" calcext:value-type="float">
            <text:p>9.305897724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437]+[.A438]" office:value-type="float" office:value="9.32143140900001" calcext:value-type="float">
            <text:p>9.321431409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438]+[.A439]" office:value-type="float" office:value="9.33702613000001" calcext:value-type="float">
            <text:p>9.337026130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439]+[.A440]" office:value-type="float" office:value="9.35272766400001" calcext:value-type="float">
            <text:p>9.352727664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440]+[.A441]" office:value-type="float" office:value="9.36801720400001" calcext:value-type="float">
            <text:p>9.368017204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441]+[.A442]" office:value-type="float" office:value="9.38356614800001" calcext:value-type="float">
            <text:p>9.383566148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42]+[.A443]" office:value-type="float" office:value="9.39917612800001" calcext:value-type="float">
            <text:p>9.399176128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443]+[.A444]" office:value-type="float" office:value="9.41490818000001" calcext:value-type="float">
            <text:p>9.414908180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444]+[.A445]" office:value-type="float" office:value="9.43018246100001" calcext:value-type="float">
            <text:p>9.430182461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445]+[.A446]" office:value-type="float" office:value="9.44571614600001" calcext:value-type="float">
            <text:p>9.445716146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446]+[.A447]" office:value-type="float" office:value="9.46131086700001" calcext:value-type="float">
            <text:p>9.461310867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447]+[.A448]" office:value-type="float" office:value="9.47704291900001" calcext:value-type="float">
            <text:p>9.477042919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448]+[.A449]" office:value-type="float" office:value="9.49231720000001" calcext:value-type="float">
            <text:p>9.492317200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449]+[.A450]" office:value-type="float" office:value="9.50785088500001" calcext:value-type="float">
            <text:p>9.507850885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50]+[.A451]" office:value-type="float" office:value="9.52346086500001" calcext:value-type="float">
            <text:p>9.523460865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451]+[.A452]" office:value-type="float" office:value="9.53917765800001" calcext:value-type="float">
            <text:p>9.539177658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452]+[.A453]" office:value-type="float" office:value="9.55445193900001" calcext:value-type="float">
            <text:p>9.554451939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453]+[.A454]" office:value-type="float" office:value="9.57000088300001" calcext:value-type="float">
            <text:p>9.570000883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454]+[.A455]" office:value-type="float" office:value="9.58559560400001" calcext:value-type="float">
            <text:p>9.5855956040000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455]+[.A456]" office:value-type="float" office:value="9.60129713800001" calcext:value-type="float">
            <text:p>9.601297138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456]+[.A457]" office:value-type="float" office:value="9.61660193700001" calcext:value-type="float">
            <text:p>9.616601937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457]+[.A458]" office:value-type="float" office:value="9.63213562200001" calcext:value-type="float">
            <text:p>9.6321356220000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458]+[.A459]" office:value-type="float" office:value="9.64771508300001" calcext:value-type="float">
            <text:p>9.647715083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459]+[.A460]" office:value-type="float" office:value="9.66344713500001" calcext:value-type="float">
            <text:p>9.663447135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460]+[.A461]" office:value-type="float" office:value="9.67875193400001" calcext:value-type="float">
            <text:p>9.678751934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461]+[.A462]" office:value-type="float" office:value="9.69430087800001" calcext:value-type="float">
            <text:p>9.6943008780000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462]+[.A463]" office:value-type="float" office:value="9.70988033900001" calcext:value-type="float">
            <text:p>9.709880339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463]+[.A464]" office:value-type="float" office:value="9.72559713200001" calcext:value-type="float">
            <text:p>9.725597132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464]+[.A465]" office:value-type="float" office:value="9.74088667200001" calcext:value-type="float">
            <text:p>9.7408866720000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465]+[.A466]" office:value-type="float" office:value="9.75640509700001" calcext:value-type="float">
            <text:p>9.756405097000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466]+[.A467]" office:value-type="float" office:value="9.77199981800001" calcext:value-type="float">
            <text:p>9.771999818000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467]+[.A468]" office:value-type="float" office:value="9.78771661100001" calcext:value-type="float">
            <text:p>9.787716611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468]+[.A469]" office:value-type="float" office:value="9.80302141000001" calcext:value-type="float">
            <text:p>9.8030214100000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469]+[.A470]" office:value-type="float" office:value="9.81855509500001" calcext:value-type="float">
            <text:p>9.818555095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70]+[.A471]" office:value-type="float" office:value="9.83416507500001" calcext:value-type="float">
            <text:p>9.834165075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471]+[.A472]" office:value-type="float" office:value="9.84989712700001" calcext:value-type="float">
            <text:p>9.8498971270000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472]+[.A473]" office:value-type="float" office:value="9.86520192600001" calcext:value-type="float">
            <text:p>9.865201926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473]+[.A474]" office:value-type="float" office:value="9.88075087000001" calcext:value-type="float">
            <text:p>9.880750870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74]+[.A475]" office:value-type="float" office:value="9.89636085000001" calcext:value-type="float">
            <text:p>9.8963608500000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475]+[.A476]" office:value-type="float" office:value="9.91209290200001" calcext:value-type="float">
            <text:p>9.912092902000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476]+[.A477]" office:value-type="float" office:value="9.92736718300001" calcext:value-type="float">
            <text:p>9.9273671830000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477]+[.A478]" office:value-type="float" office:value="9.94288560800001" calcext:value-type="float">
            <text:p>9.9428856080000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78]+[.A479]" office:value-type="float" office:value="9.95849558800001" calcext:value-type="float">
            <text:p>9.95849558800001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479]+[.A480]" office:value-type="float" office:value="9.97418186300001" calcext:value-type="float">
            <text:p>9.974181863000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480]+[.A481]" office:value-type="float" office:value="9.98947140300001" calcext:value-type="float">
            <text:p>9.989471403000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481]+[.A482]" office:value-type="float" office:value="10.005020347" calcext:value-type="float">
            <text:p>10.005020347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82]+[.A483]" office:value-type="float" office:value="10.020630327" calcext:value-type="float">
            <text:p>10.020630327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483]+[.A484]" office:value-type="float" office:value="10.036316602" calcext:value-type="float">
            <text:p>10.036316602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484]+[.A485]" office:value-type="float" office:value="10.05163666" calcext:value-type="float">
            <text:p>10.05163666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485]+[.A486]" office:value-type="float" office:value="10.067155085" calcext:value-type="float">
            <text:p>10.067155085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486]+[.A487]" office:value-type="float" office:value="10.082749806" calcext:value-type="float">
            <text:p>10.082749806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487]+[.A488]" office:value-type="float" office:value="10.098466599" calcext:value-type="float">
            <text:p>10.098466599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488]+[.A489]" office:value-type="float" office:value="10.113756139" calcext:value-type="float">
            <text:p>10.113756139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489]+[.A490]" office:value-type="float" office:value="10.129305083" calcext:value-type="float">
            <text:p>10.129305083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490]+[.A491]" office:value-type="float" office:value="10.144915063" calcext:value-type="float">
            <text:p>10.144915063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491]+[.A492]" office:value-type="float" office:value="10.160631856" calcext:value-type="float">
            <text:p>10.160631856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492]+[.A493]" office:value-type="float" office:value="10.175906137" calcext:value-type="float">
            <text:p>10.17590613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493]+[.A494]" office:value-type="float" office:value="10.191439822" calcext:value-type="float">
            <text:p>10.191439822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494]+[.A495]" office:value-type="float" office:value="10.207034543" calcext:value-type="float">
            <text:p>10.207034543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495]+[.A496]" office:value-type="float" office:value="10.222751336" calcext:value-type="float">
            <text:p>10.222751336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496]+[.A497]" office:value-type="float" office:value="10.238056135" calcext:value-type="float">
            <text:p>10.238056135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497]+[.A498]" office:value-type="float" office:value="10.25358982" calcext:value-type="float">
            <text:p>10.25358982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498]+[.A499]" office:value-type="float" office:value="10.269169281" calcext:value-type="float">
            <text:p>10.26916928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499]+[.A500]" office:value-type="float" office:value="10.284886074" calcext:value-type="float">
            <text:p>10.284886074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500]+[.A501]" office:value-type="float" office:value="10.300175614" calcext:value-type="float">
            <text:p>10.300175614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01]+[.A502]" office:value-type="float" office:value="10.315709299" calcext:value-type="float">
            <text:p>10.315709299</text:p>
          </table:table-cell>
        </table:table-row>
        <table:table-row table:style-name="ro1">
          <table:table-cell office:value-type="float" office:value="0.015564202" calcext:value-type="float">
            <text:p>0.015564202</text:p>
          </table:table-cell>
          <table:table-cell office:value-type="float" office:value="16.0625" calcext:value-type="float">
            <text:p>16.0625</text:p>
          </table:table-cell>
          <table:table-cell table:formula="of:=[.C502]+[.A503]" office:value-type="float" office:value="10.331273501" calcext:value-type="float">
            <text:p>10.3312735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03]+[.A504]" office:value-type="float" office:value="10.346990294" calcext:value-type="float">
            <text:p>10.346990294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504]+[.A505]" office:value-type="float" office:value="10.362295093" calcext:value-type="float">
            <text:p>10.362295093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505]+[.A506]" office:value-type="float" office:value="10.377844037" calcext:value-type="float">
            <text:p>10.377844037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506]+[.A507]" office:value-type="float" office:value="10.393438758" calcext:value-type="float">
            <text:p>10.393438758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507]+[.A508]" office:value-type="float" office:value="10.40917081" calcext:value-type="float">
            <text:p>10.4091708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508]+[.A509]" office:value-type="float" office:value="10.424475609" calcext:value-type="float">
            <text:p>10.424475609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509]+[.A510]" office:value-type="float" office:value="10.439994034" calcext:value-type="float">
            <text:p>10.439994034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510]+[.A511]" office:value-type="float" office:value="10.455573495" calcext:value-type="float">
            <text:p>10.455573495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511]+[.A512]" office:value-type="float" office:value="10.47125977" calcext:value-type="float">
            <text:p>10.47125977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512]+[.A513]" office:value-type="float" office:value="10.486534051" calcext:value-type="float">
            <text:p>10.48653405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513]+[.A514]" office:value-type="float" office:value="10.502052476" calcext:value-type="float">
            <text:p>10.502052476</text:p>
          </table:table-cell>
        </table:table-row>
        <table:table-row table:style-name="ro1">
          <table:table-cell office:value-type="float" office:value="0.015564202" calcext:value-type="float">
            <text:p>0.015564202</text:p>
          </table:table-cell>
          <table:table-cell office:value-type="float" office:value="16.0625" calcext:value-type="float">
            <text:p>16.0625</text:p>
          </table:table-cell>
          <table:table-cell table:formula="of:=[.C514]+[.A515]" office:value-type="float" office:value="10.517616678" calcext:value-type="float">
            <text:p>10.517616678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15]+[.A516]" office:value-type="float" office:value="10.533333471" calcext:value-type="float">
            <text:p>10.53333347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516]+[.A517]" office:value-type="float" office:value="10.548623011" calcext:value-type="float">
            <text:p>10.54862301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517]+[.A518]" office:value-type="float" office:value="10.564141436" calcext:value-type="float">
            <text:p>10.564141436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518]+[.A519]" office:value-type="float" office:value="10.579720897" calcext:value-type="float">
            <text:p>10.579720897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19]+[.A520]" office:value-type="float" office:value="10.59543769" calcext:value-type="float">
            <text:p>10.59543769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520]+[.A521]" office:value-type="float" office:value="10.610742489" calcext:value-type="float">
            <text:p>10.610742489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521]+[.A522]" office:value-type="float" office:value="10.626260914" calcext:value-type="float">
            <text:p>10.626260914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522]+[.A523]" office:value-type="float" office:value="10.641840375" calcext:value-type="float">
            <text:p>10.641840375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523]+[.A524]" office:value-type="float" office:value="10.657572427" calcext:value-type="float">
            <text:p>10.657572427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524]+[.A525]" office:value-type="float" office:value="10.672861967" calcext:value-type="float">
            <text:p>10.67286196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25]+[.A526]" office:value-type="float" office:value="10.688395652" calcext:value-type="float">
            <text:p>10.688395652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526]+[.A527]" office:value-type="float" office:value="10.703990373" calcext:value-type="float">
            <text:p>10.703990373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27]+[.A528]" office:value-type="float" office:value="10.719707166" calcext:value-type="float">
            <text:p>10.719707166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528]+[.A529]" office:value-type="float" office:value="10.734996706" calcext:value-type="float">
            <text:p>10.734996706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29]+[.A530]" office:value-type="float" office:value="10.750530391" calcext:value-type="float">
            <text:p>10.75053039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530]+[.A531]" office:value-type="float" office:value="10.766125112" calcext:value-type="float">
            <text:p>10.76612511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31]+[.A532]" office:value-type="float" office:value="10.781841905" calcext:value-type="float">
            <text:p>10.78184190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532]+[.A533]" office:value-type="float" office:value="10.797146704" calcext:value-type="float">
            <text:p>10.797146704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33]+[.A534]" office:value-type="float" office:value="10.812680389" calcext:value-type="float">
            <text:p>10.812680389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534]+[.A535]" office:value-type="float" office:value="10.828290369" calcext:value-type="float">
            <text:p>10.828290369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35]+[.A536]" office:value-type="float" office:value="10.844007162" calcext:value-type="float">
            <text:p>10.844007162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536]+[.A537]" office:value-type="float" office:value="10.859296702" calcext:value-type="float">
            <text:p>10.859296702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37]+[.A538]" office:value-type="float" office:value="10.874830387" calcext:value-type="float">
            <text:p>10.874830387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538]+[.A539]" office:value-type="float" office:value="10.890440367" calcext:value-type="float">
            <text:p>10.890440367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39]+[.A540]" office:value-type="float" office:value="10.90615716" calcext:value-type="float">
            <text:p>10.90615716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540]+[.A541]" office:value-type="float" office:value="10.921431441" calcext:value-type="float">
            <text:p>10.92143144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41]+[.A542]" office:value-type="float" office:value="10.936965126" calcext:value-type="float">
            <text:p>10.936965126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542]+[.A543]" office:value-type="float" office:value="10.952575106" calcext:value-type="float">
            <text:p>10.952575106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43]+[.A544]" office:value-type="float" office:value="10.968291899" calcext:value-type="float">
            <text:p>10.968291899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544]+[.A545]" office:value-type="float" office:value="10.983596698" calcext:value-type="float">
            <text:p>10.983596698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45]+[.A546]" office:value-type="float" office:value="10.999130383" calcext:value-type="float">
            <text:p>10.999130383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546]+[.A547]" office:value-type="float" office:value="11.014725104" calcext:value-type="float">
            <text:p>11.014725104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547]+[.A548]" office:value-type="float" office:value="11.030426638" calcext:value-type="float">
            <text:p>11.030426638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548]+[.A549]" office:value-type="float" office:value="11.045746696" calcext:value-type="float">
            <text:p>11.045746696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549]+[.A550]" office:value-type="float" office:value="11.06129564" calcext:value-type="float">
            <text:p>11.06129564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550]+[.A551]" office:value-type="float" office:value="11.07690562" calcext:value-type="float">
            <text:p>11.07690562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551]+[.A552]" office:value-type="float" office:value="11.092607154" calcext:value-type="float">
            <text:p>11.092607154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552]+[.A553]" office:value-type="float" office:value="11.107927212" calcext:value-type="float">
            <text:p>11.107927212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553]+[.A554]" office:value-type="float" office:value="11.123476156" calcext:value-type="float">
            <text:p>11.123476156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554]+[.A555]" office:value-type="float" office:value="11.139070877" calcext:value-type="float">
            <text:p>11.139070877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555]+[.A556]" office:value-type="float" office:value="11.154757152" calcext:value-type="float">
            <text:p>11.154757152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556]+[.A557]" office:value-type="float" office:value="11.170031433" calcext:value-type="float">
            <text:p>11.170031433</text:p>
          </table:table-cell>
        </table:table-row>
        <table:table-row table:style-name="ro1">
          <table:table-cell office:value-type="float" office:value="0.015503166" calcext:value-type="float">
            <text:p>0.015503166</text:p>
          </table:table-cell>
          <table:table-cell office:value-type="float" office:value="16.125738" calcext:value-type="float">
            <text:p>16.125738</text:p>
          </table:table-cell>
          <table:table-cell table:formula="of:=[.C557]+[.A558]" office:value-type="float" office:value="11.185534599" calcext:value-type="float">
            <text:p>11.185534599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558]+[.A559]" office:value-type="float" office:value="11.201144579" calcext:value-type="float">
            <text:p>11.201144579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559]+[.A560]" office:value-type="float" office:value="11.216830854" calcext:value-type="float">
            <text:p>11.216830854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560]+[.A561]" office:value-type="float" office:value="11.232120394" calcext:value-type="float">
            <text:p>11.232120394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561]+[.A562]" office:value-type="float" office:value="11.247669338" calcext:value-type="float">
            <text:p>11.247669338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562]+[.A563]" office:value-type="float" office:value="11.263248799" calcext:value-type="float">
            <text:p>11.263248799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63]+[.A564]" office:value-type="float" office:value="11.278965592" calcext:value-type="float">
            <text:p>11.278965592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564]+[.A565]" office:value-type="float" office:value="11.294270391" calcext:value-type="float">
            <text:p>11.29427039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65]+[.A566]" office:value-type="float" office:value="11.309804076" calcext:value-type="float">
            <text:p>11.309804076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566]+[.A567]" office:value-type="float" office:value="11.325414056" calcext:value-type="float">
            <text:p>11.325414056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567]+[.A568]" office:value-type="float" office:value="11.341146108" calcext:value-type="float">
            <text:p>11.341146108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568]+[.A569]" office:value-type="float" office:value="11.356435648" calcext:value-type="float">
            <text:p>11.356435648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69]+[.A570]" office:value-type="float" office:value="11.371969333" calcext:value-type="float">
            <text:p>11.371969333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570]+[.A571]" office:value-type="float" office:value="11.387579313" calcext:value-type="float">
            <text:p>11.387579313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71]+[.A572]" office:value-type="float" office:value="11.403296106" calcext:value-type="float">
            <text:p>11.403296106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572]+[.A573]" office:value-type="float" office:value="11.418585646" calcext:value-type="float">
            <text:p>11.418585646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73]+[.A574]" office:value-type="float" office:value="11.434119331" calcext:value-type="float">
            <text:p>11.43411933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574]+[.A575]" office:value-type="float" office:value="11.449729311" calcext:value-type="float">
            <text:p>11.44972931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75]+[.A576]" office:value-type="float" office:value="11.465446104" calcext:value-type="float">
            <text:p>11.465446104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576]+[.A577]" office:value-type="float" office:value="11.480750903" calcext:value-type="float">
            <text:p>11.480750903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77]+[.A578]" office:value-type="float" office:value="11.496284588" calcext:value-type="float">
            <text:p>11.496284588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578]+[.A579]" office:value-type="float" office:value="11.511879309" calcext:value-type="float">
            <text:p>11.511879309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579]+[.A580]" office:value-type="float" office:value="11.527611361" calcext:value-type="float">
            <text:p>11.52761136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580]+[.A581]" office:value-type="float" office:value="11.542900901" calcext:value-type="float">
            <text:p>11.542900901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581]+[.A582]" office:value-type="float" office:value="11.558449845" calcext:value-type="float">
            <text:p>11.558449845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582]+[.A583]" office:value-type="float" office:value="11.574044566" calcext:value-type="float">
            <text:p>11.574044566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583]+[.A584]" office:value-type="float" office:value="11.589776618" calcext:value-type="float">
            <text:p>11.589776618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584]+[.A585]" office:value-type="float" office:value="11.605066158" calcext:value-type="float">
            <text:p>11.605066158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585]+[.A586]" office:value-type="float" office:value="11.620584583" calcext:value-type="float">
            <text:p>11.620584583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586]+[.A587]" office:value-type="float" office:value="11.636194563" calcext:value-type="float">
            <text:p>11.636194563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587]+[.A588]" office:value-type="float" office:value="11.651880838" calcext:value-type="float">
            <text:p>11.651880838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588]+[.A589]" office:value-type="float" office:value="11.667155119" calcext:value-type="float">
            <text:p>11.667155119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89]+[.A590]" office:value-type="float" office:value="11.682688804" calcext:value-type="float">
            <text:p>11.682688804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590]+[.A591]" office:value-type="float" office:value="11.698298784" calcext:value-type="float">
            <text:p>11.698298784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591]+[.A592]" office:value-type="float" office:value="11.714030836" calcext:value-type="float">
            <text:p>11.714030836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592]+[.A593]" office:value-type="float" office:value="11.729320376" calcext:value-type="float">
            <text:p>11.729320376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593]+[.A594]" office:value-type="float" office:value="11.744854061" calcext:value-type="float">
            <text:p>11.744854061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594]+[.A595]" office:value-type="float" office:value="11.760433522" calcext:value-type="float">
            <text:p>11.76043352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595]+[.A596]" office:value-type="float" office:value="11.776150315" calcext:value-type="float">
            <text:p>11.77615031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596]+[.A597]" office:value-type="float" office:value="11.791455114" calcext:value-type="float">
            <text:p>11.791455114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597]+[.A598]" office:value-type="float" office:value="11.806973539" calcext:value-type="float">
            <text:p>11.806973539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598]+[.A599]" office:value-type="float" office:value="11.82256826" calcext:value-type="float">
            <text:p>11.82256826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599]+[.A600]" office:value-type="float" office:value="11.838269794" calcext:value-type="float">
            <text:p>11.838269794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00]+[.A601]" office:value-type="float" office:value="11.853574593" calcext:value-type="float">
            <text:p>11.853574593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01]+[.A602]" office:value-type="float" office:value="11.869108278" calcext:value-type="float">
            <text:p>11.869108278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602]+[.A603]" office:value-type="float" office:value="11.884687739" calcext:value-type="float">
            <text:p>11.884687739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603]+[.A604]" office:value-type="float" office:value="11.900419791" calcext:value-type="float">
            <text:p>11.90041979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04]+[.A605]" office:value-type="float" office:value="11.91572459" calcext:value-type="float">
            <text:p>11.91572459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05]+[.A606]" office:value-type="float" office:value="11.931258275" calcext:value-type="float">
            <text:p>11.931258275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606]+[.A607]" office:value-type="float" office:value="11.946852996" calcext:value-type="float">
            <text:p>11.946852996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607]+[.A608]" office:value-type="float" office:value="11.962569789" calcext:value-type="float">
            <text:p>11.962569789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608]+[.A609]" office:value-type="float" office:value="11.977859329" calcext:value-type="float">
            <text:p>11.977859329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609]+[.A610]" office:value-type="float" office:value="11.993377754" calcext:value-type="float">
            <text:p>11.993377754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610]+[.A611]" office:value-type="float" office:value="12.008987734" calcext:value-type="float">
            <text:p>12.008987734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611]+[.A612]" office:value-type="float" office:value="12.024719786" calcext:value-type="float">
            <text:p>12.024719786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12]+[.A613]" office:value-type="float" office:value="12.040024585" calcext:value-type="float">
            <text:p>12.040024585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13]+[.A614]" office:value-type="float" office:value="12.05555827" calcext:value-type="float">
            <text:p>12.05555827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614]+[.A615]" office:value-type="float" office:value="12.07116825" calcext:value-type="float">
            <text:p>12.07116825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615]+[.A616]" office:value-type="float" office:value="12.086869784" calcext:value-type="float">
            <text:p>12.086869784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16]+[.A617]" office:value-type="float" office:value="12.102174583" calcext:value-type="float">
            <text:p>12.102174583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17]+[.A618]" office:value-type="float" office:value="12.117708268" calcext:value-type="float">
            <text:p>12.117708268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618]+[.A619]" office:value-type="float" office:value="12.133318248" calcext:value-type="float">
            <text:p>12.133318248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619]+[.A620]" office:value-type="float" office:value="12.149035041" calcext:value-type="float">
            <text:p>12.14903504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20]+[.A621]" office:value-type="float" office:value="12.16433984" calcext:value-type="float">
            <text:p>12.16433984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21]+[.A622]" office:value-type="float" office:value="12.179873525" calcext:value-type="float">
            <text:p>12.179873525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622]+[.A623]" office:value-type="float" office:value="12.195452986" calcext:value-type="float">
            <text:p>12.195452986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623]+[.A624]" office:value-type="float" office:value="12.21115452" calcext:value-type="float">
            <text:p>12.21115452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624]+[.A625]" office:value-type="float" office:value="12.22644406" calcext:value-type="float">
            <text:p>12.22644406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625]+[.A626]" office:value-type="float" office:value="12.241993004" calcext:value-type="float">
            <text:p>12.241993004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626]+[.A627]" office:value-type="float" office:value="12.257587725" calcext:value-type="float">
            <text:p>12.257587725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627]+[.A628]" office:value-type="float" office:value="12.273289259" calcext:value-type="float">
            <text:p>12.273289259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28]+[.A629]" office:value-type="float" office:value="12.288594058" calcext:value-type="float">
            <text:p>12.288594058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629]+[.A630]" office:value-type="float" office:value="12.304143002" calcext:value-type="float">
            <text:p>12.304143002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630]+[.A631]" office:value-type="float" office:value="12.319737723" calcext:value-type="float">
            <text:p>12.319737723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631]+[.A632]" office:value-type="float" office:value="12.335454516" calcext:value-type="float">
            <text:p>12.335454516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32]+[.A633]" office:value-type="float" office:value="12.350759315" calcext:value-type="float">
            <text:p>12.350759315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633]+[.A634]" office:value-type="float" office:value="12.366308259" calcext:value-type="float">
            <text:p>12.366308259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634]+[.A635]" office:value-type="float" office:value="12.38188772" calcext:value-type="float">
            <text:p>12.3818877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635]+[.A636]" office:value-type="float" office:value="12.397604513" calcext:value-type="float">
            <text:p>12.397604513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636]+[.A637]" office:value-type="float" office:value="12.412924571" calcext:value-type="float">
            <text:p>12.41292457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37]+[.A638]" office:value-type="float" office:value="12.428458256" calcext:value-type="float">
            <text:p>12.428458256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638]+[.A639]" office:value-type="float" office:value="12.444052977" calcext:value-type="float">
            <text:p>12.444052977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639]+[.A640]" office:value-type="float" office:value="12.45976977" calcext:value-type="float">
            <text:p>12.45976977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640]+[.A641]" office:value-type="float" office:value="12.475089828" calcext:value-type="float">
            <text:p>12.475089828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41]+[.A642]" office:value-type="float" office:value="12.490623513" calcext:value-type="float">
            <text:p>12.490623513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642]+[.A643]" office:value-type="float" office:value="12.506218234" calcext:value-type="float">
            <text:p>12.506218234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643]+[.A644]" office:value-type="float" office:value="12.521919768" calcext:value-type="float">
            <text:p>12.521919768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44]+[.A645]" office:value-type="float" office:value="12.537224567" calcext:value-type="float">
            <text:p>12.53722456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45]+[.A646]" office:value-type="float" office:value="12.552758252" calcext:value-type="float">
            <text:p>12.552758252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646]+[.A647]" office:value-type="float" office:value="12.568368232" calcext:value-type="float">
            <text:p>12.568368232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647]+[.A648]" office:value-type="float" office:value="12.584069766" calcext:value-type="float">
            <text:p>12.584069766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48]+[.A649]" office:value-type="float" office:value="12.599374565" calcext:value-type="float">
            <text:p>12.599374565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649]+[.A650]" office:value-type="float" office:value="12.61489299" calcext:value-type="float">
            <text:p>12.61489299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650]+[.A651]" office:value-type="float" office:value="12.63050297" calcext:value-type="float">
            <text:p>12.63050297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651]+[.A652]" office:value-type="float" office:value="12.646219763" calcext:value-type="float">
            <text:p>12.646219763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652]+[.A653]" office:value-type="float" office:value="12.661494044" calcext:value-type="float">
            <text:p>12.661494044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653]+[.A654]" office:value-type="float" office:value="12.677042988" calcext:value-type="float">
            <text:p>12.677042988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654]+[.A655]" office:value-type="float" office:value="12.692637709" calcext:value-type="float">
            <text:p>12.692637709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655]+[.A656]" office:value-type="float" office:value="12.708323984" calcext:value-type="float">
            <text:p>12.708323984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656]+[.A657]" office:value-type="float" office:value="12.723613524" calcext:value-type="float">
            <text:p>12.723613524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657]+[.A658]" office:value-type="float" office:value="12.739162468" calcext:value-type="float">
            <text:p>12.739162468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658]+[.A659]" office:value-type="float" office:value="12.754772448" calcext:value-type="float">
            <text:p>12.754772448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659]+[.A660]" office:value-type="float" office:value="12.770458723" calcext:value-type="float">
            <text:p>12.770458723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60]+[.A661]" office:value-type="float" office:value="12.785763522" calcext:value-type="float">
            <text:p>12.785763522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61]+[.A662]" office:value-type="float" office:value="12.801297207" calcext:value-type="float">
            <text:p>12.801297207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662]+[.A663]" office:value-type="float" office:value="12.816891928" calcext:value-type="float">
            <text:p>12.816891928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663]+[.A664]" office:value-type="float" office:value="12.83262398" calcext:value-type="float">
            <text:p>12.83262398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664]+[.A665]" office:value-type="float" office:value="12.847944038" calcext:value-type="float">
            <text:p>12.847944038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65]+[.A666]" office:value-type="float" office:value="12.863477723" calcext:value-type="float">
            <text:p>12.863477723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666]+[.A667]" office:value-type="float" office:value="12.879057184" calcext:value-type="float">
            <text:p>12.879057184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667]+[.A668]" office:value-type="float" office:value="12.894743459" calcext:value-type="float">
            <text:p>12.894743459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668]+[.A669]" office:value-type="float" office:value="12.910032999" calcext:value-type="float">
            <text:p>12.910032999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669]+[.A670]" office:value-type="float" office:value="12.925581943" calcext:value-type="float">
            <text:p>12.925581943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670]+[.A671]" office:value-type="float" office:value="12.941176664" calcext:value-type="float">
            <text:p>12.941176664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671]+[.A672]" office:value-type="float" office:value="12.956908716" calcext:value-type="float">
            <text:p>12.956908716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72]+[.A673]" office:value-type="float" office:value="12.972213515" calcext:value-type="float">
            <text:p>12.972213515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73]+[.A674]" office:value-type="float" office:value="12.9877472" calcext:value-type="float">
            <text:p>12.9877472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674]+[.A675]" office:value-type="float" office:value="13.003341921" calcext:value-type="float">
            <text:p>13.003341921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675]+[.A676]" office:value-type="float" office:value="13.019028196" calcext:value-type="float">
            <text:p>13.019028196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676]+[.A677]" office:value-type="float" office:value="13.034317736" calcext:value-type="float">
            <text:p>13.034317736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677]+[.A678]" office:value-type="float" office:value="13.049836161" calcext:value-type="float">
            <text:p>13.04983616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678]+[.A679]" office:value-type="float" office:value="13.065446141" calcext:value-type="float">
            <text:p>13.06544614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679]+[.A680]" office:value-type="float" office:value="13.081162934" calcext:value-type="float">
            <text:p>13.081162934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80]+[.A681]" office:value-type="float" office:value="13.096467733" calcext:value-type="float">
            <text:p>13.096467733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81]+[.A682]" office:value-type="float" office:value="13.112001418" calcext:value-type="float">
            <text:p>13.112001418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682]+[.A683]" office:value-type="float" office:value="13.127611398" calcext:value-type="float">
            <text:p>13.127611398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683]+[.A684]" office:value-type="float" office:value="13.143328191" calcext:value-type="float">
            <text:p>13.14332819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684]+[.A685]" office:value-type="float" office:value="13.158617731" calcext:value-type="float">
            <text:p>13.15861773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85]+[.A686]" office:value-type="float" office:value="13.174151416" calcext:value-type="float">
            <text:p>13.174151416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686]+[.A687]" office:value-type="float" office:value="13.189761396" calcext:value-type="float">
            <text:p>13.189761396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687]+[.A688]" office:value-type="float" office:value="13.205478189" calcext:value-type="float">
            <text:p>13.205478189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688]+[.A689]" office:value-type="float" office:value="13.220767729" calcext:value-type="float">
            <text:p>13.220767729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89]+[.A690]" office:value-type="float" office:value="13.236301414" calcext:value-type="float">
            <text:p>13.236301414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690]+[.A691]" office:value-type="float" office:value="13.251896135" calcext:value-type="float">
            <text:p>13.251896135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691]+[.A692]" office:value-type="float" office:value="13.267612928" calcext:value-type="float">
            <text:p>13.267612928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692]+[.A693]" office:value-type="float" office:value="13.282917727" calcext:value-type="float">
            <text:p>13.28291772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693]+[.A694]" office:value-type="float" office:value="13.298451412" calcext:value-type="float">
            <text:p>13.298451412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694]+[.A695]" office:value-type="float" office:value="13.314061392" calcext:value-type="float">
            <text:p>13.31406139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695]+[.A696]" office:value-type="float" office:value="13.329778185" calcext:value-type="float">
            <text:p>13.329778185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696]+[.A697]" office:value-type="float" office:value="13.345067725" calcext:value-type="float">
            <text:p>13.345067725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697]+[.A698]" office:value-type="float" office:value="13.360616669" calcext:value-type="float">
            <text:p>13.360616669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698]+[.A699]" office:value-type="float" office:value="13.37621139" calcext:value-type="float">
            <text:p>13.37621139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699]+[.A700]" office:value-type="float" office:value="13.391943442" calcext:value-type="float">
            <text:p>13.391943442</text:p>
          </table:table-cell>
        </table:table-row>
        <table:table-row table:style-name="ro1">
          <table:table-cell office:value-type="float" office:value="0.015259022" calcext:value-type="float">
            <text:p>0.015259022</text:p>
          </table:table-cell>
          <table:table-cell office:value-type="float" office:value="16.383749" calcext:value-type="float">
            <text:p>16.383749</text:p>
          </table:table-cell>
          <table:table-cell table:formula="of:=[.C700]+[.A701]" office:value-type="float" office:value="13.407202464" calcext:value-type="float">
            <text:p>13.407202464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701]+[.A702]" office:value-type="float" office:value="13.422751408" calcext:value-type="float">
            <text:p>13.422751408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702]+[.A703]" office:value-type="float" office:value="13.438346129" calcext:value-type="float">
            <text:p>13.438346129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703]+[.A704]" office:value-type="float" office:value="13.454062922" calcext:value-type="float">
            <text:p>13.454062922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704]+[.A705]" office:value-type="float" office:value="13.469352462" calcext:value-type="float">
            <text:p>13.469352462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705]+[.A706]" office:value-type="float" office:value="13.484901406" calcext:value-type="float">
            <text:p>13.484901406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706]+[.A707]" office:value-type="float" office:value="13.500511386" calcext:value-type="float">
            <text:p>13.500511386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707]+[.A708]" office:value-type="float" office:value="13.51621292" calcext:value-type="float">
            <text:p>13.51621292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708]+[.A709]" office:value-type="float" office:value="13.531517719" calcext:value-type="float">
            <text:p>13.531517719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709]+[.A710]" office:value-type="float" office:value="13.547066663" calcext:value-type="float">
            <text:p>13.547066663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710]+[.A711]" office:value-type="float" office:value="13.562676643" calcext:value-type="float">
            <text:p>13.562676643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711]+[.A712]" office:value-type="float" office:value="13.578362918" calcext:value-type="float">
            <text:p>13.578362918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712]+[.A713]" office:value-type="float" office:value="13.593667717" calcext:value-type="float">
            <text:p>13.59366771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713]+[.A714]" office:value-type="float" office:value="13.609201402" calcext:value-type="float">
            <text:p>13.609201402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714]+[.A715]" office:value-type="float" office:value="13.624811382" calcext:value-type="float">
            <text:p>13.62481138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715]+[.A716]" office:value-type="float" office:value="13.640528175" calcext:value-type="float">
            <text:p>13.64052817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716]+[.A717]" office:value-type="float" office:value="13.655832974" calcext:value-type="float">
            <text:p>13.655832974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717]+[.A718]" office:value-type="float" office:value="13.671366659" calcext:value-type="float">
            <text:p>13.671366659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718]+[.A719]" office:value-type="float" office:value="13.68694612" calcext:value-type="float">
            <text:p>13.68694612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19]+[.A720]" office:value-type="float" office:value="13.702678172" calcext:value-type="float">
            <text:p>13.702678172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720]+[.A721]" office:value-type="float" office:value="13.717952453" calcext:value-type="float">
            <text:p>13.717952453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721]+[.A722]" office:value-type="float" office:value="13.733501397" calcext:value-type="float">
            <text:p>13.733501397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722]+[.A723]" office:value-type="float" office:value="13.749096118" calcext:value-type="float">
            <text:p>13.749096118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23]+[.A724]" office:value-type="float" office:value="13.76482817" calcext:value-type="float">
            <text:p>13.76482817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724]+[.A725]" office:value-type="float" office:value="13.780132969" calcext:value-type="float">
            <text:p>13.780132969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725]+[.A726]" office:value-type="float" office:value="13.795651394" calcext:value-type="float">
            <text:p>13.795651394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726]+[.A727]" office:value-type="float" office:value="13.811261374" calcext:value-type="float">
            <text:p>13.811261374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727]+[.A728]" office:value-type="float" office:value="13.826978167" calcext:value-type="float">
            <text:p>13.826978167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728]+[.A729]" office:value-type="float" office:value="13.842282966" calcext:value-type="float">
            <text:p>13.842282966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729]+[.A730]" office:value-type="float" office:value="13.85783191" calcext:value-type="float">
            <text:p>13.8578319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730]+[.A731]" office:value-type="float" office:value="13.873426631" calcext:value-type="float">
            <text:p>13.87342663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731]+[.A732]" office:value-type="float" office:value="13.889143424" calcext:value-type="float">
            <text:p>13.889143424</text:p>
          </table:table-cell>
        </table:table-row>
        <table:table-row table:style-name="ro1">
          <table:table-cell office:value-type="float" office:value="0.015259022" calcext:value-type="float">
            <text:p>0.015259022</text:p>
          </table:table-cell>
          <table:table-cell office:value-type="float" office:value="16.383749" calcext:value-type="float">
            <text:p>16.383749</text:p>
          </table:table-cell>
          <table:table-cell table:formula="of:=[.C732]+[.A733]" office:value-type="float" office:value="13.904402446" calcext:value-type="float">
            <text:p>13.904402446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733]+[.A734]" office:value-type="float" office:value="13.91995139" calcext:value-type="float">
            <text:p>13.91995139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734]+[.A735]" office:value-type="float" office:value="13.935546111" calcext:value-type="float">
            <text:p>13.93554611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735]+[.A736]" office:value-type="float" office:value="13.951247645" calcext:value-type="float">
            <text:p>13.951247645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736]+[.A737]" office:value-type="float" office:value="13.966537185" calcext:value-type="float">
            <text:p>13.966537185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737]+[.A738]" office:value-type="float" office:value="13.98207087" calcext:value-type="float">
            <text:p>13.98207087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738]+[.A739]" office:value-type="float" office:value="13.99768085" calcext:value-type="float">
            <text:p>13.99768085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39]+[.A740]" office:value-type="float" office:value="14.013412902" calcext:value-type="float">
            <text:p>14.013412902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740]+[.A741]" office:value-type="float" office:value="14.028687183" calcext:value-type="float">
            <text:p>14.028687183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741]+[.A742]" office:value-type="float" office:value="14.044205608" calcext:value-type="float">
            <text:p>14.044205608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742]+[.A743]" office:value-type="float" office:value="14.059785069" calcext:value-type="float">
            <text:p>14.059785069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43]+[.A744]" office:value-type="float" office:value="14.075517121" calcext:value-type="float">
            <text:p>14.07551712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744]+[.A745]" office:value-type="float" office:value="14.090806661" calcext:value-type="float">
            <text:p>14.09080666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745]+[.A746]" office:value-type="float" office:value="14.106340346" calcext:value-type="float">
            <text:p>14.106340346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746]+[.A747]" office:value-type="float" office:value="14.121950326" calcext:value-type="float">
            <text:p>14.121950326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747]+[.A748]" office:value-type="float" office:value="14.137667119" calcext:value-type="float">
            <text:p>14.137667119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748]+[.A749]" office:value-type="float" office:value="14.152971918" calcext:value-type="float">
            <text:p>14.152971918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749]+[.A750]" office:value-type="float" office:value="14.168505603" calcext:value-type="float">
            <text:p>14.168505603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750]+[.A751]" office:value-type="float" office:value="14.184085064" calcext:value-type="float">
            <text:p>14.184085064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751]+[.A752]" office:value-type="float" office:value="14.199801857" calcext:value-type="float">
            <text:p>14.199801857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752]+[.A753]" office:value-type="float" office:value="14.215091397" calcext:value-type="float">
            <text:p>14.21509139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753]+[.A754]" office:value-type="float" office:value="14.230625082" calcext:value-type="float">
            <text:p>14.230625082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754]+[.A755]" office:value-type="float" office:value="14.24625032" calcext:value-type="float">
            <text:p>14.24625032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755]+[.A756]" office:value-type="float" office:value="14.261936595" calcext:value-type="float">
            <text:p>14.26193659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756]+[.A757]" office:value-type="float" office:value="14.277241394" calcext:value-type="float">
            <text:p>14.277241394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757]+[.A758]" office:value-type="float" office:value="14.292775079" calcext:value-type="float">
            <text:p>14.292775079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758]+[.A759]" office:value-type="float" office:value="14.3083698" calcext:value-type="float">
            <text:p>14.3083698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59]+[.A760]" office:value-type="float" office:value="14.324101852" calcext:value-type="float">
            <text:p>14.324101852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760]+[.A761]" office:value-type="float" office:value="14.339406651" calcext:value-type="float">
            <text:p>14.33940665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761]+[.A762]" office:value-type="float" office:value="14.354925076" calcext:value-type="float">
            <text:p>14.354925076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762]+[.A763]" office:value-type="float" office:value="14.370550314" calcext:value-type="float">
            <text:p>14.370550314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63]+[.A764]" office:value-type="float" office:value="14.386282366" calcext:value-type="float">
            <text:p>14.386282366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764]+[.A765]" office:value-type="float" office:value="14.401587165" calcext:value-type="float">
            <text:p>14.401587165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765]+[.A766]" office:value-type="float" office:value="14.417136109" calcext:value-type="float">
            <text:p>14.417136109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766]+[.A767]" office:value-type="float" office:value="14.43271557" calcext:value-type="float">
            <text:p>14.43271557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67]+[.A768]" office:value-type="float" office:value="14.448447622" calcext:value-type="float">
            <text:p>14.448447622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768]+[.A769]" office:value-type="float" office:value="14.463721903" calcext:value-type="float">
            <text:p>14.463721903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769]+[.A770]" office:value-type="float" office:value="14.479270847" calcext:value-type="float">
            <text:p>14.479270847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770]+[.A771]" office:value-type="float" office:value="14.494865568" calcext:value-type="float">
            <text:p>14.494865568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71]+[.A772]" office:value-type="float" office:value="14.51059762" calcext:value-type="float">
            <text:p>14.51059762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772]+[.A773]" office:value-type="float" office:value="14.525902419" calcext:value-type="float">
            <text:p>14.525902419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773]+[.A774]" office:value-type="float" office:value="14.541420844" calcext:value-type="float">
            <text:p>14.541420844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774]+[.A775]" office:value-type="float" office:value="14.557015565" calcext:value-type="float">
            <text:p>14.557015565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75]+[.A776]" office:value-type="float" office:value="14.572747617" calcext:value-type="float">
            <text:p>14.572747617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776]+[.A777]" office:value-type="float" office:value="14.588021898" calcext:value-type="float">
            <text:p>14.588021898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777]+[.A778]" office:value-type="float" office:value="14.603555583" calcext:value-type="float">
            <text:p>14.603555583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778]+[.A779]" office:value-type="float" office:value="14.619150304" calcext:value-type="float">
            <text:p>14.619150304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779]+[.A780]" office:value-type="float" office:value="14.634836579" calcext:value-type="float">
            <text:p>14.634836579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780]+[.A781]" office:value-type="float" office:value="14.650141378" calcext:value-type="float">
            <text:p>14.650141378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781]+[.A782]" office:value-type="float" office:value="14.665675063" calcext:value-type="float">
            <text:p>14.665675063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782]+[.A783]" office:value-type="float" office:value="14.681285043" calcext:value-type="float">
            <text:p>14.681285043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783]+[.A784]" office:value-type="float" office:value="14.696986577" calcext:value-type="float">
            <text:p>14.696986577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784]+[.A785]" office:value-type="float" office:value="14.712276117" calcext:value-type="float">
            <text:p>14.712276117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785]+[.A786]" office:value-type="float" office:value="14.727825061" calcext:value-type="float">
            <text:p>14.72782506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786]+[.A787]" office:value-type="float" office:value="14.743435041" calcext:value-type="float">
            <text:p>14.743435041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87]+[.A788]" office:value-type="float" office:value="14.759167093" calcext:value-type="float">
            <text:p>14.759167093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788]+[.A789]" office:value-type="float" office:value="14.774456633" calcext:value-type="float">
            <text:p>14.774456633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789]+[.A790]" office:value-type="float" office:value="14.789975058" calcext:value-type="float">
            <text:p>14.789975058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790]+[.A791]" office:value-type="float" office:value="14.805554519" calcext:value-type="float">
            <text:p>14.805554519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91]+[.A792]" office:value-type="float" office:value="14.821286571" calcext:value-type="float">
            <text:p>14.82128657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792]+[.A793]" office:value-type="float" office:value="14.836560852" calcext:value-type="float">
            <text:p>14.836560852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793]+[.A794]" office:value-type="float" office:value="14.852079277" calcext:value-type="float">
            <text:p>14.852079277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794]+[.A795]" office:value-type="float" office:value="14.867673998" calcext:value-type="float">
            <text:p>14.867673998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795]+[.A796]" office:value-type="float" office:value="14.88340605" calcext:value-type="float">
            <text:p>14.88340605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796]+[.A797]" office:value-type="float" office:value="14.898680331" calcext:value-type="float">
            <text:p>14.89868033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797]+[.A798]" office:value-type="float" office:value="14.914198756" calcext:value-type="float">
            <text:p>14.914198756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798]+[.A799]" office:value-type="float" office:value="14.929823994" calcext:value-type="float">
            <text:p>14.929823994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799]+[.A800]" office:value-type="float" office:value="14.945510269" calcext:value-type="float">
            <text:p>14.945510269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800]+[.A801]" office:value-type="float" office:value="14.960830327" calcext:value-type="float">
            <text:p>14.96083032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01]+[.A802]" office:value-type="float" office:value="14.976364012" calcext:value-type="float">
            <text:p>14.976364012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802]+[.A803]" office:value-type="float" office:value="14.991973992" calcext:value-type="float">
            <text:p>14.99197399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803]+[.A804]" office:value-type="float" office:value="15.007690785" calcext:value-type="float">
            <text:p>15.00769078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804]+[.A805]" office:value-type="float" office:value="15.022995584" calcext:value-type="float">
            <text:p>15.022995584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805]+[.A806]" office:value-type="float" office:value="15.038544528" calcext:value-type="float">
            <text:p>15.038544528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806]+[.A807]" office:value-type="float" office:value="15.054139249" calcext:value-type="float">
            <text:p>15.054139249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807]+[.A808]" office:value-type="float" office:value="15.069871301" calcext:value-type="float">
            <text:p>15.06987130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808]+[.A809]" office:value-type="float" office:value="15.085145582" calcext:value-type="float">
            <text:p>15.085145582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809]+[.A810]" office:value-type="float" office:value="15.100694526" calcext:value-type="float">
            <text:p>15.100694526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810]+[.A811]" office:value-type="float" office:value="15.116304506" calcext:value-type="float">
            <text:p>15.116304506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811]+[.A812]" office:value-type="float" office:value="15.132036558" calcext:value-type="float">
            <text:p>15.132036558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812]+[.A813]" office:value-type="float" office:value="15.147341357" calcext:value-type="float">
            <text:p>15.147341357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813]+[.A814]" office:value-type="float" office:value="15.162890301" calcext:value-type="float">
            <text:p>15.1628903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814]+[.A815]" office:value-type="float" office:value="15.178485022" calcext:value-type="float">
            <text:p>15.178485022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815]+[.A816]" office:value-type="float" office:value="15.194186556" calcext:value-type="float">
            <text:p>15.194186556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816]+[.A817]" office:value-type="float" office:value="15.209476096" calcext:value-type="float">
            <text:p>15.209476096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817]+[.A818]" office:value-type="float" office:value="15.22502504" calcext:value-type="float">
            <text:p>15.22502504</text:p>
          </table:table-cell>
        </table:table-row>
        <table:table-row table:style-name="ro1">
          <table:table-cell office:value-type="float" office:value="0.015625238" calcext:value-type="float">
            <text:p>0.015625238</text:p>
          </table:table-cell>
          <table:table-cell office:value-type="float" office:value="15.999756" calcext:value-type="float">
            <text:p>15.999756</text:p>
          </table:table-cell>
          <table:table-cell table:formula="of:=[.C818]+[.A819]" office:value-type="float" office:value="15.240650278" calcext:value-type="float">
            <text:p>15.240650278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819]+[.A820]" office:value-type="float" office:value="15.25638233" calcext:value-type="float">
            <text:p>15.25638233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820]+[.A821]" office:value-type="float" office:value="15.271656611" calcext:value-type="float">
            <text:p>15.27165661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21]+[.A822]" office:value-type="float" office:value="15.287190296" calcext:value-type="float">
            <text:p>15.287190296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822]+[.A823]" office:value-type="float" office:value="15.302785017" calcext:value-type="float">
            <text:p>15.302785017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823]+[.A824]" office:value-type="float" office:value="15.31850181" calcext:value-type="float">
            <text:p>15.3185018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824]+[.A825]" office:value-type="float" office:value="15.333806609" calcext:value-type="float">
            <text:p>15.333806609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825]+[.A826]" office:value-type="float" office:value="15.349325034" calcext:value-type="float">
            <text:p>15.349325034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826]+[.A827]" office:value-type="float" office:value="15.364919755" calcext:value-type="float">
            <text:p>15.364919755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827]+[.A828]" office:value-type="float" office:value="15.38060603" calcext:value-type="float">
            <text:p>15.38060603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828]+[.A829]" office:value-type="float" office:value="15.39589557" calcext:value-type="float">
            <text:p>15.3958955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29]+[.A830]" office:value-type="float" office:value="15.411429255" calcext:value-type="float">
            <text:p>15.411429255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830]+[.A831]" office:value-type="float" office:value="15.427039235" calcext:value-type="float">
            <text:p>15.427039235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831]+[.A832]" office:value-type="float" office:value="15.442756028" calcext:value-type="float">
            <text:p>15.442756028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832]+[.A833]" office:value-type="float" office:value="15.458060827" calcext:value-type="float">
            <text:p>15.45806082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33]+[.A834]" office:value-type="float" office:value="15.473594512" calcext:value-type="float">
            <text:p>15.473594512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834]+[.A835]" office:value-type="float" office:value="15.489189233" calcext:value-type="float">
            <text:p>15.489189233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835]+[.A836]" office:value-type="float" office:value="15.504921285" calcext:value-type="float">
            <text:p>15.50492128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836]+[.A837]" office:value-type="float" office:value="15.520226084" calcext:value-type="float">
            <text:p>15.520226084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837]+[.A838]" office:value-type="float" office:value="15.535775028" calcext:value-type="float">
            <text:p>15.535775028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838]+[.A839]" office:value-type="float" office:value="15.551385008" calcext:value-type="float">
            <text:p>15.551385008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839]+[.A840]" office:value-type="float" office:value="15.567101801" calcext:value-type="float">
            <text:p>15.567101801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840]+[.A841]" office:value-type="float" office:value="15.582391341" calcext:value-type="float">
            <text:p>15.58239134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41]+[.A842]" office:value-type="float" office:value="15.597925026" calcext:value-type="float">
            <text:p>15.597925026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842]+[.A843]" office:value-type="float" office:value="15.613535006" calcext:value-type="float">
            <text:p>15.613535006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843]+[.A844]" office:value-type="float" office:value="15.629251799" calcext:value-type="float">
            <text:p>15.629251799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844]+[.A845]" office:value-type="float" office:value="15.644556598" calcext:value-type="float">
            <text:p>15.644556598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845]+[.A846]" office:value-type="float" office:value="15.660105542" calcext:value-type="float">
            <text:p>15.660105542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846]+[.A847]" office:value-type="float" office:value="15.675715522" calcext:value-type="float">
            <text:p>15.675715522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847]+[.A848]" office:value-type="float" office:value="15.691447574" calcext:value-type="float">
            <text:p>15.691447574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848]+[.A849]" office:value-type="float" office:value="15.706721855" calcext:value-type="float">
            <text:p>15.706721855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49]+[.A850]" office:value-type="float" office:value="15.72225554" calcext:value-type="float">
            <text:p>15.72225554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850]+[.A851]" office:value-type="float" office:value="15.73786552" calcext:value-type="float">
            <text:p>15.73786552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851]+[.A852]" office:value-type="float" office:value="15.753597572" calcext:value-type="float">
            <text:p>15.753597572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852]+[.A853]" office:value-type="float" office:value="15.768887112" calcext:value-type="float">
            <text:p>15.768887112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853]+[.A854]" office:value-type="float" office:value="15.784436056" calcext:value-type="float">
            <text:p>15.784436056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854]+[.A855]" office:value-type="float" office:value="15.800046036" calcext:value-type="float">
            <text:p>15.800046036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855]+[.A856]" office:value-type="float" office:value="15.815778088" calcext:value-type="float">
            <text:p>15.815778088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856]+[.A857]" office:value-type="float" office:value="15.831082887" calcext:value-type="float">
            <text:p>15.83108288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57]+[.A858]" office:value-type="float" office:value="15.846616572" calcext:value-type="float">
            <text:p>15.846616572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858]+[.A859]" office:value-type="float" office:value="15.862196033" calcext:value-type="float">
            <text:p>15.862196033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859]+[.A860]" office:value-type="float" office:value="15.877897567" calcext:value-type="float">
            <text:p>15.877897567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860]+[.A861]" office:value-type="float" office:value="15.893187107" calcext:value-type="float">
            <text:p>15.89318710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61]+[.A862]" office:value-type="float" office:value="15.908720792" calcext:value-type="float">
            <text:p>15.908720792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862]+[.A863]" office:value-type="float" office:value="15.924315513" calcext:value-type="float">
            <text:p>15.924315513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863]+[.A864]" office:value-type="float" office:value="15.940001788" calcext:value-type="float">
            <text:p>15.940001788</text:p>
          </table:table-cell>
        </table:table-row>
        <table:table-row table:style-name="ro1">
          <table:table-cell office:value-type="float" office:value="0.015320058" calcext:value-type="float">
            <text:p>0.015320058</text:p>
          </table:table-cell>
          <table:table-cell office:value-type="float" office:value="16.318476" calcext:value-type="float">
            <text:p>16.318476</text:p>
          </table:table-cell>
          <table:table-cell table:formula="of:=[.C864]+[.A865]" office:value-type="float" office:value="15.955321846" calcext:value-type="float">
            <text:p>15.955321846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65]+[.A866]" office:value-type="float" office:value="15.970855531" calcext:value-type="float">
            <text:p>15.97085553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866]+[.A867]" office:value-type="float" office:value="15.986450252" calcext:value-type="float">
            <text:p>15.986450252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867]+[.A868]" office:value-type="float" office:value="16.002182304" calcext:value-type="float">
            <text:p>16.002182304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868]+[.A869]" office:value-type="float" office:value="16.017471844" calcext:value-type="float">
            <text:p>16.017471844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69]+[.A870]" office:value-type="float" office:value="16.033005529" calcext:value-type="float">
            <text:p>16.033005529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870]+[.A871]" office:value-type="float" office:value="16.048615509" calcext:value-type="float">
            <text:p>16.048615509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871]+[.A872]" office:value-type="float" office:value="16.064347561" calcext:value-type="float">
            <text:p>16.06434756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872]+[.A873]" office:value-type="float" office:value="16.07965236" calcext:value-type="float">
            <text:p>16.07965236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873]+[.A874]" office:value-type="float" office:value="16.095170785" calcext:value-type="float">
            <text:p>16.095170785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874]+[.A875]" office:value-type="float" office:value="16.110750246" calcext:value-type="float">
            <text:p>16.110750246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875]+[.A876]" office:value-type="float" office:value="16.126467039" calcext:value-type="float">
            <text:p>16.126467039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876]+[.A877]" office:value-type="float" office:value="16.14174132" calcext:value-type="float">
            <text:p>16.14174132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877]+[.A878]" office:value-type="float" office:value="16.157290264" calcext:value-type="float">
            <text:p>16.157290264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878]+[.A879]" office:value-type="float" office:value="16.172884985" calcext:value-type="float">
            <text:p>16.172884985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879]+[.A880]" office:value-type="float" office:value="16.188586519" calcext:value-type="float">
            <text:p>16.188586519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880]+[.A881]" office:value-type="float" office:value="16.2038608" calcext:value-type="float">
            <text:p>16.2038608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81]+[.A882]" office:value-type="float" office:value="16.219394485" calcext:value-type="float">
            <text:p>16.219394485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882]+[.A883]" office:value-type="float" office:value="16.234973946" calcext:value-type="float">
            <text:p>16.234973946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883]+[.A884]" office:value-type="float" office:value="16.25067548" calcext:value-type="float">
            <text:p>16.25067548</text:p>
          </table:table-cell>
        </table:table-row>
        <table:table-row table:style-name="ro1">
          <table:table-cell office:value-type="float" office:value="0.015259022" calcext:value-type="float">
            <text:p>0.015259022</text:p>
          </table:table-cell>
          <table:table-cell office:value-type="float" office:value="16.383749" calcext:value-type="float">
            <text:p>16.383749</text:p>
          </table:table-cell>
          <table:table-cell table:formula="of:=[.C884]+[.A885]" office:value-type="float" office:value="16.265934502" calcext:value-type="float">
            <text:p>16.265934502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85]+[.A886]" office:value-type="float" office:value="16.281468187" calcext:value-type="float">
            <text:p>16.281468187</text:p>
          </table:table-cell>
        </table:table-row>
        <table:table-row table:style-name="ro1">
          <table:table-cell office:value-type="float" office:value="0.015579461" calcext:value-type="float">
            <text:p>0.015579461</text:p>
          </table:table-cell>
          <table:table-cell office:value-type="float" office:value="16.046768" calcext:value-type="float">
            <text:p>16.046768</text:p>
          </table:table-cell>
          <table:table-cell table:formula="of:=[.C886]+[.A887]" office:value-type="float" office:value="16.297047648" calcext:value-type="float">
            <text:p>16.297047648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887]+[.A888]" office:value-type="float" office:value="16.312764441" calcext:value-type="float">
            <text:p>16.31276444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888]+[.A889]" office:value-type="float" office:value="16.328038722" calcext:value-type="float">
            <text:p>16.328038722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89]+[.A890]" office:value-type="float" office:value="16.343572407" calcext:value-type="float">
            <text:p>16.343572407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890]+[.A891]" office:value-type="float" office:value="16.359167128" calcext:value-type="float">
            <text:p>16.359167128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891]+[.A892]" office:value-type="float" office:value="16.374868662" calcext:value-type="float">
            <text:p>16.374868662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892]+[.A893]" office:value-type="float" office:value="16.390173461" calcext:value-type="float">
            <text:p>16.390173461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893]+[.A894]" office:value-type="float" office:value="16.405691886" calcext:value-type="float">
            <text:p>16.405691886</text:p>
          </table:table-cell>
        </table:table-row>
        <table:table-row table:style-name="ro1">
          <table:table-cell office:value-type="float" office:value="0.015564202" calcext:value-type="float">
            <text:p>0.015564202</text:p>
          </table:table-cell>
          <table:table-cell office:value-type="float" office:value="16.0625" calcext:value-type="float">
            <text:p>16.0625</text:p>
          </table:table-cell>
          <table:table-cell table:formula="of:=[.C894]+[.A895]" office:value-type="float" office:value="16.421256088" calcext:value-type="float">
            <text:p>16.421256088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895]+[.A896]" office:value-type="float" office:value="16.436972881" calcext:value-type="float">
            <text:p>16.436972881</text:p>
          </table:table-cell>
        </table:table-row>
        <table:table-row table:style-name="ro1">
          <table:table-cell office:value-type="float" office:value="0.015259022" calcext:value-type="float">
            <text:p>0.015259022</text:p>
          </table:table-cell>
          <table:table-cell office:value-type="float" office:value="16.383749" calcext:value-type="float">
            <text:p>16.383749</text:p>
          </table:table-cell>
          <table:table-cell table:formula="of:=[.C896]+[.A897]" office:value-type="float" office:value="16.452231903" calcext:value-type="float">
            <text:p>16.452231903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897]+[.A898]" office:value-type="float" office:value="16.467765588" calcext:value-type="float">
            <text:p>16.467765588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898]+[.A899]" office:value-type="float" office:value="16.483360309" calcext:value-type="float">
            <text:p>16.483360309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899]+[.A900]" office:value-type="float" office:value="16.499061843" calcext:value-type="float">
            <text:p>16.499061843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00]+[.A901]" office:value-type="float" office:value="16.514366642" calcext:value-type="float">
            <text:p>16.514366642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01]+[.A902]" office:value-type="float" office:value="16.529900327" calcext:value-type="float">
            <text:p>16.529900327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902]+[.A903]" office:value-type="float" office:value="16.545510307" calcext:value-type="float">
            <text:p>16.545510307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03]+[.A904]" office:value-type="float" office:value="16.5612271" calcext:value-type="float">
            <text:p>16.5612271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904]+[.A905]" office:value-type="float" office:value="16.576501381" calcext:value-type="float">
            <text:p>16.57650138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05]+[.A906]" office:value-type="float" office:value="16.592035066" calcext:value-type="float">
            <text:p>16.592035066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06]+[.A907]" office:value-type="float" office:value="16.607629787" calcext:value-type="float">
            <text:p>16.607629787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07]+[.A908]" office:value-type="float" office:value="16.62334658" calcext:value-type="float">
            <text:p>16.62334658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908]+[.A909]" office:value-type="float" office:value="16.63863612" calcext:value-type="float">
            <text:p>16.63863612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909]+[.A910]" office:value-type="float" office:value="16.654185064" calcext:value-type="float">
            <text:p>16.654185064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10]+[.A911]" office:value-type="float" office:value="16.669779785" calcext:value-type="float">
            <text:p>16.669779785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11]+[.A912]" office:value-type="float" office:value="16.685496578" calcext:value-type="float">
            <text:p>16.685496578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12]+[.A913]" office:value-type="float" office:value="16.700801377" calcext:value-type="float">
            <text:p>16.70080137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13]+[.A914]" office:value-type="float" office:value="16.716335062" calcext:value-type="float">
            <text:p>16.716335062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914]+[.A915]" office:value-type="float" office:value="16.731945042" calcext:value-type="float">
            <text:p>16.73194504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15]+[.A916]" office:value-type="float" office:value="16.747661835" calcext:value-type="float">
            <text:p>16.74766183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16]+[.A917]" office:value-type="float" office:value="16.762966634" calcext:value-type="float">
            <text:p>16.762966634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17]+[.A918]" office:value-type="float" office:value="16.778500319" calcext:value-type="float">
            <text:p>16.778500319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918]+[.A919]" office:value-type="float" office:value="16.794110299" calcext:value-type="float">
            <text:p>16.794110299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919]+[.A920]" office:value-type="float" office:value="16.809811833" calcext:value-type="float">
            <text:p>16.809811833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20]+[.A921]" office:value-type="float" office:value="16.825116632" calcext:value-type="float">
            <text:p>16.825116632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21]+[.A922]" office:value-type="float" office:value="16.840650317" calcext:value-type="float">
            <text:p>16.840650317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922]+[.A923]" office:value-type="float" office:value="16.856260297" calcext:value-type="float">
            <text:p>16.856260297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23]+[.A924]" office:value-type="float" office:value="16.87197709" calcext:value-type="float">
            <text:p>16.87197709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24]+[.A925]" office:value-type="float" office:value="16.887281889" calcext:value-type="float">
            <text:p>16.887281889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925]+[.A926]" office:value-type="float" office:value="16.902830833" calcext:value-type="float">
            <text:p>16.902830833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26]+[.A927]" office:value-type="float" office:value="16.918425554" calcext:value-type="float">
            <text:p>16.918425554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27]+[.A928]" office:value-type="float" office:value="16.934142347" calcext:value-type="float">
            <text:p>16.934142347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928]+[.A929]" office:value-type="float" office:value="16.949431887" calcext:value-type="float">
            <text:p>16.949431887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29]+[.A930]" office:value-type="float" office:value="16.964965572" calcext:value-type="float">
            <text:p>16.964965572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30]+[.A931]" office:value-type="float" office:value="16.980560293" calcext:value-type="float">
            <text:p>16.980560293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931]+[.A932]" office:value-type="float" office:value="16.996261827" calcext:value-type="float">
            <text:p>16.996261827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32]+[.A933]" office:value-type="float" office:value="17.011566626" calcext:value-type="float">
            <text:p>17.011566626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933]+[.A934]" office:value-type="float" office:value="17.027085051" calcext:value-type="float">
            <text:p>17.02708505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34]+[.A935]" office:value-type="float" office:value="17.042679772" calcext:value-type="float">
            <text:p>17.04267977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35]+[.A936]" office:value-type="float" office:value="17.058396565" calcext:value-type="float">
            <text:p>17.05839656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36]+[.A937]" office:value-type="float" office:value="17.073701364" calcext:value-type="float">
            <text:p>17.073701364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937]+[.A938]" office:value-type="float" office:value="17.089250308" calcext:value-type="float">
            <text:p>17.089250308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38]+[.A939]" office:value-type="float" office:value="17.104845029" calcext:value-type="float">
            <text:p>17.104845029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39]+[.A940]" office:value-type="float" office:value="17.120561822" calcext:value-type="float">
            <text:p>17.120561822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940]+[.A941]" office:value-type="float" office:value="17.135836103" calcext:value-type="float">
            <text:p>17.135836103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941]+[.A942]" office:value-type="float" office:value="17.151385047" calcext:value-type="float">
            <text:p>17.151385047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42]+[.A943]" office:value-type="float" office:value="17.166979768" calcext:value-type="float">
            <text:p>17.166979768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943]+[.A944]" office:value-type="float" office:value="17.182666043" calcext:value-type="float">
            <text:p>17.182666043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44]+[.A945]" office:value-type="float" office:value="17.197970842" calcext:value-type="float">
            <text:p>17.197970842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45]+[.A946]" office:value-type="float" office:value="17.213504527" calcext:value-type="float">
            <text:p>17.213504527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946]+[.A947]" office:value-type="float" office:value="17.229114507" calcext:value-type="float">
            <text:p>17.229114507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47]+[.A948]" office:value-type="float" office:value="17.2448313" calcext:value-type="float">
            <text:p>17.2448313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948]+[.A949]" office:value-type="float" office:value="17.260105581" calcext:value-type="float">
            <text:p>17.260105581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49]+[.A950]" office:value-type="float" office:value="17.275639266" calcext:value-type="float">
            <text:p>17.275639266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950]+[.A951]" office:value-type="float" office:value="17.291249246" calcext:value-type="float">
            <text:p>17.291249246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51]+[.A952]" office:value-type="float" office:value="17.306966039" calcext:value-type="float">
            <text:p>17.306966039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952]+[.A953]" office:value-type="float" office:value="17.322255579" calcext:value-type="float">
            <text:p>17.322255579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53]+[.A954]" office:value-type="float" office:value="17.337789264" calcext:value-type="float">
            <text:p>17.337789264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54]+[.A955]" office:value-type="float" office:value="17.353383985" calcext:value-type="float">
            <text:p>17.353383985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55]+[.A956]" office:value-type="float" office:value="17.369100778" calcext:value-type="float">
            <text:p>17.369100778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56]+[.A957]" office:value-type="float" office:value="17.384405577" calcext:value-type="float">
            <text:p>17.384405577</text:p>
          </table:table-cell>
        </table:table-row>
        <table:table-row table:style-name="ro1">
          <table:table-cell office:value-type="float" office:value="0.015518425" calcext:value-type="float">
            <text:p>0.015518425</text:p>
          </table:table-cell>
          <table:table-cell office:value-type="float" office:value="16.109882" calcext:value-type="float">
            <text:p>16.109882</text:p>
          </table:table-cell>
          <table:table-cell table:formula="of:=[.C957]+[.A958]" office:value-type="float" office:value="17.399924002" calcext:value-type="float">
            <text:p>17.399924002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58]+[.A959]" office:value-type="float" office:value="17.415518723" calcext:value-type="float">
            <text:p>17.415518723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959]+[.A960]" office:value-type="float" office:value="17.431204998" calcext:value-type="float">
            <text:p>17.431204998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960]+[.A961]" office:value-type="float" office:value="17.446494538" calcext:value-type="float">
            <text:p>17.446494538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61]+[.A962]" office:value-type="float" office:value="17.462028223" calcext:value-type="float">
            <text:p>17.462028223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62]+[.A963]" office:value-type="float" office:value="17.477622944" calcext:value-type="float">
            <text:p>17.477622944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963]+[.A964]" office:value-type="float" office:value="17.493354996" calcext:value-type="float">
            <text:p>17.493354996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964]+[.A965]" office:value-type="float" office:value="17.508629277" calcext:value-type="float">
            <text:p>17.508629277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965]+[.A966]" office:value-type="float" office:value="17.524178221" calcext:value-type="float">
            <text:p>17.52417822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66]+[.A967]" office:value-type="float" office:value="17.539772942" calcext:value-type="float">
            <text:p>17.53977294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67]+[.A968]" office:value-type="float" office:value="17.555489735" calcext:value-type="float">
            <text:p>17.555489735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968]+[.A969]" office:value-type="float" office:value="17.570779275" calcext:value-type="float">
            <text:p>17.570779275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69]+[.A970]" office:value-type="float" office:value="17.58631296" calcext:value-type="float">
            <text:p>17.58631296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70]+[.A971]" office:value-type="float" office:value="17.601907681" calcext:value-type="float">
            <text:p>17.601907681</text:p>
          </table:table-cell>
        </table:table-row>
        <table:table-row table:style-name="ro1">
          <table:table-cell office:value-type="float" office:value="0.015701534" calcext:value-type="float">
            <text:p>0.015701534</text:p>
          </table:table-cell>
          <table:table-cell office:value-type="float" office:value="15.92201" calcext:value-type="float">
            <text:p>15.92201</text:p>
          </table:table-cell>
          <table:table-cell table:formula="of:=[.C971]+[.A972]" office:value-type="float" office:value="17.617609215" calcext:value-type="float">
            <text:p>17.617609215</text:p>
          </table:table-cell>
        </table:table-row>
        <table:table-row table:style-name="ro1">
          <table:table-cell office:value-type="float" office:value="0.01528954" calcext:value-type="float">
            <text:p>0.01528954</text:p>
          </table:table-cell>
          <table:table-cell office:value-type="float" office:value="16.351048" calcext:value-type="float">
            <text:p>16.351048</text:p>
          </table:table-cell>
          <table:table-cell table:formula="of:=[.C972]+[.A973]" office:value-type="float" office:value="17.632898755" calcext:value-type="float">
            <text:p>17.632898755</text:p>
          </table:table-cell>
        </table:table-row>
        <table:table-row table:style-name="ro1">
          <table:table-cell office:value-type="float" office:value="0.015503166" calcext:value-type="float">
            <text:p>0.015503166</text:p>
          </table:table-cell>
          <table:table-cell office:value-type="float" office:value="16.125738" calcext:value-type="float">
            <text:p>16.125738</text:p>
          </table:table-cell>
          <table:table-cell table:formula="of:=[.C973]+[.A974]" office:value-type="float" office:value="17.648401921" calcext:value-type="float">
            <text:p>17.648401921</text:p>
          </table:table-cell>
        </table:table-row>
        <table:table-row table:style-name="ro1">
          <table:table-cell office:value-type="float" office:value="0.01560998" calcext:value-type="float">
            <text:p>0.01560998</text:p>
          </table:table-cell>
          <table:table-cell office:value-type="float" office:value="16.015396" calcext:value-type="float">
            <text:p>16.015396</text:p>
          </table:table-cell>
          <table:table-cell table:formula="of:=[.C974]+[.A975]" office:value-type="float" office:value="17.664011901" calcext:value-type="float">
            <text:p>17.664011901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75]+[.A976]" office:value-type="float" office:value="17.679728694" calcext:value-type="float">
            <text:p>17.679728694</text:p>
          </table:table-cell>
        </table:table-row>
        <table:table-row table:style-name="ro1">
          <table:table-cell office:value-type="float" office:value="0.015259022" calcext:value-type="float">
            <text:p>0.015259022</text:p>
          </table:table-cell>
          <table:table-cell office:value-type="float" office:value="16.383749" calcext:value-type="float">
            <text:p>16.383749</text:p>
          </table:table-cell>
          <table:table-cell table:formula="of:=[.C976]+[.A977]" office:value-type="float" office:value="17.694987716" calcext:value-type="float">
            <text:p>17.694987716</text:p>
          </table:table-cell>
        </table:table-row>
        <table:table-row table:style-name="ro1">
          <table:table-cell office:value-type="float" office:value="0.015503166" calcext:value-type="float">
            <text:p>0.015503166</text:p>
          </table:table-cell>
          <table:table-cell office:value-type="float" office:value="16.125738" calcext:value-type="float">
            <text:p>16.125738</text:p>
          </table:table-cell>
          <table:table-cell table:formula="of:=[.C977]+[.A978]" office:value-type="float" office:value="17.710490882" calcext:value-type="float">
            <text:p>17.710490882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78]+[.A979]" office:value-type="float" office:value="17.726085603" calcext:value-type="float">
            <text:p>17.726085603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979]+[.A980]" office:value-type="float" office:value="17.741817655" calcext:value-type="float">
            <text:p>17.741817655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980]+[.A981]" office:value-type="float" office:value="17.757091936" calcext:value-type="float">
            <text:p>17.757091936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81]+[.A982]" office:value-type="float" office:value="17.772625621" calcext:value-type="float">
            <text:p>17.77262562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82]+[.A983]" office:value-type="float" office:value="17.788220342" calcext:value-type="float">
            <text:p>17.788220342</text:p>
          </table:table-cell>
        </table:table-row>
        <table:table-row table:style-name="ro1">
          <table:table-cell office:value-type="float" office:value="0.015686275" calcext:value-type="float">
            <text:p>0.015686275</text:p>
          </table:table-cell>
          <table:table-cell office:value-type="float" office:value="15.937498" calcext:value-type="float">
            <text:p>15.937498</text:p>
          </table:table-cell>
          <table:table-cell table:formula="of:=[.C983]+[.A984]" office:value-type="float" office:value="17.803906617" calcext:value-type="float">
            <text:p>17.803906617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84]+[.A985]" office:value-type="float" office:value="17.819211416" calcext:value-type="float">
            <text:p>17.819211416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985]+[.A986]" office:value-type="float" office:value="17.834745101" calcext:value-type="float">
            <text:p>17.834745101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86]+[.A987]" office:value-type="float" office:value="17.850339822" calcext:value-type="float">
            <text:p>17.850339822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87]+[.A988]" office:value-type="float" office:value="17.866056615" calcext:value-type="float">
            <text:p>17.866056615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88]+[.A989]" office:value-type="float" office:value="17.881361414" calcext:value-type="float">
            <text:p>17.881361414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989]+[.A990]" office:value-type="float" office:value="17.896910358" calcext:value-type="float">
            <text:p>17.896910358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90]+[.A991]" office:value-type="float" office:value="17.912505079" calcext:value-type="float">
            <text:p>17.912505079</text:p>
          </table:table-cell>
        </table:table-row>
        <table:table-row table:style-name="ro1">
          <table:table-cell office:value-type="float" office:value="0.015732052" calcext:value-type="float">
            <text:p>0.015732052</text:p>
          </table:table-cell>
          <table:table-cell office:value-type="float" office:value="15.891125" calcext:value-type="float">
            <text:p>15.891125</text:p>
          </table:table-cell>
          <table:table-cell table:formula="of:=[.C991]+[.A992]" office:value-type="float" office:value="17.928237131" calcext:value-type="float">
            <text:p>17.928237131</text:p>
          </table:table-cell>
        </table:table-row>
        <table:table-row table:style-name="ro1">
          <table:table-cell office:value-type="float" office:value="0.015304799" calcext:value-type="float">
            <text:p>0.015304799</text:p>
          </table:table-cell>
          <table:table-cell office:value-type="float" office:value="16.334745" calcext:value-type="float">
            <text:p>16.334745</text:p>
          </table:table-cell>
          <table:table-cell table:formula="of:=[.C992]+[.A993]" office:value-type="float" office:value="17.94354193" calcext:value-type="float">
            <text:p>17.94354193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993]+[.A994]" office:value-type="float" office:value="17.959090874" calcext:value-type="float">
            <text:p>17.959090874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94]+[.A995]" office:value-type="float" office:value="17.974685595" calcext:value-type="float">
            <text:p>17.974685595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95]+[.A996]" office:value-type="float" office:value="17.990402388" calcext:value-type="float">
            <text:p>17.990402388</text:p>
          </table:table-cell>
        </table:table-row>
        <table:table-row table:style-name="ro1">
          <table:table-cell office:value-type="float" office:value="0.015274281" calcext:value-type="float">
            <text:p>0.015274281</text:p>
          </table:table-cell>
          <table:table-cell office:value-type="float" office:value="16.367382" calcext:value-type="float">
            <text:p>16.367382</text:p>
          </table:table-cell>
          <table:table-cell table:formula="of:=[.C996]+[.A997]" office:value-type="float" office:value="18.005676669" calcext:value-type="float">
            <text:p>18.005676669</text:p>
          </table:table-cell>
        </table:table-row>
        <table:table-row table:style-name="ro1">
          <table:table-cell office:value-type="float" office:value="0.015548944" calcext:value-type="float">
            <text:p>0.015548944</text:p>
          </table:table-cell>
          <table:table-cell office:value-type="float" office:value="16.078262" calcext:value-type="float">
            <text:p>16.078262</text:p>
          </table:table-cell>
          <table:table-cell table:formula="of:=[.C997]+[.A998]" office:value-type="float" office:value="18.021225613" calcext:value-type="float">
            <text:p>18.021225613</text:p>
          </table:table-cell>
        </table:table-row>
        <table:table-row table:style-name="ro1">
          <table:table-cell office:value-type="float" office:value="0.015594721" calcext:value-type="float">
            <text:p>0.015594721</text:p>
          </table:table-cell>
          <table:table-cell office:value-type="float" office:value="16.031067" calcext:value-type="float">
            <text:p>16.031067</text:p>
          </table:table-cell>
          <table:table-cell table:formula="of:=[.C998]+[.A999]" office:value-type="float" office:value="18.036820334" calcext:value-type="float">
            <text:p>18.036820334</text:p>
          </table:table-cell>
        </table:table-row>
        <table:table-row table:style-name="ro1">
          <table:table-cell office:value-type="float" office:value="0.015716793" calcext:value-type="float">
            <text:p>0.015716793</text:p>
          </table:table-cell>
          <table:table-cell office:value-type="float" office:value="15.906552" calcext:value-type="float">
            <text:p>15.906552</text:p>
          </table:table-cell>
          <table:table-cell table:formula="of:=[.C999]+[.A1000]" office:value-type="float" office:value="18.052537127" calcext:value-type="float">
            <text:p>18.052537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0T10:18:34.049703487</dc:date>
    <meta:editing-duration>PT2M26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'data-open-1'.B1:'data-open-1'.C10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open-1'.B1:'data-open-1'.B1000" chart:class="chart:scatter">
            <chart:domain table:cell-range-address="'data-open-1'.C1:'data-open-1'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564124">
                <text:p>0.98564124</text:p>
                <draw:g>
                  <svg:desc>'data-open-1'.C1:'data-open-1'.C1000</svg:desc>
                </draw:g>
              </table:table-cell>
              <table:table-cell office:value-type="float" office:value="0.253642">
                <text:p>0.253642</text:p>
                <draw:g>
                  <svg:desc>'data-open-1'.B1:'data-open-1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7667657">
                <text:p>1.67667657</text:p>
              </table:table-cell>
              <table:table-cell office:value-type="float" office:value="0.361776">
                <text:p>0.361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7806514">
                <text:p>1.87806514</text:p>
              </table:table-cell>
              <table:table-cell office:value-type="float" office:value="1.2413814">
                <text:p>1.2413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821927">
                <text:p>1.9821927</text:p>
              </table:table-cell>
              <table:table-cell office:value-type="float" office:value="2.4009013">
                <text:p>2.4009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5984586">
                <text:p>2.05984586</text:p>
              </table:table-cell>
              <table:table-cell office:value-type="float" office:value="3.219444">
                <text:p>3.21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25764835">
                <text:p>2.125764835</text:p>
              </table:table-cell>
              <table:table-cell office:value-type="float" office:value="3.7925348">
                <text:p>3.7925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83413419">
                <text:p>2.183413419</text:p>
              </table:table-cell>
              <table:table-cell office:value-type="float" office:value="4.33662">
                <text:p>4.33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35324613">
                <text:p>2.235324613</text:p>
              </table:table-cell>
              <table:table-cell office:value-type="float" office:value="4.815917">
                <text:p>4.815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81284786">
                <text:p>2.281284786</text:p>
              </table:table-cell>
              <table:table-cell office:value-type="float" office:value="5.439492">
                <text:p>5.439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24345746">
                <text:p>2.324345746</text:p>
              </table:table-cell>
              <table:table-cell office:value-type="float" office:value="5.805723">
                <text:p>5.805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64583786">
                <text:p>2.364583786</text:p>
              </table:table-cell>
              <table:table-cell office:value-type="float" office:value="6.213026">
                <text:p>6.213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02578752">
                <text:p>2.402578752</text:p>
              </table:table-cell>
              <table:table-cell office:value-type="float" office:value="6.579819">
                <text:p>6.579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37460877">
                <text:p>2.437460877</text:p>
              </table:table-cell>
              <table:table-cell office:value-type="float" office:value="7.166995">
                <text:p>7.166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7112228">
                <text:p>2.47112228</text:p>
              </table:table-cell>
              <table:table-cell office:value-type="float" office:value="7.4269037">
                <text:p>7.4269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03334075">
                <text:p>2.503334075</text:p>
              </table:table-cell>
              <table:table-cell office:value-type="float" office:value="7.7611322">
                <text:p>7.7611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34447221">
                <text:p>2.534447221</text:p>
              </table:table-cell>
              <table:table-cell office:value-type="float" office:value="8.035189">
                <text:p>8.035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63591953">
                <text:p>2.563591953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92172101">
                <text:p>2.592172101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19943521">
                <text:p>2.619943521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47058803">
                <text:p>2.647058803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72678701">
                <text:p>2.672678701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98054455">
                <text:p>2.698054455</text:p>
              </table:table-cell>
              <table:table-cell office:value-type="float" office:value="9.851924">
                <text:p>9.851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22880883">
                <text:p>2.722880883</text:p>
              </table:table-cell>
              <table:table-cell office:value-type="float" office:value="10.069915">
                <text:p>10.069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47310577">
                <text:p>2.747310577</text:p>
              </table:table-cell>
              <table:table-cell office:value-type="float" office:value="10.233448">
                <text:p>10.233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70580587">
                <text:p>2.770580587</text:p>
              </table:table-cell>
              <table:table-cell office:value-type="float" office:value="10.743443">
                <text:p>10.743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93743783">
                <text:p>2.793743783</text:p>
              </table:table-cell>
              <table:table-cell office:value-type="float" office:value="10.792985">
                <text:p>10.792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16540763">
                <text:p>2.816540763</text:p>
              </table:table-cell>
              <table:table-cell office:value-type="float" office:value="10.966366">
                <text:p>10.9663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39108857">
                <text:p>2.839108857</text:p>
              </table:table-cell>
              <table:table-cell office:value-type="float" office:value="11.077586">
                <text:p>11.077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60715632">
                <text:p>2.860715632</text:p>
              </table:table-cell>
              <table:table-cell office:value-type="float" office:value="11.570445">
                <text:p>11.570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82337666">
                <text:p>2.882337666</text:p>
              </table:table-cell>
              <table:table-cell office:value-type="float" office:value="11.56228">
                <text:p>11.56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03700296">
                <text:p>2.903700296</text:p>
              </table:table-cell>
              <table:table-cell office:value-type="float" office:value="11.702679">
                <text:p>11.702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24895078">
                <text:p>2.924895078</text:p>
              </table:table-cell>
              <table:table-cell office:value-type="float" office:value="11.795357">
                <text:p>11.795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5281131">
                <text:p>2.945281131</text:p>
              </table:table-cell>
              <table:table-cell office:value-type="float" office:value="12.263287">
                <text:p>12.2632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65682443">
                <text:p>2.965682443</text:p>
              </table:table-cell>
              <table:table-cell office:value-type="float" office:value="12.254114">
                <text:p>12.254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85961683">
                <text:p>2.985961683</text:p>
              </table:table-cell>
              <table:table-cell office:value-type="float" office:value="12.327878">
                <text:p>12.3278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6164629">
                <text:p>3.006164629</text:p>
              </table:table-cell>
              <table:table-cell office:value-type="float" office:value="12.374433">
                <text:p>12.3744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25604622">
                <text:p>3.025604622</text:p>
              </table:table-cell>
              <table:table-cell office:value-type="float" office:value="12.860087">
                <text:p>12.8600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4513617">
                <text:p>3.04513617</text:p>
              </table:table-cell>
              <table:table-cell office:value-type="float" office:value="12.799805">
                <text:p>12.7998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64545646">
                <text:p>3.064545646</text:p>
              </table:table-cell>
              <table:table-cell office:value-type="float" office:value="12.880307">
                <text:p>12.880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83924604">
                <text:p>3.083924604</text:p>
              </table:table-cell>
              <table:table-cell office:value-type="float" office:value="12.900591">
                <text:p>12.900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0255587">
                <text:p>3.10255587</text:p>
              </table:table-cell>
              <table:table-cell office:value-type="float" office:value="13.4183035">
                <text:p>13.41830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21324467">
                <text:p>3.121324467</text:p>
              </table:table-cell>
              <table:table-cell office:value-type="float" office:value="13.320122">
                <text:p>13.320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4000151">
                <text:p>3.14000151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58678553">
                <text:p>3.158678553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76745235">
                <text:p>3.176745235</text:p>
              </table:table-cell>
              <table:table-cell office:value-type="float" office:value="13.837626">
                <text:p>13.837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9491873">
                <text:p>3.19491873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1301593">
                <text:p>3.21301593</text:p>
              </table:table-cell>
              <table:table-cell office:value-type="float" office:value="13.814292">
                <text:p>13.8142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31158908">
                <text:p>3.231158908</text:p>
              </table:table-cell>
              <table:table-cell office:value-type="float" office:value="13.779435">
                <text:p>13.779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48722042">
                <text:p>3.248722042</text:p>
              </table:table-cell>
              <table:table-cell office:value-type="float" office:value="14.234362">
                <text:p>14.234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66422507">
                <text:p>3.266422507</text:p>
              </table:table-cell>
              <table:table-cell office:value-type="float" office:value="14.123922">
                <text:p>14.1239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84077196">
                <text:p>3.284077196</text:p>
              </table:table-cell>
              <table:table-cell office:value-type="float" office:value="14.160543">
                <text:p>14.160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01762403">
                <text:p>3.301762403</text:p>
              </table:table-cell>
              <table:table-cell office:value-type="float" office:value="14.136108">
                <text:p>14.136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18883025">
                <text:p>3.318883025</text:p>
              </table:table-cell>
              <table:table-cell office:value-type="float" office:value="14.602273">
                <text:p>14.602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36156239">
                <text:p>3.336156239</text:p>
              </table:table-cell>
              <table:table-cell office:value-type="float" office:value="14.473276">
                <text:p>14.473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53383674">
                <text:p>3.353383674</text:p>
              </table:table-cell>
              <table:table-cell office:value-type="float" office:value="14.511736">
                <text:p>14.5117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70672147">
                <text:p>3.370672147</text:p>
              </table:table-cell>
              <table:table-cell office:value-type="float" office:value="14.460503">
                <text:p>14.4605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87380777">
                <text:p>3.387380777</text:p>
              </table:table-cell>
              <table:table-cell office:value-type="float" office:value="14.962328">
                <text:p>14.9623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04257255">
                <text:p>3.404257255</text:p>
              </table:table-cell>
              <table:table-cell office:value-type="float" office:value="14.813518">
                <text:p>14.8135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21118474">
                <text:p>3.421118474</text:p>
              </table:table-cell>
              <table:table-cell office:value-type="float" office:value="14.826923">
                <text:p>14.8269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38025471">
                <text:p>3.438025471</text:p>
              </table:table-cell>
              <table:table-cell office:value-type="float" office:value="14.7867775">
                <text:p>14.78677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54398401">
                <text:p>3.454398401</text:p>
              </table:table-cell>
              <table:table-cell office:value-type="float" office:value="15.269106">
                <text:p>15.269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70939181">
                <text:p>3.470939181</text:p>
              </table:table-cell>
              <table:table-cell office:value-type="float" office:value="15.11416">
                <text:p>15.11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87464701">
                <text:p>3.487464701</text:p>
              </table:table-cell>
              <table:table-cell office:value-type="float" office:value="15.128118">
                <text:p>15.1281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04035999">
                <text:p>3.504035999</text:p>
              </table:table-cell>
              <table:table-cell office:value-type="float" office:value="15.086326">
                <text:p>15.086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2007323">
                <text:p>3.52007323</text:p>
              </table:table-cell>
              <table:table-cell office:value-type="float" office:value="15.588726">
                <text:p>15.588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3630883">
                <text:p>3.53630883</text:p>
              </table:table-cell>
              <table:table-cell office:value-type="float" office:value="15.398261">
                <text:p>15.398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52559688">
                <text:p>3.552559688</text:p>
              </table:table-cell>
              <table:table-cell office:value-type="float" office:value="15.383802">
                <text:p>15.3838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68871583">
                <text:p>3.568871583</text:p>
              </table:table-cell>
              <table:table-cell office:value-type="float" office:value="15.326239">
                <text:p>15.3262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84695189">
                <text:p>3.584695189</text:p>
              </table:table-cell>
              <table:table-cell office:value-type="float" office:value="15.79918">
                <text:p>15.799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00686644">
                <text:p>3.600686644</text:p>
              </table:table-cell>
              <table:table-cell office:value-type="float" office:value="15.633349">
                <text:p>15.6333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16708617">
                <text:p>3.616708617</text:p>
              </table:table-cell>
              <table:table-cell office:value-type="float" office:value="15.603573">
                <text:p>15.6035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32776367">
                <text:p>3.632776367</text:p>
              </table:table-cell>
              <table:table-cell office:value-type="float" office:value="15.559116">
                <text:p>15.5591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48386347">
                <text:p>3.648386347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64164175">
                <text:p>3.664164175</text:p>
              </table:table-cell>
              <table:table-cell office:value-type="float" office:value="15.845019">
                <text:p>15.8450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79972523">
                <text:p>3.679972523</text:p>
              </table:table-cell>
              <table:table-cell office:value-type="float" office:value="15.814429">
                <text:p>15.8144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95872423">
                <text:p>3.695872423</text:p>
              </table:table-cell>
              <table:table-cell office:value-type="float" office:value="15.723369">
                <text:p>15.7233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11284036">
                <text:p>3.711284036</text:p>
              </table:table-cell>
              <table:table-cell office:value-type="float" office:value="16.221535">
                <text:p>16.221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26924533">
                <text:p>3.726924533</text:p>
              </table:table-cell>
              <table:table-cell office:value-type="float" office:value="15.984146">
                <text:p>15.9841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42595548">
                <text:p>3.742595548</text:p>
              </table:table-cell>
              <table:table-cell office:value-type="float" office:value="15.953019">
                <text:p>15.9530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58373376">
                <text:p>3.758373376</text:p>
              </table:table-cell>
              <table:table-cell office:value-type="float" office:value="15.845019">
                <text:p>15.845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773708693">
                <text:p>3.773708693</text:p>
              </table:table-cell>
              <table:table-cell office:value-type="float" office:value="16.302238">
                <text:p>16.3022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89272895">
                <text:p>3.789272895</text:p>
              </table:table-cell>
              <table:table-cell office:value-type="float" office:value="16.0625">
                <text:p>16.0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04898133">
                <text:p>3.804898133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20614926">
                <text:p>3.820614926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35904466">
                <text:p>3.835904466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51422891">
                <text:p>3.851422891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867017612">
                <text:p>3.86701761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82719146">
                <text:p>3.882719146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98039204">
                <text:p>3.898039204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13588148">
                <text:p>3.913588148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29213386">
                <text:p>3.929213386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944945438">
                <text:p>3.944945438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960234978">
                <text:p>3.960234978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97579918">
                <text:p>3.97579918</text:p>
              </table:table-cell>
              <table:table-cell office:value-type="float" office:value="16.0625">
                <text:p>16.0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9140916">
                <text:p>3.9914091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07141212">
                <text:p>4.007141212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022430752">
                <text:p>4.022430752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37979696">
                <text:p>4.037979696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53604934">
                <text:p>4.053604934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069336986">
                <text:p>4.069336986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84611267">
                <text:p>4.084611267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100144952">
                <text:p>4.10014495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1577019">
                <text:p>4.11577019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31502242">
                <text:p>4.131502242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46807041">
                <text:p>4.14680704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162355985">
                <text:p>4.162355985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177950706">
                <text:p>4.177950706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93682758">
                <text:p>4.193682758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209002816">
                <text:p>4.209002816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24536501">
                <text:p>4.2245365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40131222">
                <text:p>4.24013122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255863274">
                <text:p>4.255863274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271137555">
                <text:p>4.271137555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28667124">
                <text:p>4.28667124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30228122">
                <text:p>4.30228122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17998013">
                <text:p>4.317998013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333287553">
                <text:p>4.333287553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348821238">
                <text:p>4.348821238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364431218">
                <text:p>4.364431218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380148011">
                <text:p>4.38014801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395468069">
                <text:p>4.395468069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411017013">
                <text:p>4.411017013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426642251">
                <text:p>4.426642251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442359044">
                <text:p>4.442359044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457663843">
                <text:p>4.457663843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473212787">
                <text:p>4.473212787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488807508">
                <text:p>4.488807508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504524301">
                <text:p>4.5045243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5198291">
                <text:p>4.519829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35378044">
                <text:p>4.535378044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50988024">
                <text:p>4.550988024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566704817">
                <text:p>4.566704817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82009616">
                <text:p>4.582009616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597543301">
                <text:p>4.5975433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613138022">
                <text:p>4.61313802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28839556">
                <text:p>4.628839556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644144355">
                <text:p>4.644144355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5967804">
                <text:p>4.65967804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75272761">
                <text:p>4.67527276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90989554">
                <text:p>4.690989554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06309612">
                <text:p>4.706309612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21858556">
                <text:p>4.721858556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37468536">
                <text:p>4.73746853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53185329">
                <text:p>4.75318532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768505387">
                <text:p>4.768505387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784069589">
                <text:p>4.784069589</text:p>
              </table:table-cell>
              <table:table-cell office:value-type="float" office:value="16.0625">
                <text:p>16.0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799694827">
                <text:p>4.799694827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815426879">
                <text:p>4.815426879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830731678">
                <text:p>4.830731678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46280622">
                <text:p>4.846280622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861890602">
                <text:p>4.861890602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877607395">
                <text:p>4.877607395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892927453">
                <text:p>4.892927453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908476397">
                <text:p>4.908476397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924101635">
                <text:p>4.924101635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939833687">
                <text:p>4.939833687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955138486">
                <text:p>4.955138486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97068743">
                <text:p>4.97068743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98629741">
                <text:p>4.9862974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002014203">
                <text:p>5.002014203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017319002">
                <text:p>5.017319002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032883204">
                <text:p>5.032883204</text:p>
              </table:table-cell>
              <table:table-cell office:value-type="float" office:value="16.0625">
                <text:p>16.0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048477925">
                <text:p>5.048477925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064209977">
                <text:p>5.064209977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079514776">
                <text:p>5.079514776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095048461">
                <text:p>5.09504846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110643182">
                <text:p>5.11064318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126375234">
                <text:p>5.126375234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141695292">
                <text:p>5.141695292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157228977">
                <text:p>5.157228977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172838957">
                <text:p>5.172838957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88540491">
                <text:p>5.18854049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20384529">
                <text:p>5.20384529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219363715">
                <text:p>5.219363715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34958436">
                <text:p>5.234958436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250675229">
                <text:p>5.25067522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265995287">
                <text:p>5.265995287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28152897200001">
                <text:p>5.281528972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29712369300001">
                <text:p>5.297123693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31285574500001">
                <text:p>5.312855745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32817580300001">
                <text:p>5.32817580300001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34370948800001">
                <text:p>5.343709488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35930420900001">
                <text:p>5.359304209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37503626100001">
                <text:p>5.375036261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39034106000001">
                <text:p>5.390341060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40587474500001">
                <text:p>5.405874745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42145420600001">
                <text:p>5.4214542060000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43717099900001">
                <text:p>5.437170999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45247579800001">
                <text:p>5.452475798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46800948300001">
                <text:p>5.468009483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48361946300001">
                <text:p>5.483619463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49933625600001">
                <text:p>5.499336256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51464105500001">
                <text:p>5.514641055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53017474000001">
                <text:p>5.530174740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4576946100001">
                <text:p>5.545769461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56147099500001">
                <text:p>5.561470995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57677579400001">
                <text:p>5.576775794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59232473800001">
                <text:p>5.592324738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60791945900001">
                <text:p>5.607919459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62363625200001">
                <text:p>5.623636252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63894105100001">
                <text:p>5.638941051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65447473600001">
                <text:p>5.654474736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67008471600001">
                <text:p>5.670084716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68581676800001">
                <text:p>5.685816768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70112156700001">
                <text:p>5.701121567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71665525200001">
                <text:p>5.716655252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73226523200001">
                <text:p>5.732265232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74799728400001">
                <text:p>5.747997284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76331734200001">
                <text:p>5.76331734200001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77885102700001">
                <text:p>5.778851027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79446100700001">
                <text:p>5.794461007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81019305900001">
                <text:p>5.810193059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82551311700001">
                <text:p>5.82551311700001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84104680200001">
                <text:p>5.841046802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85665678200001">
                <text:p>5.856656782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87237357500001">
                <text:p>5.872373575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88767837400001">
                <text:p>5.887678374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90321205900001">
                <text:p>5.903212059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91880678000001">
                <text:p>5.918806780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93452357300001">
                <text:p>5.934523573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94982837200001">
                <text:p>5.949828372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96536205700001">
                <text:p>5.965362057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98097203700001">
                <text:p>5.980972037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9670408900001">
                <text:p>5.996704089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01200888800001">
                <text:p>6.012008888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02754257300001">
                <text:p>6.027542573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04312203400001">
                <text:p>6.0431220340000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05885408600001">
                <text:p>6.058854086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07415888500001">
                <text:p>6.074158885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08970782900001">
                <text:p>6.089707829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10528729000001">
                <text:p>6.1052872900000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12100408300001">
                <text:p>6.121004083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13630888200001">
                <text:p>6.136308882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15185782600001">
                <text:p>6.151857826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16746780600001">
                <text:p>6.167467806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18319985800001">
                <text:p>6.183199858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19848939800001">
                <text:p>6.198489398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21402308300001">
                <text:p>6.214023083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22961780400001">
                <text:p>6.229617804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24533459700001">
                <text:p>6.245334597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26062413700001">
                <text:p>6.260624137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27615782200001">
                <text:p>6.276157822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29176780200001">
                <text:p>6.291767802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30748459500001">
                <text:p>6.307484595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32278939400001">
                <text:p>6.322789394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33832307900001">
                <text:p>6.338323079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35393305900001">
                <text:p>6.353933059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36966511100001">
                <text:p>6.369665111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38493939200001">
                <text:p>6.384939392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40047307700001">
                <text:p>6.400473077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41608305700001">
                <text:p>6.416083057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43181510900001">
                <text:p>6.431815109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44708939000001">
                <text:p>6.447089390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46262307500001">
                <text:p>6.462623075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47821779600001">
                <text:p>6.478217796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49394984800001">
                <text:p>6.493949848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50923938800001">
                <text:p>6.509239388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52477307300001">
                <text:p>6.524773073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54036779400001">
                <text:p>6.540367794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55606932800001">
                <text:p>6.556069328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57135886800001">
                <text:p>6.571358868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58687729300001">
                <text:p>6.58687729300001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60247201400001">
                <text:p>6.602472014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61820406600001">
                <text:p>6.618204066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63349360600001">
                <text:p>6.633493606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64904255000001">
                <text:p>6.649042550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6463727100001">
                <text:p>6.664637271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68035406400001">
                <text:p>6.680354064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69564360400001">
                <text:p>6.695643604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71116202900001">
                <text:p>6.71116202900001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2677200900001">
                <text:p>6.726772009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74250406100001">
                <text:p>6.742504061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75779360100001">
                <text:p>6.757793601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77332728600001">
                <text:p>6.773327286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78892200700001">
                <text:p>6.788922007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80462354100001">
                <text:p>6.804623541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1991308100001">
                <text:p>6.819913081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83543150600001">
                <text:p>6.83543150600001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85102622700001">
                <text:p>6.851026227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86674302000001">
                <text:p>6.866743020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88204781900001">
                <text:p>6.882047819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89758150400001">
                <text:p>6.897581504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91319148400001">
                <text:p>6.913191484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92892353600001">
                <text:p>6.928923536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94419781700001">
                <text:p>6.944197817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95974676100001">
                <text:p>6.959746761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97534148200001">
                <text:p>6.975341482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99107353400001">
                <text:p>6.991073534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00637833300001">
                <text:p>7.006378333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02192727700001">
                <text:p>7.021927277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03753725700001">
                <text:p>7.037537257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05323879100001">
                <text:p>7.053238791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06854359000001">
                <text:p>7.068543590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08409253400001">
                <text:p>7.084092534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09968725500001">
                <text:p>7.099687255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11540404800001">
                <text:p>7.115404048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3070884700001">
                <text:p>7.130708847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14624253200001">
                <text:p>7.146242532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6183725300001">
                <text:p>7.161837253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17752352800001">
                <text:p>7.17752352800001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19282832700001">
                <text:p>7.192828327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20837727100001">
                <text:p>7.208377271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22398725100001">
                <text:p>7.223987251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23970404400001">
                <text:p>7.239704044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5497832500001">
                <text:p>7.254978325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27049675000001">
                <text:p>7.27049675000001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28610673000001">
                <text:p>7.286106730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30180826400001">
                <text:p>7.301808264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31711306300001">
                <text:p>7.317113063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33264674800001">
                <text:p>7.332646748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34822620900001">
                <text:p>7.3482262090000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36394300200001">
                <text:p>7.363943002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37924780100001">
                <text:p>7.379247801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39478148600001">
                <text:p>7.394781486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41037620700001">
                <text:p>7.410376207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42610825900001">
                <text:p>7.426108259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44141305800001">
                <text:p>7.441413058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45694674300001">
                <text:p>7.456946743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47255672300001">
                <text:p>7.472556723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48828877500001">
                <text:p>7.488288775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50360883300001">
                <text:p>7.50360883300001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51914251800001">
                <text:p>7.519142518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53475249800001">
                <text:p>7.534752498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55045403200001">
                <text:p>7.550454032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56574357200001">
                <text:p>7.565743572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58129251600001">
                <text:p>7.581292516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59688723700001">
                <text:p>7.596887237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61257351200001">
                <text:p>7.61257351200001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62786305200001">
                <text:p>7.627863052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64339673700001">
                <text:p>7.643396737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65899145800001">
                <text:p>7.658991458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67469299200001">
                <text:p>7.674692992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68998253200001">
                <text:p>7.689982532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70548569800001">
                <text:p>7.70548569800001</text:p>
              </table:table-cell>
              <table:table-cell office:value-type="float" office:value="16.125738">
                <text:p>16.1257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72109567800001">
                <text:p>7.721095678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73682773000001">
                <text:p>7.736827730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75213252900001">
                <text:p>7.752132529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76768147300001">
                <text:p>7.767681473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78330671100001">
                <text:p>7.78330671100001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79903876300001">
                <text:p>7.799038763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81431304400001">
                <text:p>7.814313044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82986198800001">
                <text:p>7.829861988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84547196800001">
                <text:p>7.845471968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86118876100001">
                <text:p>7.861188761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87647830100001">
                <text:p>7.876478301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89202724500001">
                <text:p>7.892027245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90760670600001">
                <text:p>7.9076067060000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92332349900001">
                <text:p>7.923323499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93862829800001">
                <text:p>7.938628298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95416198300001">
                <text:p>7.954161983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96974144400001">
                <text:p>7.9697414440000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98548875400001">
                <text:p>7.98548875400001</text:p>
              </table:table-cell>
              <table:table-cell office:value-type="float" office:value="15.875726">
                <text:p>15.8757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00076303500001">
                <text:p>8.000763035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01629672000001">
                <text:p>8.016296720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03189144100001">
                <text:p>8.031891441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04759297500001">
                <text:p>8.047592975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06288251500001">
                <text:p>8.062882515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07840094000001">
                <text:p>8.07840094000001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09401092000001">
                <text:p>8.094010920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10974297200001">
                <text:p>8.109742972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12503251200001">
                <text:p>8.125032512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14058145600001">
                <text:p>8.140581456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15617617700001">
                <text:p>8.156176177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17189297000001">
                <text:p>8.171892970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18716725100001">
                <text:p>8.187167251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20270093600001">
                <text:p>8.202700936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21828039700001">
                <text:p>8.2182803970000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23401244900001">
                <text:p>8.234012449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24933250700001">
                <text:p>8.24933250700001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26486619200001">
                <text:p>8.264866192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28046091300001">
                <text:p>8.280460913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29613192800001">
                <text:p>8.29613192800001</text:p>
              </table:table-cell>
              <table:table-cell office:value-type="float" office:value="15.953019">
                <text:p>15.9530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31142146800001">
                <text:p>8.311421468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32695515300001">
                <text:p>8.326955153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34254987400001">
                <text:p>8.342549874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35828192600001">
                <text:p>8.358281926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37355620700001">
                <text:p>8.373556207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38908989200001">
                <text:p>8.389089892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404684613">
                <text:p>8.404684613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420386147">
                <text:p>8.420386147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435675687">
                <text:p>8.435675687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451194112">
                <text:p>8.451194112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466773573">
                <text:p>8.466773573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482490366">
                <text:p>8.482490366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497779906">
                <text:p>8.497779906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513313591">
                <text:p>8.51331359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528908312">
                <text:p>8.52890831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544640364">
                <text:p>8.544640364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559960422">
                <text:p>8.559960422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575509366">
                <text:p>8.575509366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591119346">
                <text:p>8.59111934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606851398">
                <text:p>8.606851398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622156197">
                <text:p>8.622156197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637720399">
                <text:p>8.637720399</text:p>
              </table:table-cell>
              <table:table-cell office:value-type="float" office:value="16.0625">
                <text:p>16.06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65333037900001">
                <text:p>8.653330379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66903191300001">
                <text:p>8.669031913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68433671200001">
                <text:p>8.684336712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69987039700001">
                <text:p>8.699870397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715465118">
                <text:p>8.715465118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731181911">
                <text:p>8.73118191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746471451">
                <text:p>8.74647145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762005136">
                <text:p>8.762005136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777584597">
                <text:p>8.777584597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793316649">
                <text:p>8.793316649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808621448">
                <text:p>8.808621448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824170392">
                <text:p>8.824170392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83978037200001">
                <text:p>8.839780372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85551242400001">
                <text:p>8.855512424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87080196400001">
                <text:p>8.870801964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88635090800001">
                <text:p>8.886350908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90193036900001">
                <text:p>8.9019303690000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91766242100001">
                <text:p>8.917662421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93295196100001">
                <text:p>8.932951961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94850090500001">
                <text:p>8.948500905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96411088500001">
                <text:p>8.964110885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97984293700001">
                <text:p>8.979842937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99514773600001">
                <text:p>8.995147736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01068142100001">
                <text:p>9.010681421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02626088200001">
                <text:p>9.0262608820000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04196241600001">
                <text:p>9.041962416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05725195600001">
                <text:p>9.057251956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07277038100001">
                <text:p>9.07277038100001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08838036100001">
                <text:p>9.088380361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10409715400001">
                <text:p>9.104097154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11940195300001">
                <text:p>9.119401953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13495089700001">
                <text:p>9.134950897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15054561800001">
                <text:p>9.150545618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16626241100001">
                <text:p>9.166262411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18153669200001">
                <text:p>9.181536692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19707037700001">
                <text:p>9.197070377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21268035700001">
                <text:p>9.212680357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22841240900001">
                <text:p>9.228412409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24373246700001">
                <text:p>9.24373246700001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25928141100001">
                <text:p>9.259281411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27489139100001">
                <text:p>9.274891391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29062344300001">
                <text:p>9.290623443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30589772400001">
                <text:p>9.305897724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32143140900001">
                <text:p>9.321431409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33702613000001">
                <text:p>9.337026130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35272766400001">
                <text:p>9.352727664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36801720400001">
                <text:p>9.368017204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38356614800001">
                <text:p>9.383566148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39917612800001">
                <text:p>9.399176128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41490818000001">
                <text:p>9.414908180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43018246100001">
                <text:p>9.430182461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44571614600001">
                <text:p>9.445716146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46131086700001">
                <text:p>9.461310867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47704291900001">
                <text:p>9.477042919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49231720000001">
                <text:p>9.492317200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.50785088500001">
                <text:p>9.507850885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.52346086500001">
                <text:p>9.523460865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53917765800001">
                <text:p>9.539177658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55445193900001">
                <text:p>9.554451939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57000088300001">
                <text:p>9.570000883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58559560400001">
                <text:p>9.585595604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60129713800001">
                <text:p>9.60129713800001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61660193700001">
                <text:p>9.616601937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63213562200001">
                <text:p>9.632135622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64771508300001">
                <text:p>9.6477150830000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66344713500001">
                <text:p>9.663447135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67875193400001">
                <text:p>9.678751934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69430087800001">
                <text:p>9.694300878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70988033900001">
                <text:p>9.7098803390000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72559713200001">
                <text:p>9.725597132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74088667200001">
                <text:p>9.740886672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75640509700001">
                <text:p>9.75640509700001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77199981800001">
                <text:p>9.7719998180000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78771661100001">
                <text:p>9.787716611000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80302141000001">
                <text:p>9.803021410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81855509500001">
                <text:p>9.818555095000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83416507500001">
                <text:p>9.834165075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84989712700001">
                <text:p>9.849897127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86520192600001">
                <text:p>9.8652019260000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88075087000001">
                <text:p>9.880750870000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89636085000001">
                <text:p>9.896360850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91209290200001">
                <text:p>9.912092902000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92736718300001">
                <text:p>9.9273671830000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94288560800001">
                <text:p>9.94288560800001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95849558800001">
                <text:p>9.958495588000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97418186300001">
                <text:p>9.97418186300001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98947140300001">
                <text:p>9.989471403000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005020347">
                <text:p>10.005020347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020630327">
                <text:p>10.020630327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036316602">
                <text:p>10.036316602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05163666">
                <text:p>10.05163666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067155085">
                <text:p>10.067155085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082749806">
                <text:p>10.082749806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098466599">
                <text:p>10.09846659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113756139">
                <text:p>10.113756139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129305083">
                <text:p>10.129305083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144915063">
                <text:p>10.144915063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160631856">
                <text:p>10.160631856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175906137">
                <text:p>10.175906137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191439822">
                <text:p>10.19143982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207034543">
                <text:p>10.207034543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222751336">
                <text:p>10.222751336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238056135">
                <text:p>10.238056135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25358982">
                <text:p>10.2535898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269169281">
                <text:p>10.269169281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284886074">
                <text:p>10.284886074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300175614">
                <text:p>10.300175614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315709299">
                <text:p>10.315709299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331273501">
                <text:p>10.331273501</text:p>
              </table:table-cell>
              <table:table-cell office:value-type="float" office:value="16.0625">
                <text:p>16.06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346990294">
                <text:p>10.346990294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362295093">
                <text:p>10.362295093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377844037">
                <text:p>10.377844037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393438758">
                <text:p>10.393438758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40917081">
                <text:p>10.4091708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424475609">
                <text:p>10.424475609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439994034">
                <text:p>10.439994034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455573495">
                <text:p>10.455573495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47125977">
                <text:p>10.47125977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486534051">
                <text:p>10.48653405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502052476">
                <text:p>10.502052476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517616678">
                <text:p>10.517616678</text:p>
              </table:table-cell>
              <table:table-cell office:value-type="float" office:value="16.0625">
                <text:p>16.06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533333471">
                <text:p>10.53333347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548623011">
                <text:p>10.54862301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564141436">
                <text:p>10.564141436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579720897">
                <text:p>10.579720897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59543769">
                <text:p>10.5954376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610742489">
                <text:p>10.610742489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626260914">
                <text:p>10.626260914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641840375">
                <text:p>10.641840375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657572427">
                <text:p>10.657572427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672861967">
                <text:p>10.672861967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688395652">
                <text:p>10.68839565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703990373">
                <text:p>10.703990373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719707166">
                <text:p>10.719707166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734996706">
                <text:p>10.734996706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750530391">
                <text:p>10.75053039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766125112">
                <text:p>10.76612511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781841905">
                <text:p>10.781841905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797146704">
                <text:p>10.797146704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812680389">
                <text:p>10.812680389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828290369">
                <text:p>10.828290369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844007162">
                <text:p>10.844007162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859296702">
                <text:p>10.859296702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874830387">
                <text:p>10.874830387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890440367">
                <text:p>10.890440367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90615716">
                <text:p>10.90615716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921431441">
                <text:p>10.92143144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936965126">
                <text:p>10.936965126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952575106">
                <text:p>10.95257510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968291899">
                <text:p>10.96829189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983596698">
                <text:p>10.983596698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999130383">
                <text:p>10.999130383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014725104">
                <text:p>11.014725104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030426638">
                <text:p>11.030426638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045746696">
                <text:p>11.045746696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06129564">
                <text:p>11.06129564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.07690562">
                <text:p>11.07690562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092607154">
                <text:p>11.092607154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107927212">
                <text:p>11.107927212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123476156">
                <text:p>11.123476156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139070877">
                <text:p>11.139070877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154757152">
                <text:p>11.154757152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170031433">
                <text:p>11.170031433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185534599">
                <text:p>11.185534599</text:p>
              </table:table-cell>
              <table:table-cell office:value-type="float" office:value="16.125738">
                <text:p>16.1257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201144579">
                <text:p>11.201144579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216830854">
                <text:p>11.216830854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232120394">
                <text:p>11.232120394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247669338">
                <text:p>11.247669338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263248799">
                <text:p>11.263248799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278965592">
                <text:p>11.278965592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294270391">
                <text:p>11.29427039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309804076">
                <text:p>11.309804076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325414056">
                <text:p>11.32541405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341146108">
                <text:p>11.341146108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356435648">
                <text:p>11.356435648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371969333">
                <text:p>11.371969333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387579313">
                <text:p>11.387579313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403296106">
                <text:p>11.403296106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418585646">
                <text:p>11.418585646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434119331">
                <text:p>11.43411933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449729311">
                <text:p>11.44972931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465446104">
                <text:p>11.465446104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480750903">
                <text:p>11.480750903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496284588">
                <text:p>11.496284588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511879309">
                <text:p>11.511879309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527611361">
                <text:p>11.52761136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542900901">
                <text:p>11.54290090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558449845">
                <text:p>11.558449845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574044566">
                <text:p>11.574044566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589776618">
                <text:p>11.589776618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605066158">
                <text:p>11.605066158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620584583">
                <text:p>11.620584583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636194563">
                <text:p>11.636194563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651880838">
                <text:p>11.651880838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667155119">
                <text:p>11.667155119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682688804">
                <text:p>11.682688804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698298784">
                <text:p>11.698298784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714030836">
                <text:p>11.714030836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729320376">
                <text:p>11.729320376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744854061">
                <text:p>11.74485406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760433522">
                <text:p>11.760433522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776150315">
                <text:p>11.776150315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791455114">
                <text:p>11.791455114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806973539">
                <text:p>11.806973539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82256826">
                <text:p>11.82256826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838269794">
                <text:p>11.838269794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.853574593">
                <text:p>11.853574593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.869108278">
                <text:p>11.869108278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884687739">
                <text:p>11.884687739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900419791">
                <text:p>11.90041979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.91572459">
                <text:p>11.91572459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.931258275">
                <text:p>11.931258275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.946852996">
                <text:p>11.946852996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.962569789">
                <text:p>11.96256978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.977859329">
                <text:p>11.977859329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.993377754">
                <text:p>11.993377754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008987734">
                <text:p>12.008987734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024719786">
                <text:p>12.024719786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040024585">
                <text:p>12.040024585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05555827">
                <text:p>12.05555827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07116825">
                <text:p>12.07116825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086869784">
                <text:p>12.086869784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102174583">
                <text:p>12.102174583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117708268">
                <text:p>12.117708268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133318248">
                <text:p>12.133318248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149035041">
                <text:p>12.14903504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16433984">
                <text:p>12.16433984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179873525">
                <text:p>12.179873525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195452986">
                <text:p>12.195452986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21115452">
                <text:p>12.21115452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22644406">
                <text:p>12.22644406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241993004">
                <text:p>12.241993004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257587725">
                <text:p>12.257587725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273289259">
                <text:p>12.273289259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288594058">
                <text:p>12.288594058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304143002">
                <text:p>12.304143002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319737723">
                <text:p>12.319737723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335454516">
                <text:p>12.335454516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350759315">
                <text:p>12.350759315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366308259">
                <text:p>12.366308259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38188772">
                <text:p>12.38188772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397604513">
                <text:p>12.397604513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412924571">
                <text:p>12.412924571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.428458256">
                <text:p>12.428458256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444052977">
                <text:p>12.444052977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45976977">
                <text:p>12.45976977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475089828">
                <text:p>12.475089828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.490623513">
                <text:p>12.490623513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.506218234">
                <text:p>12.506218234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521919768">
                <text:p>12.521919768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537224567">
                <text:p>12.537224567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.552758252">
                <text:p>12.55275825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568368232">
                <text:p>12.568368232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584069766">
                <text:p>12.584069766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.599374565">
                <text:p>12.599374565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61489299">
                <text:p>12.61489299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.63050297">
                <text:p>12.63050297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.646219763">
                <text:p>12.646219763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.661494044">
                <text:p>12.661494044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.677042988">
                <text:p>12.677042988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.692637709">
                <text:p>12.692637709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.708323984">
                <text:p>12.708323984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.723613524">
                <text:p>12.723613524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.739162468">
                <text:p>12.739162468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.754772448">
                <text:p>12.754772448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.770458723">
                <text:p>12.770458723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.785763522">
                <text:p>12.785763522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.801297207">
                <text:p>12.801297207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.816891928">
                <text:p>12.816891928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.83262398">
                <text:p>12.83262398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.847944038">
                <text:p>12.847944038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.863477723">
                <text:p>12.863477723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.879057184">
                <text:p>12.879057184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.894743459">
                <text:p>12.894743459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.910032999">
                <text:p>12.910032999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.925581943">
                <text:p>12.925581943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.941176664">
                <text:p>12.941176664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.956908716">
                <text:p>12.956908716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.972213515">
                <text:p>12.972213515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.9877472">
                <text:p>12.987747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003341921">
                <text:p>13.00334192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.019028196">
                <text:p>13.019028196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034317736">
                <text:p>13.034317736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049836161">
                <text:p>13.049836161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.065446141">
                <text:p>13.06544614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081162934">
                <text:p>13.081162934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096467733">
                <text:p>13.096467733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112001418">
                <text:p>13.112001418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.127611398">
                <text:p>13.127611398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.143328191">
                <text:p>13.14332819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.158617731">
                <text:p>13.15861773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174151416">
                <text:p>13.174151416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.189761396">
                <text:p>13.18976139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205478189">
                <text:p>13.20547818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220767729">
                <text:p>13.220767729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.236301414">
                <text:p>13.236301414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.251896135">
                <text:p>13.251896135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267612928">
                <text:p>13.267612928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.282917727">
                <text:p>13.282917727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.298451412">
                <text:p>13.29845141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314061392">
                <text:p>13.314061392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329778185">
                <text:p>13.329778185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.345067725">
                <text:p>13.345067725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.360616669">
                <text:p>13.360616669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37621139">
                <text:p>13.37621139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391943442">
                <text:p>13.391943442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.407202464">
                <text:p>13.407202464</text:p>
              </table:table-cell>
              <table:table-cell office:value-type="float" office:value="16.383749">
                <text:p>16.3837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.422751408">
                <text:p>13.422751408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.438346129">
                <text:p>13.438346129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.454062922">
                <text:p>13.454062922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.469352462">
                <text:p>13.469352462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.484901406">
                <text:p>13.484901406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.500511386">
                <text:p>13.50051138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.51621292">
                <text:p>13.51621292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.531517719">
                <text:p>13.531517719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.547066663">
                <text:p>13.547066663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.562676643">
                <text:p>13.562676643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.578362918">
                <text:p>13.578362918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.593667717">
                <text:p>13.593667717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.609201402">
                <text:p>13.60920140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.624811382">
                <text:p>13.624811382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.640528175">
                <text:p>13.640528175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.655832974">
                <text:p>13.655832974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.671366659">
                <text:p>13.671366659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.68694612">
                <text:p>13.68694612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.702678172">
                <text:p>13.702678172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.717952453">
                <text:p>13.717952453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3.733501397">
                <text:p>13.733501397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.749096118">
                <text:p>13.749096118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.76482817">
                <text:p>13.76482817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.780132969">
                <text:p>13.780132969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.795651394">
                <text:p>13.795651394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.811261374">
                <text:p>13.811261374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.826978167">
                <text:p>13.826978167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.842282966">
                <text:p>13.842282966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.85783191">
                <text:p>13.8578319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.873426631">
                <text:p>13.87342663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.889143424">
                <text:p>13.889143424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.904402446">
                <text:p>13.904402446</text:p>
              </table:table-cell>
              <table:table-cell office:value-type="float" office:value="16.383749">
                <text:p>16.3837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.91995139">
                <text:p>13.91995139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.935546111">
                <text:p>13.93554611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3.951247645">
                <text:p>13.951247645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.966537185">
                <text:p>13.966537185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.98207087">
                <text:p>13.98207087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.99768085">
                <text:p>13.99768085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013412902">
                <text:p>14.013412902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028687183">
                <text:p>14.028687183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044205608">
                <text:p>14.044205608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059785069">
                <text:p>14.059785069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075517121">
                <text:p>14.07551712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.090806661">
                <text:p>14.09080666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.106340346">
                <text:p>14.106340346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.121950326">
                <text:p>14.12195032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.137667119">
                <text:p>14.13766711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.152971918">
                <text:p>14.152971918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168505603">
                <text:p>14.168505603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.184085064">
                <text:p>14.184085064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.199801857">
                <text:p>14.199801857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.215091397">
                <text:p>14.215091397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.230625082">
                <text:p>14.23062508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.24625032">
                <text:p>14.24625032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.261936595">
                <text:p>14.261936595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.277241394">
                <text:p>14.277241394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.292775079">
                <text:p>14.292775079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.3083698">
                <text:p>14.3083698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.324101852">
                <text:p>14.324101852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.339406651">
                <text:p>14.33940665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.354925076">
                <text:p>14.354925076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.370550314">
                <text:p>14.370550314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.386282366">
                <text:p>14.386282366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.401587165">
                <text:p>14.401587165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.417136109">
                <text:p>14.417136109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.43271557">
                <text:p>14.43271557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.448447622">
                <text:p>14.448447622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.463721903">
                <text:p>14.463721903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.479270847">
                <text:p>14.479270847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.494865568">
                <text:p>14.494865568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.51059762">
                <text:p>14.51059762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.525902419">
                <text:p>14.525902419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.541420844">
                <text:p>14.541420844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.557015565">
                <text:p>14.557015565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.572747617">
                <text:p>14.572747617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.588021898">
                <text:p>14.588021898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.603555583">
                <text:p>14.603555583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.619150304">
                <text:p>14.619150304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.634836579">
                <text:p>14.634836579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.650141378">
                <text:p>14.650141378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.665675063">
                <text:p>14.665675063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.681285043">
                <text:p>14.681285043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.696986577">
                <text:p>14.696986577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.712276117">
                <text:p>14.712276117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.727825061">
                <text:p>14.72782506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.743435041">
                <text:p>14.74343504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.759167093">
                <text:p>14.759167093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.774456633">
                <text:p>14.774456633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.789975058">
                <text:p>14.789975058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.805554519">
                <text:p>14.805554519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.821286571">
                <text:p>14.82128657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.836560852">
                <text:p>14.836560852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.852079277">
                <text:p>14.852079277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.867673998">
                <text:p>14.867673998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4.88340605">
                <text:p>14.88340605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.898680331">
                <text:p>14.89868033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.914198756">
                <text:p>14.914198756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.929823994">
                <text:p>14.929823994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.945510269">
                <text:p>14.945510269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.960830327">
                <text:p>14.960830327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.976364012">
                <text:p>14.97636401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.991973992">
                <text:p>14.991973992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.007690785">
                <text:p>15.007690785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.022995584">
                <text:p>15.022995584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.038544528">
                <text:p>15.038544528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.054139249">
                <text:p>15.054139249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.069871301">
                <text:p>15.06987130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.085145582">
                <text:p>15.085145582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.100694526">
                <text:p>15.100694526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.116304506">
                <text:p>15.11630450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.132036558">
                <text:p>15.132036558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.147341357">
                <text:p>15.147341357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.162890301">
                <text:p>15.16289030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.178485022">
                <text:p>15.17848502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.194186556">
                <text:p>15.194186556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.209476096">
                <text:p>15.209476096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.22502504">
                <text:p>15.22502504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.240650278">
                <text:p>15.240650278</text:p>
              </table:table-cell>
              <table:table-cell office:value-type="float" office:value="15.999756">
                <text:p>15.9997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.25638233">
                <text:p>15.25638233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.271656611">
                <text:p>15.27165661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.287190296">
                <text:p>15.287190296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.302785017">
                <text:p>15.302785017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.31850181">
                <text:p>15.3185018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.333806609">
                <text:p>15.333806609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.349325034">
                <text:p>15.349325034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.364919755">
                <text:p>15.364919755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.38060603">
                <text:p>15.38060603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.39589557">
                <text:p>15.39589557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.411429255">
                <text:p>15.411429255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.427039235">
                <text:p>15.427039235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.442756028">
                <text:p>15.442756028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.458060827">
                <text:p>15.458060827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.473594512">
                <text:p>15.47359451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.489189233">
                <text:p>15.489189233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.504921285">
                <text:p>15.504921285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.520226084">
                <text:p>15.520226084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.535775028">
                <text:p>15.535775028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.551385008">
                <text:p>15.551385008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.567101801">
                <text:p>15.56710180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.582391341">
                <text:p>15.582391341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.597925026">
                <text:p>15.597925026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.613535006">
                <text:p>15.61353500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.629251799">
                <text:p>15.62925179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.644556598">
                <text:p>15.644556598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.660105542">
                <text:p>15.660105542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.675715522">
                <text:p>15.675715522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.691447574">
                <text:p>15.691447574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.706721855">
                <text:p>15.706721855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.72225554">
                <text:p>15.72225554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.73786552">
                <text:p>15.73786552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.753597572">
                <text:p>15.753597572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.768887112">
                <text:p>15.768887112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.784436056">
                <text:p>15.784436056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.800046036">
                <text:p>15.80004603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.815778088">
                <text:p>15.815778088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.831082887">
                <text:p>15.831082887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.846616572">
                <text:p>15.84661657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.862196033">
                <text:p>15.862196033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.877897567">
                <text:p>15.877897567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.893187107">
                <text:p>15.893187107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.908720792">
                <text:p>15.90872079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.924315513">
                <text:p>15.924315513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.940001788">
                <text:p>15.940001788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.955321846">
                <text:p>15.955321846</text:p>
              </table:table-cell>
              <table:table-cell office:value-type="float" office:value="16.318476">
                <text:p>16.3184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.970855531">
                <text:p>15.97085553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.986450252">
                <text:p>15.98645025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.002182304">
                <text:p>16.002182304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.017471844">
                <text:p>16.017471844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.033005529">
                <text:p>16.033005529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.048615509">
                <text:p>16.048615509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.064347561">
                <text:p>16.06434756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.07965236">
                <text:p>16.07965236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.095170785">
                <text:p>16.095170785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.110750246">
                <text:p>16.110750246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.126467039">
                <text:p>16.12646703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.14174132">
                <text:p>16.14174132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.157290264">
                <text:p>16.157290264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.172884985">
                <text:p>16.172884985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.188586519">
                <text:p>16.188586519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.2038608">
                <text:p>16.2038608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.219394485">
                <text:p>16.219394485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.234973946">
                <text:p>16.234973946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.25067548">
                <text:p>16.25067548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.265934502">
                <text:p>16.265934502</text:p>
              </table:table-cell>
              <table:table-cell office:value-type="float" office:value="16.383749">
                <text:p>16.3837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.281468187">
                <text:p>16.281468187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.297047648">
                <text:p>16.297047648</text:p>
              </table:table-cell>
              <table:table-cell office:value-type="float" office:value="16.046768">
                <text:p>16.0467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.312764441">
                <text:p>16.31276444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.328038722">
                <text:p>16.328038722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.343572407">
                <text:p>16.343572407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.359167128">
                <text:p>16.359167128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.374868662">
                <text:p>16.374868662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.390173461">
                <text:p>16.390173461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.405691886">
                <text:p>16.405691886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.421256088">
                <text:p>16.421256088</text:p>
              </table:table-cell>
              <table:table-cell office:value-type="float" office:value="16.0625">
                <text:p>16.06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.436972881">
                <text:p>16.43697288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.452231903">
                <text:p>16.452231903</text:p>
              </table:table-cell>
              <table:table-cell office:value-type="float" office:value="16.383749">
                <text:p>16.3837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.467765588">
                <text:p>16.467765588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.483360309">
                <text:p>16.483360309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.499061843">
                <text:p>16.499061843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.514366642">
                <text:p>16.514366642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.529900327">
                <text:p>16.529900327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.545510307">
                <text:p>16.545510307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6.5612271">
                <text:p>16.5612271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6.576501381">
                <text:p>16.57650138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.592035066">
                <text:p>16.592035066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.607629787">
                <text:p>16.607629787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.62334658">
                <text:p>16.62334658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.63863612">
                <text:p>16.63863612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.654185064">
                <text:p>16.654185064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.669779785">
                <text:p>16.669779785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.685496578">
                <text:p>16.685496578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.700801377">
                <text:p>16.700801377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.716335062">
                <text:p>16.71633506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.731945042">
                <text:p>16.731945042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.747661835">
                <text:p>16.747661835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.762966634">
                <text:p>16.762966634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.778500319">
                <text:p>16.778500319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.794110299">
                <text:p>16.794110299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.809811833">
                <text:p>16.809811833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.825116632">
                <text:p>16.825116632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.840650317">
                <text:p>16.840650317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.856260297">
                <text:p>16.856260297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.87197709">
                <text:p>16.8719770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.887281889">
                <text:p>16.887281889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.902830833">
                <text:p>16.902830833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.918425554">
                <text:p>16.918425554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.934142347">
                <text:p>16.934142347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.949431887">
                <text:p>16.949431887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.964965572">
                <text:p>16.964965572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.980560293">
                <text:p>16.980560293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.996261827">
                <text:p>16.996261827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7.011566626">
                <text:p>17.011566626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.027085051">
                <text:p>17.027085051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.042679772">
                <text:p>17.04267977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.058396565">
                <text:p>17.058396565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.073701364">
                <text:p>17.073701364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.089250308">
                <text:p>17.089250308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.104845029">
                <text:p>17.104845029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.120561822">
                <text:p>17.120561822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.135836103">
                <text:p>17.135836103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7.151385047">
                <text:p>17.151385047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7.166979768">
                <text:p>17.166979768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.182666043">
                <text:p>17.182666043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.197970842">
                <text:p>17.197970842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.213504527">
                <text:p>17.213504527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.229114507">
                <text:p>17.229114507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7.2448313">
                <text:p>17.2448313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.260105581">
                <text:p>17.260105581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.275639266">
                <text:p>17.275639266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.291249246">
                <text:p>17.291249246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.306966039">
                <text:p>17.306966039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7.322255579">
                <text:p>17.322255579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.337789264">
                <text:p>17.337789264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.353383985">
                <text:p>17.353383985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.369100778">
                <text:p>17.369100778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.384405577">
                <text:p>17.384405577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.399924002">
                <text:p>17.399924002</text:p>
              </table:table-cell>
              <table:table-cell office:value-type="float" office:value="16.109882">
                <text:p>16.10988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.415518723">
                <text:p>17.415518723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.431204998">
                <text:p>17.431204998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.446494538">
                <text:p>17.446494538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.462028223">
                <text:p>17.462028223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7.477622944">
                <text:p>17.477622944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.493354996">
                <text:p>17.493354996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.508629277">
                <text:p>17.508629277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.524178221">
                <text:p>17.524178221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.539772942">
                <text:p>17.53977294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7.555489735">
                <text:p>17.555489735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7.570779275">
                <text:p>17.570779275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.58631296">
                <text:p>17.58631296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7.601907681">
                <text:p>17.601907681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.617609215">
                <text:p>17.617609215</text:p>
              </table:table-cell>
              <table:table-cell office:value-type="float" office:value="15.92201">
                <text:p>15.9220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.632898755">
                <text:p>17.632898755</text:p>
              </table:table-cell>
              <table:table-cell office:value-type="float" office:value="16.351048">
                <text:p>16.35104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.648401921">
                <text:p>17.648401921</text:p>
              </table:table-cell>
              <table:table-cell office:value-type="float" office:value="16.125738">
                <text:p>16.12573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.664011901">
                <text:p>17.664011901</text:p>
              </table:table-cell>
              <table:table-cell office:value-type="float" office:value="16.015396">
                <text:p>16.0153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.679728694">
                <text:p>17.679728694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7.694987716">
                <text:p>17.694987716</text:p>
              </table:table-cell>
              <table:table-cell office:value-type="float" office:value="16.383749">
                <text:p>16.38374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7.710490882">
                <text:p>17.710490882</text:p>
              </table:table-cell>
              <table:table-cell office:value-type="float" office:value="16.125738">
                <text:p>16.12573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7.726085603">
                <text:p>17.726085603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.741817655">
                <text:p>17.741817655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.757091936">
                <text:p>17.757091936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7.772625621">
                <text:p>17.77262562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.788220342">
                <text:p>17.78822034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.803906617">
                <text:p>17.803906617</text:p>
              </table:table-cell>
              <table:table-cell office:value-type="float" office:value="15.937498">
                <text:p>15.93749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7.819211416">
                <text:p>17.819211416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.834745101">
                <text:p>17.834745101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7.850339822">
                <text:p>17.850339822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7.866056615">
                <text:p>17.866056615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7.881361414">
                <text:p>17.881361414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7.896910358">
                <text:p>17.896910358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7.912505079">
                <text:p>17.912505079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.928237131">
                <text:p>17.928237131</text:p>
              </table:table-cell>
              <table:table-cell office:value-type="float" office:value="15.891125">
                <text:p>15.8911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7.94354193">
                <text:p>17.94354193</text:p>
              </table:table-cell>
              <table:table-cell office:value-type="float" office:value="16.334745">
                <text:p>16.33474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.959090874">
                <text:p>17.959090874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.974685595">
                <text:p>17.974685595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7.990402388">
                <text:p>17.990402388</text:p>
              </table:table-cell>
              <table:table-cell office:value-type="float" office:value="15.906552">
                <text:p>15.9065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8.005676669">
                <text:p>18.005676669</text:p>
              </table:table-cell>
              <table:table-cell office:value-type="float" office:value="16.367382">
                <text:p>16.36738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8.021225613">
                <text:p>18.021225613</text:p>
              </table:table-cell>
              <table:table-cell office:value-type="float" office:value="16.078262">
                <text:p>16.0782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8.036820334">
                <text:p>18.036820334</text:p>
              </table:table-cell>
              <table:table-cell office:value-type="float" office:value="16.031067">
                <text:p>16.03106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.052537127">
                <text:p>18.052537127</text:p>
              </table:table-cell>
              <table:table-cell office:value-type="float" office:value="15.906552">
                <text:p>15.906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